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14.56cm" svg:x="-0.013cm" svg:y="0.0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7cm" fo:margin-bottom="0cm" fo:text-indent="0cm"/>
      <style:text-properties fo:font-size="19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7cm" fo:margin-bottom="0cm" fo:text-indent="0cm"/>
      <style:text-properties fo:font-size="16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4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4.679cm" svg:x="1cm" svg:y="3.933cm"/>
      <draw:page-thumbnail draw:layer="backgroundobjects" svg:width="8.999cm" svg:height="4.679cm" svg:x="1cm" svg:y="12.509cm"/>
      <draw:page-thumbnail draw:layer="backgroundobjects" svg:width="8.999cm" svg:height="4.679cm" svg:x="1cm" svg:y="21.085cm"/>
      <draw:page-thumbnail draw:layer="backgroundobjects" svg:width="8.999cm" svg:height="4.679cm" svg:x="11cm" svg:y="3.933cm"/>
      <draw:page-thumbnail draw:layer="backgroundobjects" svg:width="8.999cm" svg:height="4.679cm" svg:x="11cm" svg:y="12.509cm"/>
      <draw:page-thumbnail draw:layer="backgroundobjects" svg:width="8.999cm" svg:height="4.679cm" svg:x="11cm" svg:y="21.085cm"/>
    </style:handout-master>
    <style:master-page style:name="Standard" style:page-layout-name="PM1" draw:style-name="Mdp1">
      <draw:frame presentation:style-name="Standard-title" draw:layer="backgroundobjects" svg:width="25.199cm" svg:height="2.431cm" svg:x="1.4cm" svg:y="0.58cm" presentation:class="title" presentation:placeholder="true">
        <draw:text-box/>
      </draw:frame>
      <draw:frame presentation:style-name="Standard-outline1" draw:layer="backgroundobjects" svg:width="25.199cm" svg:height="8.444cm" svg:x="1.4cm" svg:y="3.407cm" presentation:class="outline" presentation:placeholder="true">
        <draw:text-box/>
      </draw:frame>
      <draw:frame presentation:style-name="Mpr1" draw:text-style-name="MP2" draw:layer="backgroundobjects" svg:width="6.523cm" svg:height="1.004cm" svg:x="1.4cm" svg:y="13.2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04cm" svg:x="9.576cm" svg:y="13.2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04cm" svg:x="20.076cm" svg:y="13.26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1:46:44.961000000</meta:creation-date>
    <dc:date>2016-01-11T12:38:49.221000000</dc:date>
    <meta:editing-duration>PT20M20S</meta:editing-duration>
    <meta:editing-cycles>1</meta:editing-cycles>
    <meta:document-statistic meta:object-count="24"/>
    <meta:generator>LibreOffice/4.4.5.2$Windows_x86 LibreOffice_project/a22f674fd25a3b6f45bdebf25400ed2adff0ff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14.561cm" xlink:href="." xlink:type="simple" chart:class="chart:scatter" chart:style-name="ch1">
        <chart:plot-area chart:style-name="ch2" chart:data-source-has-labels="both" svg:x="1.863cm" svg:y="0.291cm" svg:width="25.578cm" svg:height="12.706cm">
          <chartooo:coordinate-region svg:x="2.749cm" svg:y="0.543cm" svg:width="24.374cm" svg:height="11.701cm"/>
          <chart:axis chart:dimension="x" chart:name="primary-x" chart:style-name="ch3" chartooo:axis-type="auto">
            <chart:title svg:x="14.166cm" svg:y="13.288cm" chart:style-name="ch4">
              <text:p>t (s)</text:p>
            </chart:title>
            <chart:categories table:cell-range-address="local-table.$A$2:.$A$3166"/>
          </chart:axis>
          <chart:axis chart:dimension="y" chart:name="primary-y" chart:style-name="ch5">
            <chart:title svg:x="0.451cm" svg:y="10.001cm" chart:style-name="ch6">
              <text:p>Specular spot intensity (arb. unit)</text:p>
            </chart:title>
            <chart:grid chart:style-name="ch7" chart:class="major"/>
          </chart:axis>
          <chart:series chart:style-name="ch8" chart:values-cell-range-address="local-table.$C$2:.$C$3166" chart:label-cell-address="local-table.$C$1" chart:class="chart:scatter">
            <chart:domain table:cell-range-address="local-table.$B$2:.$B$3166"/>
            <chart:data-point chart:repeated="3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6.125">
                <text:p>106.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5.417">
                <text:p>105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5.729">
                <text:p>105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6.375">
                <text:p>106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5.458">
                <text:p>105.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05.625">
                <text:p>105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06.833">
                <text:p>106.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6.312">
                <text:p>106.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05.625">
                <text:p>105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5.562">
                <text:p>105.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6.646">
                <text:p>106.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06.062">
                <text:p>106.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06.167">
                <text:p>106.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05.771">
                <text:p>105.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05.937">
                <text:p>105.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06.021">
                <text:p>106.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05.667">
                <text:p>105.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06.167">
                <text:p>106.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06.354">
                <text:p>106.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06.292">
                <text:p>106.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06.146">
                <text:p>106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06.271">
                <text:p>106.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06.687">
                <text:p>106.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05.312">
                <text:p>105.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06.187">
                <text:p>106.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06.542">
                <text:p>106.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06.042">
                <text:p>106.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7.083">
                <text:p>107.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03.646">
                <text:p>103.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95.4792">
                <text:p>95.4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93.2917">
                <text:p>93.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9.8958">
                <text:p>89.8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89.5208">
                <text:p>89.5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86.6875">
                <text:p>86.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85.2708">
                <text:p>85.2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84.7917">
                <text:p>84.7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85.1875">
                <text:p>85.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83.8958">
                <text:p>83.8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84.3333">
                <text:p>84.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83.8333">
                <text:p>83.8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84.7708">
                <text:p>84.7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83.7083">
                <text:p>83.70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83.625">
                <text:p>83.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84.4792">
                <text:p>84.4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3.375">
                <text:p>83.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84.1458">
                <text:p>84.1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83.8542">
                <text:p>83.8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83.6875">
                <text:p>83.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83.4583">
                <text:p>83.4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83.2917">
                <text:p>83.2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82.6667">
                <text:p>82.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82.8542">
                <text:p>82.8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83.6042">
                <text:p>83.6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83.2917">
                <text:p>83.2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82.2083">
                <text:p>82.2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82.3958">
                <text:p>82.3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81.5625">
                <text:p>81.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2.4375">
                <text:p>82.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82.5833">
                <text:p>82.5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82.4792">
                <text:p>82.4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2.9167">
                <text:p>82.9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2.1667">
                <text:p>82.1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82.8125">
                <text:p>82.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82.4375">
                <text:p>82.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82.4167">
                <text:p>82.4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82.4583">
                <text:p>82.4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82.2083">
                <text:p>82.2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80.9583">
                <text:p>80.9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81.5208">
                <text:p>81.5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80.4792">
                <text:p>80.4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81.5417">
                <text:p>81.54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83.3542">
                <text:p>83.3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83.9583">
                <text:p>83.95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84.8958">
                <text:p>84.8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86.0625">
                <text:p>86.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86.4583">
                <text:p>86.4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86.625">
                <text:p>86.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88.0625">
                <text:p>88.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87.2708">
                <text:p>87.2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88.1875">
                <text:p>88.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88.0833">
                <text:p>88.08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88.4583">
                <text:p>88.45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89.1458">
                <text:p>89.14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88.9167">
                <text:p>88.91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90.3958">
                <text:p>90.39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90.4583">
                <text:p>90.4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90.625">
                <text:p>90.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91.4375">
                <text:p>91.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91.0417">
                <text:p>91.0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92.2917">
                <text:p>92.2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90.8958">
                <text:p>90.8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91.0833">
                <text:p>91.08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91.6875">
                <text:p>91.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91.875">
                <text:p>91.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91.9167">
                <text:p>91.9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91.1458">
                <text:p>91.1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90.3125">
                <text:p>90.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91.6458">
                <text:p>91.6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91.3958">
                <text:p>91.3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92.1667">
                <text:p>92.1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91.8958">
                <text:p>91.8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91.9375">
                <text:p>91.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04.292">
                <text:p>104.2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22.896">
                <text:p>122.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38.792">
                <text:p>138.7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59.562">
                <text:p>159.5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69.208">
                <text:p>169.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81.042">
                <text:p>181.0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86.646">
                <text:p>186.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91.062">
                <text:p>191.0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96.896">
                <text:p>196.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203.292">
                <text:p>203.2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207.896">
                <text:p>207.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210.208">
                <text:p>210.2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211.062">
                <text:p>211.0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211.646">
                <text:p>211.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213.854">
                <text:p>213.8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213.437">
                <text:p>213.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214.437">
                <text:p>214.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215.333">
                <text:p>215.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215.583">
                <text:p>215.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215.354">
                <text:p>215.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216.562">
                <text:p>216.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217.646">
                <text:p>217.6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217.187">
                <text:p>217.1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217.146">
                <text:p>217.1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217.979">
                <text:p>217.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217.958">
                <text:p>217.9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218.875">
                <text:p>218.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217.958">
                <text:p>217.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217.896">
                <text:p>217.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219.021">
                <text:p>219.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218.562">
                <text:p>218.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218.979">
                <text:p>218.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218.812">
                <text:p>218.8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219.333">
                <text:p>219.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218.896">
                <text:p>218.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219.521">
                <text:p>219.5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219.167">
                <text:p>219.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218.417">
                <text:p>218.4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219.104">
                <text:p>219.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219.562">
                <text:p>219.5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219.146">
                <text:p>219.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219.333">
                <text:p>219.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218.458">
                <text:p>218.4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216.146">
                <text:p>216.1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215.229">
                <text:p>215.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216.437">
                <text:p>216.4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216.417">
                <text:p>216.4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216.396">
                <text:p>216.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216.146">
                <text:p>216.1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217.292">
                <text:p>217.2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217.729">
                <text:p>217.7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217.729">
                <text:p>217.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218.833">
                <text:p>218.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218.687">
                <text:p>218.6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219.167">
                <text:p>219.1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218.625">
                <text:p>218.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219.292">
                <text:p>219.2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219.479">
                <text:p>219.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219.521">
                <text:p>219.5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219.667">
                <text:p>219.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219.625">
                <text:p>219.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220.437">
                <text:p>220.4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220.167">
                <text:p>220.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219.396">
                <text:p>219.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220.125">
                <text:p>220.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220.125">
                <text:p>220.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220.458">
                <text:p>220.4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220.937">
                <text:p>220.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220.687">
                <text:p>220.6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221.417">
                <text:p>221.4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221.167">
                <text:p>221.1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220.812">
                <text:p>220.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221.062">
                <text:p>221.0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221.271">
                <text:p>221.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220.312">
                <text:p>220.3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220.437">
                <text:p>220.4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219.042">
                <text:p>219.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219.312">
                <text:p>219.3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219.396">
                <text:p>219.3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218.875">
                <text:p>218.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218.521">
                <text:p>218.5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218.146">
                <text:p>218.1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218.479">
                <text:p>218.4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218.208">
                <text:p>218.2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217.375">
                <text:p>217.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218.521">
                <text:p>218.5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217.542">
                <text:p>217.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216.75">
                <text:p>216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217.396">
                <text:p>217.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216.979">
                <text:p>216.9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217.083">
                <text:p>217.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217.062">
                <text:p>217.0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217.667">
                <text:p>217.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216.625">
                <text:p>216.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216.708">
                <text:p>216.7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216.312">
                <text:p>216.3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216.708">
                <text:p>216.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216.771">
                <text:p>216.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216.687">
                <text:p>216.6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216.312">
                <text:p>216.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215.792">
                <text:p>215.7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216.083">
                <text:p>216.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216.125">
                <text:p>216.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216.354">
                <text:p>216.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215.167">
                <text:p>215.1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215.979">
                <text:p>215.9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216.771">
                <text:p>216.7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214.792">
                <text:p>214.7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195.021">
                <text:p>195.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179.937">
                <text:p>179.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158.208">
                <text:p>158.2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128.667">
                <text:p>128.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98.2708">
                <text:p>98.2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85.7917">
                <text:p>85.79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80.8542">
                <text:p>80.85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75.3333">
                <text:p>75.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73.9375">
                <text:p>73.9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74.6458">
                <text:p>74.6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73.9375">
                <text:p>73.9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74.0625">
                <text:p>74.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74.3542">
                <text:p>74.3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74.8542">
                <text:p>74.85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74.5417">
                <text:p>74.54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73.6042">
                <text:p>73.6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73.6458">
                <text:p>73.64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74.0208">
                <text:p>74.02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74.8125">
                <text:p>74.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74.1042">
                <text:p>74.10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75.0417">
                <text:p>75.04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73.7083">
                <text:p>73.7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74.3333">
                <text:p>74.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74.4792">
                <text:p>74.47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74.0833">
                <text:p>74.08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74.2917">
                <text:p>74.29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74.7292">
                <text:p>74.7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74.6875">
                <text:p>74.6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74.5625">
                <text:p>74.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74.6042">
                <text:p>74.6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74.4167">
                <text:p>74.41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74.9375">
                <text:p>74.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74.9375">
                <text:p>74.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75.0208">
                <text:p>75.02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75.5625">
                <text:p>75.5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73.0833">
                <text:p>73.0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75.4583">
                <text:p>75.45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76.7292">
                <text:p>76.7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76.3958">
                <text:p>76.39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76.7292">
                <text:p>76.72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77.1875">
                <text:p>77.1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77.5417">
                <text:p>77.54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77.8333">
                <text:p>77.8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78.4792">
                <text:p>78.47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79.0208">
                <text:p>79.02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79.1875">
                <text:p>79.1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79.4375">
                <text:p>79.4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80.1042">
                <text:p>80.10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80.7708">
                <text:p>80.77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81.0208">
                <text:p>81.02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81.2292">
                <text:p>81.22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83.0625">
                <text:p>83.0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83.0208">
                <text:p>83.02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83.3542">
                <text:p>83.35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83.875">
                <text:p>83.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83.7917">
                <text:p>83.79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85.125">
                <text:p>85.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84.625">
                <text:p>84.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85.0417">
                <text:p>85.04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85.8542">
                <text:p>85.85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85.7083">
                <text:p>85.70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85.9583">
                <text:p>85.95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86.875">
                <text:p>86.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87.0208">
                <text:p>87.0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87.3958">
                <text:p>87.3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93.3958">
                <text:p>93.39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102.625">
                <text:p>102.6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119.917">
                <text:p>119.9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127.354">
                <text:p>127.3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139.521">
                <text:p>139.5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143.854">
                <text:p>143.8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149.667">
                <text:p>149.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156.167">
                <text:p>156.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158.729">
                <text:p>158.7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161.062">
                <text:p>161.0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162.646">
                <text:p>162.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163.437">
                <text:p>163.4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162.562">
                <text:p>162.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162.354">
                <text:p>162.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163.208">
                <text:p>163.2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161.917">
                <text:p>161.9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162.146">
                <text:p>162.1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162.437">
                <text:p>162.4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163.021">
                <text:p>163.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161.521">
                <text:p>161.5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160.979">
                <text:p>160.9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161.604">
                <text:p>161.6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161.667">
                <text:p>161.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160.646">
                <text:p>160.6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160.75">
                <text:p>160.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162.021">
                <text:p>162.0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160.771">
                <text:p>160.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161.687">
                <text:p>161.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160.062">
                <text:p>160.0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160.792">
                <text:p>160.7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161.375">
                <text:p>161.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160.833">
                <text:p>160.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159.542">
                <text:p>159.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160.062">
                <text:p>160.0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160.604">
                <text:p>160.6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159.167">
                <text:p>159.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160.229">
                <text:p>160.2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159.917">
                <text:p>159.9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160.771">
                <text:p>160.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159.542">
                <text:p>159.5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159.521">
                <text:p>159.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160.229">
                <text:p>160.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160.312">
                <text:p>160.3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159.333">
                <text:p>159.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159.25">
                <text:p>159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159.625">
                <text:p>159.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159.271">
                <text:p>159.2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159.75">
                <text:p>159.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158.375">
                <text:p>158.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158.729">
                <text:p>158.7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158.917">
                <text:p>158.9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158.208">
                <text:p>158.2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158.437">
                <text:p>158.4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158.625">
                <text:p>158.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158.854">
                <text:p>158.8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158.292">
                <text:p>158.2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158.042">
                <text:p>158.0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157.917">
                <text:p>157.9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158.167">
                <text:p>158.1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157.271">
                <text:p>157.2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157.417">
                <text:p>157.4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157.854">
                <text:p>157.8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158.271">
                <text:p>158.2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156.875">
                <text:p>156.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157.708">
                <text:p>157.7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157.75">
                <text:p>157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157.021">
                <text:p>157.0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157.792">
                <text:p>157.7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156.729">
                <text:p>156.7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157.875">
                <text:p>157.8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157.062">
                <text:p>157.0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155.771">
                <text:p>155.7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155.75">
                <text:p>155.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156.896">
                <text:p>156.8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156.125">
                <text:p>156.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156.292">
                <text:p>156.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156.708">
                <text:p>156.7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155.958">
                <text:p>155.9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155.583">
                <text:p>155.5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155.625">
                <text:p>155.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152.083">
                <text:p>152.0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152.167">
                <text:p>152.1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151.146">
                <text:p>151.1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150.271">
                <text:p>150.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149.125">
                <text:p>149.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150.021">
                <text:p>150.0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149.562">
                <text:p>149.5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148.812">
                <text:p>148.8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148.833">
                <text:p>148.8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148.667">
                <text:p>148.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148.771">
                <text:p>148.7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148.146">
                <text:p>148.1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148.104">
                <text:p>148.1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148.458">
                <text:p>148.4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147.729">
                <text:p>147.7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147.396">
                <text:p>147.3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147.062">
                <text:p>147.0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147.437">
                <text:p>147.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147.437">
                <text:p>147.4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146.625">
                <text:p>146.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145.979">
                <text:p>145.9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145.917">
                <text:p>145.9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146.979">
                <text:p>146.9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145.896">
                <text:p>145.8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146.437">
                <text:p>146.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145.917">
                <text:p>145.9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145.875">
                <text:p>145.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145.792">
                <text:p>145.7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145.771">
                <text:p>145.7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145.729">
                <text:p>145.7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145.437">
                <text:p>145.4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146.125">
                <text:p>146.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144.479">
                <text:p>144.4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140.562">
                <text:p>140.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120.229">
                <text:p>120.2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92.5625">
                <text:p>92.5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76.9583">
                <text:p>76.95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51.9792">
                <text:p>51.97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42.8958">
                <text:p>42.89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43.6042">
                <text:p>43.6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44.7083">
                <text:p>44.70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45.3125">
                <text:p>45.3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44.7292">
                <text:p>44.72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44.9792">
                <text:p>44.97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45.0208">
                <text:p>45.02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45.1667">
                <text:p>45.1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45.1875">
                <text:p>45.1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45.4375">
                <text:p>45.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45.6667">
                <text:p>45.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45.2292">
                <text:p>45.22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46.1042">
                <text:p>46.10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45.6875">
                <text:p>45.68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45.6458">
                <text:p>45.64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45.3333">
                <text:p>45.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46.9583">
                <text:p>46.95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47.0208">
                <text:p>47.02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45.4792">
                <text:p>45.47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51.5625">
                <text:p>51.56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59.7917">
                <text:p>59.79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66.7292">
                <text:p>66.7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74.0417">
                <text:p>74.04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85.8542">
                <text:p>85.85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105.292">
                <text:p>105.2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110.792">
                <text:p>110.7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115.479">
                <text:p>115.4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120.333">
                <text:p>120.3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122.125">
                <text:p>122.1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125.042">
                <text:p>125.0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126.708">
                <text:p>126.7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127.271">
                <text:p>127.2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129.062">
                <text:p>129.0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129.646">
                <text:p>129.6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130.937">
                <text:p>130.9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132.021">
                <text:p>132.0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132.687">
                <text:p>132.6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132.562">
                <text:p>132.5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133.958">
                <text:p>133.9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134.333">
                <text:p>134.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136.437">
                <text:p>136.4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135.812">
                <text:p>135.8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136.083">
                <text:p>136.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136.104">
                <text:p>136.1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136.729">
                <text:p>136.7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137.771">
                <text:p>137.7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138.521">
                <text:p>138.5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138.667">
                <text:p>138.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138.604">
                <text:p>138.6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139.687">
                <text:p>139.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139.062">
                <text:p>139.0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140.521">
                <text:p>140.5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140.646">
                <text:p>140.6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141.687">
                <text:p>141.6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140.625">
                <text:p>140.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141.312">
                <text:p>141.3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141.167">
                <text:p>141.1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141.375">
                <text:p>141.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141.979">
                <text:p>141.9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141.896">
                <text:p>141.8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142.521">
                <text:p>142.5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142.271">
                <text:p>142.2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142.771">
                <text:p>142.7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142.958">
                <text:p>142.9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144.542">
                <text:p>144.5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144.396">
                <text:p>144.3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144.125">
                <text:p>144.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143.792">
                <text:p>143.7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144.271">
                <text:p>144.2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144.542">
                <text:p>144.5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145.646">
                <text:p>145.6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145.292">
                <text:p>145.2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145.896">
                <text:p>145.8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145.333">
                <text:p>145.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145.333">
                <text:p>145.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146.062">
                <text:p>146.0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146.167">
                <text:p>146.1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145.875">
                <text:p>145.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146.417">
                <text:p>146.4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146.896">
                <text:p>146.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146.083">
                <text:p>146.0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146.812">
                <text:p>146.8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146.958">
                <text:p>146.9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148.021">
                <text:p>148.0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147.208">
                <text:p>147.2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147.042">
                <text:p>147.0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147.062">
                <text:p>147.0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147.021">
                <text:p>147.0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146.958">
                <text:p>146.9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147.083">
                <text:p>147.0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147.979">
                <text:p>147.9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147.521">
                <text:p>147.5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147.521">
                <text:p>147.5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148.25">
                <text:p>148.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146.333">
                <text:p>146.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142.271">
                <text:p>142.2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141.271">
                <text:p>141.2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139.271">
                <text:p>139.2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136.708">
                <text:p>136.7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136.958">
                <text:p>136.9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135.646">
                <text:p>135.6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135.437">
                <text:p>135.4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135.375">
                <text:p>135.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133.479">
                <text:p>133.4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133.562">
                <text:p>133.5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133.208">
                <text:p>133.2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134.437">
                <text:p>134.4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133.021">
                <text:p>133.0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132.042">
                <text:p>132.0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132.271">
                <text:p>132.2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131.729">
                <text:p>131.7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132.062">
                <text:p>132.0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131.687">
                <text:p>131.6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132.146">
                <text:p>132.1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131.646">
                <text:p>131.6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131.229">
                <text:p>131.2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131.625">
                <text:p>131.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130.604">
                <text:p>130.6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132.062">
                <text:p>132.0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130.812">
                <text:p>130.8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131.083">
                <text:p>131.0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130.146">
                <text:p>130.1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130.229">
                <text:p>130.2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130.687">
                <text:p>130.6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129.979">
                <text:p>129.9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129.229">
                <text:p>129.2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107.146">
                <text:p>107.1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95.0417">
                <text:p>95.0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85.6042">
                <text:p>85.604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68.1667">
                <text:p>68.1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69.1875">
                <text:p>69.1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71.5417">
                <text:p>71.54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71.6667">
                <text:p>71.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71.2083">
                <text:p>71.20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71.0417">
                <text:p>71.04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70.5208">
                <text:p>70.52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70.625">
                <text:p>70.6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70.4375">
                <text:p>70.4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70.1667">
                <text:p>70.1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70.9792">
                <text:p>70.97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70.4792">
                <text:p>70.47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70.1875">
                <text:p>70.1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70.7083">
                <text:p>70.70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70.2917">
                <text:p>70.29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70.5833">
                <text:p>70.58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70.8125">
                <text:p>70.8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70.8958">
                <text:p>70.89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71.4375">
                <text:p>71.43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70.5833">
                <text:p>70.58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71.4792">
                <text:p>71.47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71.1875">
                <text:p>71.1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70.7708">
                <text:p>70.77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71.875">
                <text:p>71.8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71.0208">
                <text:p>71.02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71.1875">
                <text:p>71.18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70.9375">
                <text:p>70.93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71.4792">
                <text:p>71.47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71.2708">
                <text:p>71.27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72.0208">
                <text:p>72.02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">
                <text:p>81.1</text:p>
              </table:table-cell>
              <table:table-cell office:value-type="float" office:value="71.4583">
                <text:p>71.45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">
                <text:p>81.2</text:p>
              </table:table-cell>
              <table:table-cell office:value-type="float" office:value="71.6667">
                <text:p>71.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">
                <text:p>81.3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">
                <text:p>81.4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">
                <text:p>81.5</text:p>
              </table:table-cell>
              <table:table-cell office:value-type="float" office:value="71.4375">
                <text:p>71.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">
                <text:p>81.6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">
                <text:p>81.7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">
                <text:p>81.8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">
                <text:p>81.9</text:p>
              </table:table-cell>
              <table:table-cell office:value-type="float" office:value="71.7292">
                <text:p>71.72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  <table:table-cell office:value-type="float" office:value="71.5417">
                <text:p>71.54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">
                <text:p>82.1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">
                <text:p>82.2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">
                <text:p>82.3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">
                <text:p>82.4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">
                <text:p>82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">
                <text:p>82.6</text:p>
              </table:table-cell>
              <table:table-cell office:value-type="float" office:value="71.7083">
                <text:p>71.70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">
                <text:p>82.7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">
                <text:p>82.8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">
                <text:p>82.9</text:p>
              </table:table-cell>
              <table:table-cell office:value-type="float" office:value="72.1875">
                <text:p>72.1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">
                <text:p>83.1</text:p>
              </table:table-cell>
              <table:table-cell office:value-type="float" office:value="71.7292">
                <text:p>71.72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">
                <text:p>83.2</text:p>
              </table:table-cell>
              <table:table-cell office:value-type="float" office:value="71.6042">
                <text:p>71.60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">
                <text:p>83.3</text:p>
              </table:table-cell>
              <table:table-cell office:value-type="float" office:value="71.9583">
                <text:p>71.95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">
                <text:p>83.4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">
                <text:p>83.5</text:p>
              </table:table-cell>
              <table:table-cell office:value-type="float" office:value="70.875">
                <text:p>70.8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">
                <text:p>83.6</text:p>
              </table:table-cell>
              <table:table-cell office:value-type="float" office:value="69.5208">
                <text:p>69.52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">
                <text:p>83.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">
                <text:p>83.8</text:p>
              </table:table-cell>
              <table:table-cell office:value-type="float" office:value="70.2708">
                <text:p>70.27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">
                <text:p>83.9</text:p>
              </table:table-cell>
              <table:table-cell office:value-type="float" office:value="69.7083">
                <text:p>69.70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69.7917">
                <text:p>69.79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">
                <text:p>84.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">
                <text:p>84.2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">
                <text:p>84.3</text:p>
              </table:table-cell>
              <table:table-cell office:value-type="float" office:value="69.6042">
                <text:p>69.60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">
                <text:p>84.4</text:p>
              </table:table-cell>
              <table:table-cell office:value-type="float" office:value="69.3958">
                <text:p>69.39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">
                <text:p>84.5</text:p>
              </table:table-cell>
              <table:table-cell office:value-type="float" office:value="69.9792">
                <text:p>69.97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">
                <text:p>84.6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">
                <text:p>84.7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">
                <text:p>84.8</text:p>
              </table:table-cell>
              <table:table-cell office:value-type="float" office:value="70.7292">
                <text:p>70.72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">
                <text:p>84.9</text:p>
              </table:table-cell>
              <table:table-cell office:value-type="float" office:value="70.9375">
                <text:p>70.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">
                <text:p>85</text:p>
              </table:table-cell>
              <table:table-cell office:value-type="float" office:value="71.0833">
                <text:p>71.08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">
                <text:p>85.1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">
                <text:p>85.2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">
                <text:p>85.3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">
                <text:p>85.4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">
                <text:p>85.5</text:p>
              </table:table-cell>
              <table:table-cell office:value-type="float" office:value="71.6458">
                <text:p>71.64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">
                <text:p>85.6</text:p>
              </table:table-cell>
              <table:table-cell office:value-type="float" office:value="71.9375">
                <text:p>71.93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">
                <text:p>85.7</text:p>
              </table:table-cell>
              <table:table-cell office:value-type="float" office:value="72.3958">
                <text:p>72.39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">
                <text:p>85.8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">
                <text:p>85.9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">
                <text:p>86</text:p>
              </table:table-cell>
              <table:table-cell office:value-type="float" office:value="72.625">
                <text:p>72.6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">
                <text:p>86.1</text:p>
              </table:table-cell>
              <table:table-cell office:value-type="float" office:value="72.7292">
                <text:p>72.72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">
                <text:p>86.2</text:p>
              </table:table-cell>
              <table:table-cell office:value-type="float" office:value="72.5833">
                <text:p>72.58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">
                <text:p>86.3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">
                <text:p>86.4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">
                <text:p>86.5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">
                <text:p>86.6</text:p>
              </table:table-cell>
              <table:table-cell office:value-type="float" office:value="72.9167">
                <text:p>72.91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">
                <text:p>86.7</text:p>
              </table:table-cell>
              <table:table-cell office:value-type="float" office:value="73.8958">
                <text:p>73.89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">
                <text:p>86.8</text:p>
              </table:table-cell>
              <table:table-cell office:value-type="float" office:value="74.2708">
                <text:p>74.27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">
                <text:p>86.9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">
                <text:p>87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">
                <text:p>87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">
                <text:p>87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">
                <text:p>87.3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">
                <text:p>87.4</text:p>
              </table:table-cell>
              <table:table-cell office:value-type="float" office:value="73.9167">
                <text:p>73.91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">
                <text:p>87.5</text:p>
              </table:table-cell>
              <table:table-cell office:value-type="float" office:value="74.5833">
                <text:p>74.58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">
                <text:p>87.6</text:p>
              </table:table-cell>
              <table:table-cell office:value-type="float" office:value="74.125">
                <text:p>74.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">
                <text:p>87.7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">
                <text:p>87.8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">
                <text:p>87.9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">
                <text:p>88</text:p>
              </table:table-cell>
              <table:table-cell office:value-type="float" office:value="78.3125">
                <text:p>78.3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">
                <text:p>88.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">
                <text:p>88.2</text:p>
              </table:table-cell>
              <table:table-cell office:value-type="float" office:value="89.5417">
                <text:p>89.54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">
                <text:p>88.3</text:p>
              </table:table-cell>
              <table:table-cell office:value-type="float" office:value="94.5417">
                <text:p>94.54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">
                <text:p>88.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">
                <text:p>88.5</text:p>
              </table:table-cell>
              <table:table-cell office:value-type="float" office:value="108.792">
                <text:p>108.7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">
                <text:p>88.6</text:p>
              </table:table-cell>
              <table:table-cell office:value-type="float" office:value="116.687">
                <text:p>116.6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">
                <text:p>88.7</text:p>
              </table:table-cell>
              <table:table-cell office:value-type="float" office:value="118.458">
                <text:p>118.4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">
                <text:p>88.8</text:p>
              </table:table-cell>
              <table:table-cell office:value-type="float" office:value="120.479">
                <text:p>120.4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">
                <text:p>88.9</text:p>
              </table:table-cell>
              <table:table-cell office:value-type="float" office:value="121.937">
                <text:p>121.9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">
                <text:p>89</text:p>
              </table:table-cell>
              <table:table-cell office:value-type="float" office:value="122.646">
                <text:p>122.6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">
                <text:p>89.1</text:p>
              </table:table-cell>
              <table:table-cell office:value-type="float" office:value="122.271">
                <text:p>122.2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">
                <text:p>89.2</text:p>
              </table:table-cell>
              <table:table-cell office:value-type="float" office:value="123.479">
                <text:p>123.4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">
                <text:p>89.3</text:p>
              </table:table-cell>
              <table:table-cell office:value-type="float" office:value="123.208">
                <text:p>123.2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">
                <text:p>89.4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">
                <text:p>89.5</text:p>
              </table:table-cell>
              <table:table-cell office:value-type="float" office:value="123.458">
                <text:p>123.4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">
                <text:p>89.6</text:p>
              </table:table-cell>
              <table:table-cell office:value-type="float" office:value="123.458">
                <text:p>123.4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">
                <text:p>89.7</text:p>
              </table:table-cell>
              <table:table-cell office:value-type="float" office:value="123.396">
                <text:p>123.3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">
                <text:p>89.8</text:p>
              </table:table-cell>
              <table:table-cell office:value-type="float" office:value="124.021">
                <text:p>124.0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">
                <text:p>89.9</text:p>
              </table:table-cell>
              <table:table-cell office:value-type="float" office:value="123.396">
                <text:p>123.3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">
                <text:p>90</text:p>
              </table:table-cell>
              <table:table-cell office:value-type="float" office:value="123.854">
                <text:p>123.8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">
                <text:p>90.1</text:p>
              </table:table-cell>
              <table:table-cell office:value-type="float" office:value="123.646">
                <text:p>123.6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">
                <text:p>90.2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">
                <text:p>90.3</text:p>
              </table:table-cell>
              <table:table-cell office:value-type="float" office:value="124.229">
                <text:p>124.2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">
                <text:p>90.4</text:p>
              </table:table-cell>
              <table:table-cell office:value-type="float" office:value="124.854">
                <text:p>124.8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">
                <text:p>90.5</text:p>
              </table:table-cell>
              <table:table-cell office:value-type="float" office:value="124.062">
                <text:p>124.0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">
                <text:p>90.6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">
                <text:p>90.7</text:p>
              </table:table-cell>
              <table:table-cell office:value-type="float" office:value="123.812">
                <text:p>123.8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">
                <text:p>90.8</text:p>
              </table:table-cell>
              <table:table-cell office:value-type="float" office:value="123.583">
                <text:p>123.5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">
                <text:p>90.9</text:p>
              </table:table-cell>
              <table:table-cell office:value-type="float" office:value="123.604">
                <text:p>123.6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">
                <text:p>91</text:p>
              </table:table-cell>
              <table:table-cell office:value-type="float" office:value="124.396">
                <text:p>124.3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">
                <text:p>91.1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">
                <text:p>91.2</text:p>
              </table:table-cell>
              <table:table-cell office:value-type="float" office:value="124.021">
                <text:p>124.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">
                <text:p>91.3</text:p>
              </table:table-cell>
              <table:table-cell office:value-type="float" office:value="125.104">
                <text:p>125.1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">
                <text:p>91.4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">
                <text:p>91.5</text:p>
              </table:table-cell>
              <table:table-cell office:value-type="float" office:value="124.437">
                <text:p>124.4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">
                <text:p>91.6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">
                <text:p>91.7</text:p>
              </table:table-cell>
              <table:table-cell office:value-type="float" office:value="124.833">
                <text:p>124.8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">
                <text:p>91.8</text:p>
              </table:table-cell>
              <table:table-cell office:value-type="float" office:value="124.583">
                <text:p>124.5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">
                <text:p>91.9</text:p>
              </table:table-cell>
              <table:table-cell office:value-type="float" office:value="124.521">
                <text:p>124.5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  <table:table-cell office:value-type="float" office:value="124.604">
                <text:p>124.6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">
                <text:p>92.1</text:p>
              </table:table-cell>
              <table:table-cell office:value-type="float" office:value="124.562">
                <text:p>124.5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">
                <text:p>92.2</text:p>
              </table:table-cell>
              <table:table-cell office:value-type="float" office:value="124.354">
                <text:p>124.3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">
                <text:p>92.3</text:p>
              </table:table-cell>
              <table:table-cell office:value-type="float" office:value="123.958">
                <text:p>123.9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">
                <text:p>92.4</text:p>
              </table:table-cell>
              <table:table-cell office:value-type="float" office:value="124.354">
                <text:p>124.3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">
                <text:p>92.5</text:p>
              </table:table-cell>
              <table:table-cell office:value-type="float" office:value="124.292">
                <text:p>124.2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">
                <text:p>92.6</text:p>
              </table:table-cell>
              <table:table-cell office:value-type="float" office:value="125.042">
                <text:p>125.0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">
                <text:p>92.7</text:p>
              </table:table-cell>
              <table:table-cell office:value-type="float" office:value="124.125">
                <text:p>124.1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">
                <text:p>92.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">
                <text:p>92.9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  <table:table-cell office:value-type="float" office:value="124.646">
                <text:p>124.6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">
                <text:p>93.1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">
                <text:p>93.2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">
                <text:p>93.3</text:p>
              </table:table-cell>
              <table:table-cell office:value-type="float" office:value="124.271">
                <text:p>124.2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">
                <text:p>93.4</text:p>
              </table:table-cell>
              <table:table-cell office:value-type="float" office:value="122.937">
                <text:p>122.9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">
                <text:p>93.5</text:p>
              </table:table-cell>
              <table:table-cell office:value-type="float" office:value="123.625">
                <text:p>123.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">
                <text:p>93.6</text:p>
              </table:table-cell>
              <table:table-cell office:value-type="float" office:value="123.917">
                <text:p>123.9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">
                <text:p>93.7</text:p>
              </table:table-cell>
              <table:table-cell office:value-type="float" office:value="124.542">
                <text:p>124.5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">
                <text:p>93.8</text:p>
              </table:table-cell>
              <table:table-cell office:value-type="float" office:value="124.167">
                <text:p>124.1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">
                <text:p>93.9</text:p>
              </table:table-cell>
              <table:table-cell office:value-type="float" office:value="123.917">
                <text:p>123.9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">
                <text:p>94.1</text:p>
              </table:table-cell>
              <table:table-cell office:value-type="float" office:value="124.604">
                <text:p>124.6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">
                <text:p>94.2</text:p>
              </table:table-cell>
              <table:table-cell office:value-type="float" office:value="124.729">
                <text:p>124.7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">
                <text:p>94.3</text:p>
              </table:table-cell>
              <table:table-cell office:value-type="float" office:value="124.375">
                <text:p>124.3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">
                <text:p>94.4</text:p>
              </table:table-cell>
              <table:table-cell office:value-type="float" office:value="124.167">
                <text:p>124.1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">
                <text:p>94.5</text:p>
              </table:table-cell>
              <table:table-cell office:value-type="float" office:value="123.729">
                <text:p>123.7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">
                <text:p>94.6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">
                <text:p>94.7</text:p>
              </table:table-cell>
              <table:table-cell office:value-type="float" office:value="124.458">
                <text:p>124.4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">
                <text:p>94.8</text:p>
              </table:table-cell>
              <table:table-cell office:value-type="float" office:value="124.312">
                <text:p>124.3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">
                <text:p>94.9</text:p>
              </table:table-cell>
              <table:table-cell office:value-type="float" office:value="124.521">
                <text:p>124.5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">
                <text:p>95</text:p>
              </table:table-cell>
              <table:table-cell office:value-type="float" office:value="124.125">
                <text:p>124.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">
                <text:p>95.1</text:p>
              </table:table-cell>
              <table:table-cell office:value-type="float" office:value="124.229">
                <text:p>124.2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">
                <text:p>95.2</text:p>
              </table:table-cell>
              <table:table-cell office:value-type="float" office:value="123.833">
                <text:p>123.8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">
                <text:p>95.3</text:p>
              </table:table-cell>
              <table:table-cell office:value-type="float" office:value="123.979">
                <text:p>123.9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">
                <text:p>95.4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">
                <text:p>95.5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">
                <text:p>95.6</text:p>
              </table:table-cell>
              <table:table-cell office:value-type="float" office:value="123.104">
                <text:p>123.1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">
                <text:p>95.7</text:p>
              </table:table-cell>
              <table:table-cell office:value-type="float" office:value="123.708">
                <text:p>123.7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">
                <text:p>95.8</text:p>
              </table:table-cell>
              <table:table-cell office:value-type="float" office:value="123.937">
                <text:p>123.9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">
                <text:p>95.9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  <table:table-cell office:value-type="float" office:value="123.667">
                <text:p>123.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">
                <text:p>96.1</text:p>
              </table:table-cell>
              <table:table-cell office:value-type="float" office:value="123.646">
                <text:p>123.6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">
                <text:p>96.2</text:p>
              </table:table-cell>
              <table:table-cell office:value-type="float" office:value="123.896">
                <text:p>123.8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">
                <text:p>96.3</text:p>
              </table:table-cell>
              <table:table-cell office:value-type="float" office:value="122.042">
                <text:p>122.0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">
                <text:p>96.4</text:p>
              </table:table-cell>
              <table:table-cell office:value-type="float" office:value="120.771">
                <text:p>120.7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">
                <text:p>96.5</text:p>
              </table:table-cell>
              <table:table-cell office:value-type="float" office:value="120.687">
                <text:p>120.6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">
                <text:p>96.6</text:p>
              </table:table-cell>
              <table:table-cell office:value-type="float" office:value="119.396">
                <text:p>119.3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">
                <text:p>96.7</text:p>
              </table:table-cell>
              <table:table-cell office:value-type="float" office:value="119.604">
                <text:p>119.6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">
                <text:p>96.8</text:p>
              </table:table-cell>
              <table:table-cell office:value-type="float" office:value="118.583">
                <text:p>118.5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">
                <text:p>96.9</text:p>
              </table:table-cell>
              <table:table-cell office:value-type="float" office:value="117.646">
                <text:p>117.6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">
                <text:p>97</text:p>
              </table:table-cell>
              <table:table-cell office:value-type="float" office:value="117.854">
                <text:p>117.8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">
                <text:p>97.1</text:p>
              </table:table-cell>
              <table:table-cell office:value-type="float" office:value="117.396">
                <text:p>117.39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">
                <text:p>97.2</text:p>
              </table:table-cell>
              <table:table-cell office:value-type="float" office:value="118.062">
                <text:p>118.0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">
                <text:p>97.3</text:p>
              </table:table-cell>
              <table:table-cell office:value-type="float" office:value="117.562">
                <text:p>117.5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">
                <text:p>97.4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">
                <text:p>97.5</text:p>
              </table:table-cell>
              <table:table-cell office:value-type="float" office:value="116.729">
                <text:p>116.7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">
                <text:p>97.6</text:p>
              </table:table-cell>
              <table:table-cell office:value-type="float" office:value="116.917">
                <text:p>116.9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">
                <text:p>97.7</text:p>
              </table:table-cell>
              <table:table-cell office:value-type="float" office:value="117.708">
                <text:p>117.7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">
                <text:p>97.8</text:p>
              </table:table-cell>
              <table:table-cell office:value-type="float" office:value="116.896">
                <text:p>116.8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">
                <text:p>97.9</text:p>
              </table:table-cell>
              <table:table-cell office:value-type="float" office:value="116.167">
                <text:p>116.1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">
                <text:p>98</text:p>
              </table:table-cell>
              <table:table-cell office:value-type="float" office:value="116.312">
                <text:p>116.3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">
                <text:p>98.1</text:p>
              </table:table-cell>
              <table:table-cell office:value-type="float" office:value="115.917">
                <text:p>115.9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">
                <text:p>98.2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">
                <text:p>98.3</text:p>
              </table:table-cell>
              <table:table-cell office:value-type="float" office:value="116.062">
                <text:p>116.0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">
                <text:p>98.4</text:p>
              </table:table-cell>
              <table:table-cell office:value-type="float" office:value="115.625">
                <text:p>115.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">
                <text:p>98.5</text:p>
              </table:table-cell>
              <table:table-cell office:value-type="float" office:value="115.958">
                <text:p>115.9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">
                <text:p>98.6</text:p>
              </table:table-cell>
              <table:table-cell office:value-type="float" office:value="114.896">
                <text:p>114.8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">
                <text:p>98.7</text:p>
              </table:table-cell>
              <table:table-cell office:value-type="float" office:value="115.896">
                <text:p>115.8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">
                <text:p>98.8</text:p>
              </table:table-cell>
              <table:table-cell office:value-type="float" office:value="114.625">
                <text:p>114.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  <table:table-cell office:value-type="float" office:value="113.854">
                <text:p>113.8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">
                <text:p>99</text:p>
              </table:table-cell>
              <table:table-cell office:value-type="float" office:value="113.812">
                <text:p>113.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  <table:table-cell office:value-type="float" office:value="113.229">
                <text:p>113.22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">
                <text:p>99.2</text:p>
              </table:table-cell>
              <table:table-cell office:value-type="float" office:value="112.25">
                <text:p>112.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  <table:table-cell office:value-type="float" office:value="112.937">
                <text:p>112.9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">
                <text:p>99.4</text:p>
              </table:table-cell>
              <table:table-cell office:value-type="float" office:value="112.729">
                <text:p>112.72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">
                <text:p>99.6</text:p>
              </table:table-cell>
              <table:table-cell office:value-type="float" office:value="113.667">
                <text:p>113.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">
                <text:p>99.7</text:p>
              </table:table-cell>
              <table:table-cell office:value-type="float" office:value="113.062">
                <text:p>113.0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">
                <text:p>99.8</text:p>
              </table:table-cell>
              <table:table-cell office:value-type="float" office:value="109.312">
                <text:p>109.3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  <table:table-cell office:value-type="float" office:value="90.3958">
                <text:p>90.395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  <table:table-cell office:value-type="float" office:value="69.875">
                <text:p>69.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1">
                <text:p>100.1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2">
                <text:p>100.2</text:p>
              </table:table-cell>
              <table:table-cell office:value-type="float" office:value="50.9583">
                <text:p>50.95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3">
                <text:p>100.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4">
                <text:p>100.4</text:p>
              </table:table-cell>
              <table:table-cell office:value-type="float" office:value="44.0625">
                <text:p>44.06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5">
                <text:p>100.5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6">
                <text:p>100.6</text:p>
              </table:table-cell>
              <table:table-cell office:value-type="float" office:value="44.6667">
                <text:p>44.66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7">
                <text:p>100.7</text:p>
              </table:table-cell>
              <table:table-cell office:value-type="float" office:value="45.3125">
                <text:p>45.3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.8">
                <text:p>100.8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.9">
                <text:p>100.9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">
                <text:p>101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.1">
                <text:p>101.1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.2">
                <text:p>101.2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.3">
                <text:p>101.3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.4">
                <text:p>101.4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.5">
                <text:p>101.5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.6">
                <text:p>101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.7">
                <text:p>101.7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.8">
                <text:p>101.8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.9">
                <text:p>101.9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">
                <text:p>102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.1">
                <text:p>102.1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.2">
                <text:p>102.2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.3">
                <text:p>102.3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.4">
                <text:p>102.4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.5">
                <text:p>102.5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.6">
                <text:p>102.6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.7">
                <text:p>102.7</text:p>
              </table:table-cell>
              <table:table-cell office:value-type="float" office:value="45.6458">
                <text:p>45.64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.8">
                <text:p>102.8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.9">
                <text:p>102.9</text:p>
              </table:table-cell>
              <table:table-cell office:value-type="float" office:value="45.2917">
                <text:p>45.29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">
                <text:p>103</text:p>
              </table:table-cell>
              <table:table-cell office:value-type="float" office:value="45.4167">
                <text:p>45.41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.1">
                <text:p>103.1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.2">
                <text:p>103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.3">
                <text:p>103.3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.4">
                <text:p>103.4</text:p>
              </table:table-cell>
              <table:table-cell office:value-type="float" office:value="45.5625">
                <text:p>45.56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.5">
                <text:p>103.5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.6">
                <text:p>103.6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.7">
                <text:p>103.7</text:p>
              </table:table-cell>
              <table:table-cell office:value-type="float" office:value="45.4792">
                <text:p>45.47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.8">
                <text:p>103.8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.9">
                <text:p>103.9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">
                <text:p>10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.1">
                <text:p>104.1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.2">
                <text:p>104.2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.3">
                <text:p>104.3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.4">
                <text:p>104.4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.5">
                <text:p>104.5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.6">
                <text:p>104.6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.7">
                <text:p>104.7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.8">
                <text:p>104.8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.9">
                <text:p>104.9</text:p>
              </table:table-cell>
              <table:table-cell office:value-type="float" office:value="46.1042">
                <text:p>46.10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">
                <text:p>105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.1">
                <text:p>105.1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.2">
                <text:p>105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.3">
                <text:p>105.3</text:p>
              </table:table-cell>
              <table:table-cell office:value-type="float" office:value="46.1875">
                <text:p>46.18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.4">
                <text:p>105.4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.5">
                <text:p>105.5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.6">
                <text:p>105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.7">
                <text:p>105.7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.8">
                <text:p>105.8</text:p>
              </table:table-cell>
              <table:table-cell office:value-type="float" office:value="47.1667">
                <text:p>47.1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.9">
                <text:p>105.9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">
                <text:p>106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.1">
                <text:p>106.1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.2">
                <text:p>106.2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.3">
                <text:p>106.3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.4">
                <text:p>106.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.5">
                <text:p>106.5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.6">
                <text:p>106.6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.7">
                <text:p>106.7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.8">
                <text:p>106.8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.9">
                <text:p>106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">
                <text:p>107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.1">
                <text:p>107.1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.2">
                <text:p>107.2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.3">
                <text:p>107.3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.4">
                <text:p>107.4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.5">
                <text:p>107.5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.6">
                <text:p>107.6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.7">
                <text:p>107.7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.8">
                <text:p>107.8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.9">
                <text:p>107.9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">
                <text:p>108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.1">
                <text:p>108.1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.2">
                <text:p>108.2</text:p>
              </table:table-cell>
              <table:table-cell office:value-type="float" office:value="46.9375">
                <text:p>46.937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.3">
                <text:p>108.3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.4">
                <text:p>108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.5">
                <text:p>108.5</text:p>
              </table:table-cell>
              <table:table-cell office:value-type="float" office:value="47.0208">
                <text:p>47.02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.6">
                <text:p>108.6</text:p>
              </table:table-cell>
              <table:table-cell office:value-type="float" office:value="47.7083">
                <text:p>47.708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.7">
                <text:p>108.7</text:p>
              </table:table-cell>
              <table:table-cell office:value-type="float" office:value="46.8125">
                <text:p>46.81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.8">
                <text:p>108.8</text:p>
              </table:table-cell>
              <table:table-cell office:value-type="float" office:value="46.4583">
                <text:p>46.458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.9">
                <text:p>108.9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">
                <text:p>109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.1">
                <text:p>109.1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.2">
                <text:p>109.2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.3">
                <text:p>109.3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.4">
                <text:p>109.4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.5">
                <text:p>109.5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.6">
                <text:p>109.6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.7">
                <text:p>109.7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.8">
                <text:p>109.8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.9">
                <text:p>109.9</text:p>
              </table:table-cell>
              <table:table-cell office:value-type="float" office:value="47.3542">
                <text:p>47.354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">
                <text:p>110</text:p>
              </table:table-cell>
              <table:table-cell office:value-type="float" office:value="46.9792">
                <text:p>46.979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.1">
                <text:p>110.1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.2">
                <text:p>110.2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.3">
                <text:p>110.3</text:p>
              </table:table-cell>
              <table:table-cell office:value-type="float" office:value="47.7708">
                <text:p>47.77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.4">
                <text:p>110.4</text:p>
              </table:table-cell>
              <table:table-cell office:value-type="float" office:value="47.3333">
                <text:p>47.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.5">
                <text:p>110.5</text:p>
              </table:table-cell>
              <table:table-cell office:value-type="float" office:value="47.7083">
                <text:p>47.70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.6">
                <text:p>110.6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.7">
                <text:p>110.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.8">
                <text:p>110.8</text:p>
              </table:table-cell>
              <table:table-cell office:value-type="float" office:value="47.3542">
                <text:p>47.35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.9">
                <text:p>110.9</text:p>
              </table:table-cell>
              <table:table-cell office:value-type="float" office:value="47.1042">
                <text:p>47.104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">
                <text:p>111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.1">
                <text:p>111.1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.2">
                <text:p>111.2</text:p>
              </table:table-cell>
              <table:table-cell office:value-type="float" office:value="46.8958">
                <text:p>46.89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.3">
                <text:p>111.3</text:p>
              </table:table-cell>
              <table:table-cell office:value-type="float" office:value="47.2292">
                <text:p>47.229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.4">
                <text:p>111.4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.5">
                <text:p>111.5</text:p>
              </table:table-cell>
              <table:table-cell office:value-type="float" office:value="47.5208">
                <text:p>47.520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.6">
                <text:p>111.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.7">
                <text:p>111.7</text:p>
              </table:table-cell>
              <table:table-cell office:value-type="float" office:value="48.2083">
                <text:p>48.20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.8">
                <text:p>111.8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.9">
                <text:p>111.9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">
                <text:p>112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.1">
                <text:p>112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.2">
                <text:p>112.2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.3">
                <text:p>112.3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.4">
                <text:p>112.4</text:p>
              </table:table-cell>
              <table:table-cell office:value-type="float" office:value="54.7708">
                <text:p>54.77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.5">
                <text:p>112.5</text:p>
              </table:table-cell>
              <table:table-cell office:value-type="float" office:value="61.625">
                <text:p>61.6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.6">
                <text:p>112.6</text:p>
              </table:table-cell>
              <table:table-cell office:value-type="float" office:value="66.2083">
                <text:p>66.208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.7">
                <text:p>112.7</text:p>
              </table:table-cell>
              <table:table-cell office:value-type="float" office:value="69.1667">
                <text:p>69.166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.8">
                <text:p>112.8</text:p>
              </table:table-cell>
              <table:table-cell office:value-type="float" office:value="73.0833">
                <text:p>73.08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.9">
                <text:p>112.9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">
                <text:p>113</text:p>
              </table:table-cell>
              <table:table-cell office:value-type="float" office:value="76.6875">
                <text:p>76.687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.1">
                <text:p>113.1</text:p>
              </table:table-cell>
              <table:table-cell office:value-type="float" office:value="78.375">
                <text:p>78.3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.2">
                <text:p>113.2</text:p>
              </table:table-cell>
              <table:table-cell office:value-type="float" office:value="79.5833">
                <text:p>79.58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.3">
                <text:p>113.3</text:p>
              </table:table-cell>
              <table:table-cell office:value-type="float" office:value="79.9583">
                <text:p>79.958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.4">
                <text:p>113.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.5">
                <text:p>113.5</text:p>
              </table:table-cell>
              <table:table-cell office:value-type="float" office:value="81.0208">
                <text:p>81.020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.6">
                <text:p>113.6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.7">
                <text:p>113.7</text:p>
              </table:table-cell>
              <table:table-cell office:value-type="float" office:value="82.6458">
                <text:p>82.645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.8">
                <text:p>113.8</text:p>
              </table:table-cell>
              <table:table-cell office:value-type="float" office:value="83.1458">
                <text:p>83.14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.9">
                <text:p>113.9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">
                <text:p>114</text:p>
              </table:table-cell>
              <table:table-cell office:value-type="float" office:value="83.5833">
                <text:p>83.58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.1">
                <text:p>114.1</text:p>
              </table:table-cell>
              <table:table-cell office:value-type="float" office:value="84.1667">
                <text:p>84.1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.2">
                <text:p>114.2</text:p>
              </table:table-cell>
              <table:table-cell office:value-type="float" office:value="84.5417">
                <text:p>84.54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.3">
                <text:p>114.3</text:p>
              </table:table-cell>
              <table:table-cell office:value-type="float" office:value="84.5625">
                <text:p>84.56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.4">
                <text:p>114.4</text:p>
              </table:table-cell>
              <table:table-cell office:value-type="float" office:value="84.9792">
                <text:p>84.97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.5">
                <text:p>114.5</text:p>
              </table:table-cell>
              <table:table-cell office:value-type="float" office:value="85.0208">
                <text:p>85.02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.6">
                <text:p>114.6</text:p>
              </table:table-cell>
              <table:table-cell office:value-type="float" office:value="85.8333">
                <text:p>85.83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.7">
                <text:p>114.7</text:p>
              </table:table-cell>
              <table:table-cell office:value-type="float" office:value="85.6875">
                <text:p>85.687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.8">
                <text:p>114.8</text:p>
              </table:table-cell>
              <table:table-cell office:value-type="float" office:value="85.7917">
                <text:p>85.79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.9">
                <text:p>114.9</text:p>
              </table:table-cell>
              <table:table-cell office:value-type="float" office:value="86.1667">
                <text:p>86.16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">
                <text:p>115</text:p>
              </table:table-cell>
              <table:table-cell office:value-type="float" office:value="86.5625">
                <text:p>86.56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.1">
                <text:p>115.1</text:p>
              </table:table-cell>
              <table:table-cell office:value-type="float" office:value="86.4375">
                <text:p>86.437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.2">
                <text:p>115.2</text:p>
              </table:table-cell>
              <table:table-cell office:value-type="float" office:value="86.6458">
                <text:p>86.64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.3">
                <text:p>115.3</text:p>
              </table:table-cell>
              <table:table-cell office:value-type="float" office:value="87.375">
                <text:p>87.37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.4">
                <text:p>115.4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.5">
                <text:p>115.5</text:p>
              </table:table-cell>
              <table:table-cell office:value-type="float" office:value="87.0625">
                <text:p>87.06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.6">
                <text:p>115.6</text:p>
              </table:table-cell>
              <table:table-cell office:value-type="float" office:value="87.2292">
                <text:p>87.22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.7">
                <text:p>115.7</text:p>
              </table:table-cell>
              <table:table-cell office:value-type="float" office:value="87.6458">
                <text:p>87.645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.8">
                <text:p>115.8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.9">
                <text:p>115.9</text:p>
              </table:table-cell>
              <table:table-cell office:value-type="float" office:value="88.7083">
                <text:p>88.70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">
                <text:p>116</text:p>
              </table:table-cell>
              <table:table-cell office:value-type="float" office:value="88.4167">
                <text:p>88.416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.1">
                <text:p>116.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.2">
                <text:p>116.2</text:p>
              </table:table-cell>
              <table:table-cell office:value-type="float" office:value="88.0417">
                <text:p>88.04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.3">
                <text:p>116.3</text:p>
              </table:table-cell>
              <table:table-cell office:value-type="float" office:value="89.1042">
                <text:p>89.10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.4">
                <text:p>116.4</text:p>
              </table:table-cell>
              <table:table-cell office:value-type="float" office:value="88.4375">
                <text:p>88.437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.5">
                <text:p>116.5</text:p>
              </table:table-cell>
              <table:table-cell office:value-type="float" office:value="88.2292">
                <text:p>88.22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.6">
                <text:p>116.6</text:p>
              </table:table-cell>
              <table:table-cell office:value-type="float" office:value="88.8542">
                <text:p>88.85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.7">
                <text:p>116.7</text:p>
              </table:table-cell>
              <table:table-cell office:value-type="float" office:value="89.6458">
                <text:p>89.645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.8">
                <text:p>116.8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.9">
                <text:p>116.9</text:p>
              </table:table-cell>
              <table:table-cell office:value-type="float" office:value="89.7083">
                <text:p>89.70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">
                <text:p>117</text:p>
              </table:table-cell>
              <table:table-cell office:value-type="float" office:value="88.875">
                <text:p>88.8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.1">
                <text:p>117.1</text:p>
              </table:table-cell>
              <table:table-cell office:value-type="float" office:value="89.2708">
                <text:p>89.27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.2">
                <text:p>117.2</text:p>
              </table:table-cell>
              <table:table-cell office:value-type="float" office:value="89.5417">
                <text:p>89.54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.3">
                <text:p>117.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.4">
                <text:p>117.4</text:p>
              </table:table-cell>
              <table:table-cell office:value-type="float" office:value="89.4167">
                <text:p>89.41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.5">
                <text:p>117.5</text:p>
              </table:table-cell>
              <table:table-cell office:value-type="float" office:value="89.8958">
                <text:p>89.89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.6">
                <text:p>117.6</text:p>
              </table:table-cell>
              <table:table-cell office:value-type="float" office:value="89.4167">
                <text:p>89.41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.7">
                <text:p>117.7</text:p>
              </table:table-cell>
              <table:table-cell office:value-type="float" office:value="90.2292">
                <text:p>90.229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.8">
                <text:p>117.8</text:p>
              </table:table-cell>
              <table:table-cell office:value-type="float" office:value="90.5625">
                <text:p>90.56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.9">
                <text:p>117.9</text:p>
              </table:table-cell>
              <table:table-cell office:value-type="float" office:value="90.4583">
                <text:p>90.45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">
                <text:p>118</text:p>
              </table:table-cell>
              <table:table-cell office:value-type="float" office:value="90.375">
                <text:p>90.37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.1">
                <text:p>118.1</text:p>
              </table:table-cell>
              <table:table-cell office:value-type="float" office:value="90.2917">
                <text:p>90.29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.2">
                <text:p>118.2</text:p>
              </table:table-cell>
              <table:table-cell office:value-type="float" office:value="90.6042">
                <text:p>90.604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.3">
                <text:p>118.3</text:p>
              </table:table-cell>
              <table:table-cell office:value-type="float" office:value="90.8958">
                <text:p>90.895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.4">
                <text:p>118.4</text:p>
              </table:table-cell>
              <table:table-cell office:value-type="float" office:value="90.3333">
                <text:p>90.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.5">
                <text:p>118.5</text:p>
              </table:table-cell>
              <table:table-cell office:value-type="float" office:value="90.4792">
                <text:p>90.47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.6">
                <text:p>118.6</text:p>
              </table:table-cell>
              <table:table-cell office:value-type="float" office:value="90.8125">
                <text:p>90.81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.7">
                <text:p>118.7</text:p>
              </table:table-cell>
              <table:table-cell office:value-type="float" office:value="90.6042">
                <text:p>90.604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.8">
                <text:p>118.8</text:p>
              </table:table-cell>
              <table:table-cell office:value-type="float" office:value="91.6042">
                <text:p>91.604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.9">
                <text:p>118.9</text:p>
              </table:table-cell>
              <table:table-cell office:value-type="float" office:value="91.1875">
                <text:p>91.18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">
                <text:p>1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.1">
                <text:p>119.1</text:p>
              </table:table-cell>
              <table:table-cell office:value-type="float" office:value="90.5208">
                <text:p>90.520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.2">
                <text:p>119.2</text:p>
              </table:table-cell>
              <table:table-cell office:value-type="float" office:value="90.7292">
                <text:p>90.729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.3">
                <text:p>119.3</text:p>
              </table:table-cell>
              <table:table-cell office:value-type="float" office:value="91.5833">
                <text:p>91.583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.4">
                <text:p>119.4</text:p>
              </table:table-cell>
              <table:table-cell office:value-type="float" office:value="90.7917">
                <text:p>90.791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.5">
                <text:p>119.5</text:p>
              </table:table-cell>
              <table:table-cell office:value-type="float" office:value="91.2292">
                <text:p>91.229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.6">
                <text:p>119.6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.7">
                <text:p>119.7</text:p>
              </table:table-cell>
              <table:table-cell office:value-type="float" office:value="92.0625">
                <text:p>92.06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.8">
                <text:p>119.8</text:p>
              </table:table-cell>
              <table:table-cell office:value-type="float" office:value="91.7708">
                <text:p>91.770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.9">
                <text:p>119.9</text:p>
              </table:table-cell>
              <table:table-cell office:value-type="float" office:value="91.7292">
                <text:p>91.729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">
                <text:p>120</text:p>
              </table:table-cell>
              <table:table-cell office:value-type="float" office:value="91.0417">
                <text:p>91.04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.1">
                <text:p>120.1</text:p>
              </table:table-cell>
              <table:table-cell office:value-type="float" office:value="91.7292">
                <text:p>91.729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.2">
                <text:p>120.2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.3">
                <text:p>120.3</text:p>
              </table:table-cell>
              <table:table-cell office:value-type="float" office:value="87.6875">
                <text:p>87.68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.4">
                <text:p>120.4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.5">
                <text:p>120.5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.6">
                <text:p>120.6</text:p>
              </table:table-cell>
              <table:table-cell office:value-type="float" office:value="80.0417">
                <text:p>80.04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.7">
                <text:p>120.7</text:p>
              </table:table-cell>
              <table:table-cell office:value-type="float" office:value="78.5833">
                <text:p>78.583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.8">
                <text:p>120.8</text:p>
              </table:table-cell>
              <table:table-cell office:value-type="float" office:value="77.8125">
                <text:p>77.81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.9">
                <text:p>120.9</text:p>
              </table:table-cell>
              <table:table-cell office:value-type="float" office:value="77.1458">
                <text:p>77.145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">
                <text:p>121</text:p>
              </table:table-cell>
              <table:table-cell office:value-type="float" office:value="76.8333">
                <text:p>76.83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.1">
                <text:p>121.1</text:p>
              </table:table-cell>
              <table:table-cell office:value-type="float" office:value="76.0625">
                <text:p>76.06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.2">
                <text:p>121.2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.3">
                <text:p>121.3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.4">
                <text:p>121.4</text:p>
              </table:table-cell>
              <table:table-cell office:value-type="float" office:value="74.1458">
                <text:p>74.145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.5">
                <text:p>121.5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.6">
                <text:p>121.6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.7">
                <text:p>121.7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.8">
                <text:p>121.8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.9">
                <text:p>121.9</text:p>
              </table:table-cell>
              <table:table-cell office:value-type="float" office:value="72.3125">
                <text:p>72.31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">
                <text:p>122</text:p>
              </table:table-cell>
              <table:table-cell office:value-type="float" office:value="72.1042">
                <text:p>72.10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.1">
                <text:p>122.1</text:p>
              </table:table-cell>
              <table:table-cell office:value-type="float" office:value="72.5625">
                <text:p>72.56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.2">
                <text:p>122.2</text:p>
              </table:table-cell>
              <table:table-cell office:value-type="float" office:value="71.4167">
                <text:p>71.416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.3">
                <text:p>122.3</text:p>
              </table:table-cell>
              <table:table-cell office:value-type="float" office:value="71.7083">
                <text:p>71.70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.4">
                <text:p>122.4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.5">
                <text:p>122.5</text:p>
              </table:table-cell>
              <table:table-cell office:value-type="float" office:value="71.125">
                <text:p>71.1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.6">
                <text:p>122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.7">
                <text:p>122.7</text:p>
              </table:table-cell>
              <table:table-cell office:value-type="float" office:value="70.3542">
                <text:p>70.354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.8">
                <text:p>122.8</text:p>
              </table:table-cell>
              <table:table-cell office:value-type="float" office:value="70.4583">
                <text:p>70.458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.9">
                <text:p>122.9</text:p>
              </table:table-cell>
              <table:table-cell office:value-type="float" office:value="70.4375">
                <text:p>70.43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">
                <text:p>123</text:p>
              </table:table-cell>
              <table:table-cell office:value-type="float" office:value="69.8958">
                <text:p>69.895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.1">
                <text:p>123.1</text:p>
              </table:table-cell>
              <table:table-cell office:value-type="float" office:value="70.0417">
                <text:p>70.04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.2">
                <text:p>123.2</text:p>
              </table:table-cell>
              <table:table-cell office:value-type="float" office:value="68.8542">
                <text:p>68.854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.3">
                <text:p>123.3</text:p>
              </table:table-cell>
              <table:table-cell office:value-type="float" office:value="69.5208">
                <text:p>69.520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.4">
                <text:p>123.4</text:p>
              </table:table-cell>
              <table:table-cell office:value-type="float" office:value="69.5417">
                <text:p>69.54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.5">
                <text:p>123.5</text:p>
              </table:table-cell>
              <table:table-cell office:value-type="float" office:value="69.1042">
                <text:p>69.10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.6">
                <text:p>123.6</text:p>
              </table:table-cell>
              <table:table-cell office:value-type="float" office:value="69.1875">
                <text:p>69.18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.7">
                <text:p>123.7</text:p>
              </table:table-cell>
              <table:table-cell office:value-type="float" office:value="68.6042">
                <text:p>68.60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.8">
                <text:p>123.8</text:p>
              </table:table-cell>
              <table:table-cell office:value-type="float" office:value="68.1042">
                <text:p>68.104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.9">
                <text:p>123.9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">
                <text:p>124</text:p>
              </table:table-cell>
              <table:table-cell office:value-type="float" office:value="55.2292">
                <text:p>55.22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.1">
                <text:p>124.1</text:p>
              </table:table-cell>
              <table:table-cell office:value-type="float" office:value="53.4792">
                <text:p>53.47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.2">
                <text:p>124.2</text:p>
              </table:table-cell>
              <table:table-cell office:value-type="float" office:value="53.8542">
                <text:p>53.85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.3">
                <text:p>124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.4">
                <text:p>124.4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.5">
                <text:p>124.5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.6">
                <text:p>124.6</text:p>
              </table:table-cell>
              <table:table-cell office:value-type="float" office:value="65.7083">
                <text:p>65.708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.7">
                <text:p>124.7</text:p>
              </table:table-cell>
              <table:table-cell office:value-type="float" office:value="65.1042">
                <text:p>65.10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.8">
                <text:p>124.8</text:p>
              </table:table-cell>
              <table:table-cell office:value-type="float" office:value="64.9792">
                <text:p>64.979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.9">
                <text:p>124.9</text:p>
              </table:table-cell>
              <table:table-cell office:value-type="float" office:value="63.4167">
                <text:p>63.41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">
                <text:p>125</text:p>
              </table:table-cell>
              <table:table-cell office:value-type="float" office:value="62.3125">
                <text:p>62.31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.1">
                <text:p>125.1</text:p>
              </table:table-cell>
              <table:table-cell office:value-type="float" office:value="61.1875">
                <text:p>61.187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.2">
                <text:p>125.2</text:p>
              </table:table-cell>
              <table:table-cell office:value-type="float" office:value="60.1875">
                <text:p>60.18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.3">
                <text:p>125.3</text:p>
              </table:table-cell>
              <table:table-cell office:value-type="float" office:value="59.4167">
                <text:p>59.416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.4">
                <text:p>125.4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.5">
                <text:p>125.5</text:p>
              </table:table-cell>
              <table:table-cell office:value-type="float" office:value="59.3958">
                <text:p>59.39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.6">
                <text:p>125.6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.7">
                <text:p>125.7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.8">
                <text:p>125.8</text:p>
              </table:table-cell>
              <table:table-cell office:value-type="float" office:value="58.7917">
                <text:p>58.791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.9">
                <text:p>125.9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">
                <text:p>126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.1">
                <text:p>126.1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.2">
                <text:p>126.2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.3">
                <text:p>126.3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.4">
                <text:p>126.4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.5">
                <text:p>126.5</text:p>
              </table:table-cell>
              <table:table-cell office:value-type="float" office:value="58.3125">
                <text:p>58.31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.6">
                <text:p>126.6</text:p>
              </table:table-cell>
              <table:table-cell office:value-type="float" office:value="57.8333">
                <text:p>57.8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.7">
                <text:p>126.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.8">
                <text:p>126.8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.9">
                <text:p>126.9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">
                <text:p>127</text:p>
              </table:table-cell>
              <table:table-cell office:value-type="float" office:value="57.6875">
                <text:p>57.68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.1">
                <text:p>127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.2">
                <text:p>127.2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.3">
                <text:p>127.3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.4">
                <text:p>127.4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.5">
                <text:p>127.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.6">
                <text:p>127.6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.7">
                <text:p>127.7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.8">
                <text:p>127.8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.9">
                <text:p>127.9</text:p>
              </table:table-cell>
              <table:table-cell office:value-type="float" office:value="56.2083">
                <text:p>56.208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">
                <text:p>128</text:p>
              </table:table-cell>
              <table:table-cell office:value-type="float" office:value="55.9375">
                <text:p>55.93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.1">
                <text:p>128.1</text:p>
              </table:table-cell>
              <table:table-cell office:value-type="float" office:value="55.9792">
                <text:p>55.97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.2">
                <text:p>128.2</text:p>
              </table:table-cell>
              <table:table-cell office:value-type="float" office:value="56.3542">
                <text:p>56.35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.3">
                <text:p>128.3</text:p>
              </table:table-cell>
              <table:table-cell office:value-type="float" office:value="56.4167">
                <text:p>56.416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.4">
                <text:p>128.4</text:p>
              </table:table-cell>
              <table:table-cell office:value-type="float" office:value="56.2083">
                <text:p>56.20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.5">
                <text:p>128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.6">
                <text:p>128.6</text:p>
              </table:table-cell>
              <table:table-cell office:value-type="float" office:value="56.0417">
                <text:p>56.04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.7">
                <text:p>128.7</text:p>
              </table:table-cell>
              <table:table-cell office:value-type="float" office:value="56.7917">
                <text:p>56.79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.8">
                <text:p>128.8</text:p>
              </table:table-cell>
              <table:table-cell office:value-type="float" office:value="56.3542">
                <text:p>56.354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.9">
                <text:p>128.9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">
                <text:p>129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.1">
                <text:p>129.1</text:p>
              </table:table-cell>
              <table:table-cell office:value-type="float" office:value="56.2292">
                <text:p>56.22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.2">
                <text:p>129.2</text:p>
              </table:table-cell>
              <table:table-cell office:value-type="float" office:value="56.8542">
                <text:p>56.854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.3">
                <text:p>129.3</text:p>
              </table:table-cell>
              <table:table-cell office:value-type="float" office:value="56.2292">
                <text:p>56.22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.4">
                <text:p>129.4</text:p>
              </table:table-cell>
              <table:table-cell office:value-type="float" office:value="57.0625">
                <text:p>57.06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.5">
                <text:p>129.5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.6">
                <text:p>129.6</text:p>
              </table:table-cell>
              <table:table-cell office:value-type="float" office:value="56.3958">
                <text:p>56.39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.7">
                <text:p>129.7</text:p>
              </table:table-cell>
              <table:table-cell office:value-type="float" office:value="56.8125">
                <text:p>56.81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.8">
                <text:p>129.8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.9">
                <text:p>129.9</text:p>
              </table:table-cell>
              <table:table-cell office:value-type="float" office:value="56.7083">
                <text:p>56.70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">
                <text:p>130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.1">
                <text:p>130.1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.2">
                <text:p>130.2</text:p>
              </table:table-cell>
              <table:table-cell office:value-type="float" office:value="57.3542">
                <text:p>57.354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.3">
                <text:p>130.3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.4">
                <text:p>130.4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.5">
                <text:p>130.5</text:p>
              </table:table-cell>
              <table:table-cell office:value-type="float" office:value="57.0625">
                <text:p>57.06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.6">
                <text:p>130.6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.7">
                <text:p>130.7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.8">
                <text:p>130.8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.9">
                <text:p>130.9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">
                <text:p>131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.1">
                <text:p>131.1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.2">
                <text:p>131.2</text:p>
              </table:table-cell>
              <table:table-cell office:value-type="float" office:value="58.3542">
                <text:p>58.35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.3">
                <text:p>131.3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.4">
                <text:p>131.4</text:p>
              </table:table-cell>
              <table:table-cell office:value-type="float" office:value="59.1667">
                <text:p>59.166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.5">
                <text:p>131.5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.6">
                <text:p>131.6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.7">
                <text:p>131.7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.8">
                <text:p>131.8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.9">
                <text:p>131.9</text:p>
              </table:table-cell>
              <table:table-cell office:value-type="float" office:value="58.6042">
                <text:p>58.604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">
                <text:p>132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.1">
                <text:p>132.1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.2">
                <text:p>132.2</text:p>
              </table:table-cell>
              <table:table-cell office:value-type="float" office:value="58.4375">
                <text:p>58.437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.3">
                <text:p>132.3</text:p>
              </table:table-cell>
              <table:table-cell office:value-type="float" office:value="57.8958">
                <text:p>57.895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.4">
                <text:p>132.4</text:p>
              </table:table-cell>
              <table:table-cell office:value-type="float" office:value="58.0625">
                <text:p>58.06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.5">
                <text:p>132.5</text:p>
              </table:table-cell>
              <table:table-cell office:value-type="float" office:value="58.4167">
                <text:p>58.41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.6">
                <text:p>132.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.7">
                <text:p>132.7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.8">
                <text:p>132.8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.9">
                <text:p>132.9</text:p>
              </table:table-cell>
              <table:table-cell office:value-type="float" office:value="58.6042">
                <text:p>58.604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">
                <text:p>133</text:p>
              </table:table-cell>
              <table:table-cell office:value-type="float" office:value="59.3958">
                <text:p>59.395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.1">
                <text:p>133.1</text:p>
              </table:table-cell>
              <table:table-cell office:value-type="float" office:value="59.5625">
                <text:p>59.562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.2">
                <text:p>133.2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.3">
                <text:p>133.3</text:p>
              </table:table-cell>
              <table:table-cell office:value-type="float" office:value="58.8542">
                <text:p>58.854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.4">
                <text:p>133.4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.5">
                <text:p>133.5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.6">
                <text:p>133.6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.7">
                <text:p>133.7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.8">
                <text:p>133.8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.9">
                <text:p>133.9</text:p>
              </table:table-cell>
              <table:table-cell office:value-type="float" office:value="59.7708">
                <text:p>59.77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">
                <text:p>134</text:p>
              </table:table-cell>
              <table:table-cell office:value-type="float" office:value="60.1875">
                <text:p>60.18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.1">
                <text:p>134.1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.2">
                <text:p>134.2</text:p>
              </table:table-cell>
              <table:table-cell office:value-type="float" office:value="60.5417">
                <text:p>60.541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.3">
                <text:p>134.3</text:p>
              </table:table-cell>
              <table:table-cell office:value-type="float" office:value="61.1042">
                <text:p>61.10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.4">
                <text:p>134.4</text:p>
              </table:table-cell>
              <table:table-cell office:value-type="float" office:value="61.0417">
                <text:p>61.04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.5">
                <text:p>134.5</text:p>
              </table:table-cell>
              <table:table-cell office:value-type="float" office:value="61.1458">
                <text:p>61.145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.6">
                <text:p>134.6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.7">
                <text:p>134.7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.8">
                <text:p>134.8</text:p>
              </table:table-cell>
              <table:table-cell office:value-type="float" office:value="61.625">
                <text:p>61.6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.9">
                <text:p>134.9</text:p>
              </table:table-cell>
              <table:table-cell office:value-type="float" office:value="61.6458">
                <text:p>61.645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">
                <text:p>135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.1">
                <text:p>135.1</text:p>
              </table:table-cell>
              <table:table-cell office:value-type="float" office:value="62.2917">
                <text:p>62.291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.2">
                <text:p>135.2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.3">
                <text:p>135.3</text:p>
              </table:table-cell>
              <table:table-cell office:value-type="float" office:value="62.3125">
                <text:p>62.31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.4">
                <text:p>135.4</text:p>
              </table:table-cell>
              <table:table-cell office:value-type="float" office:value="62.5625">
                <text:p>62.56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.5">
                <text:p>135.5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.6">
                <text:p>135.6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.7">
                <text:p>135.7</text:p>
              </table:table-cell>
              <table:table-cell office:value-type="float" office:value="62.0625">
                <text:p>62.06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.8">
                <text:p>135.8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.9">
                <text:p>135.9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">
                <text:p>136</text:p>
              </table:table-cell>
              <table:table-cell office:value-type="float" office:value="63.7083">
                <text:p>63.708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.1">
                <text:p>136.1</text:p>
              </table:table-cell>
              <table:table-cell office:value-type="float" office:value="67.5625">
                <text:p>67.5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.2">
                <text:p>136.2</text:p>
              </table:table-cell>
              <table:table-cell office:value-type="float" office:value="70.9583">
                <text:p>70.95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.3">
                <text:p>136.3</text:p>
              </table:table-cell>
              <table:table-cell office:value-type="float" office:value="76.6458">
                <text:p>76.64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.4">
                <text:p>136.4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.5">
                <text:p>136.5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.6">
                <text:p>136.6</text:p>
              </table:table-cell>
              <table:table-cell office:value-type="float" office:value="94.4583">
                <text:p>94.45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.7">
                <text:p>136.7</text:p>
              </table:table-cell>
              <table:table-cell office:value-type="float" office:value="101.104">
                <text:p>101.1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.8">
                <text:p>136.8</text:p>
              </table:table-cell>
              <table:table-cell office:value-type="float" office:value="103.896">
                <text:p>103.89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.9">
                <text:p>136.9</text:p>
              </table:table-cell>
              <table:table-cell office:value-type="float" office:value="107.146">
                <text:p>107.1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">
                <text:p>137</text:p>
              </table:table-cell>
              <table:table-cell office:value-type="float" office:value="108.167">
                <text:p>108.1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.1">
                <text:p>137.1</text:p>
              </table:table-cell>
              <table:table-cell office:value-type="float" office:value="109.458">
                <text:p>109.45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.2">
                <text:p>137.2</text:p>
              </table:table-cell>
              <table:table-cell office:value-type="float" office:value="110.937">
                <text:p>110.93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.3">
                <text:p>137.3</text:p>
              </table:table-cell>
              <table:table-cell office:value-type="float" office:value="110.625">
                <text:p>110.6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.4">
                <text:p>137.4</text:p>
              </table:table-cell>
              <table:table-cell office:value-type="float" office:value="112.562">
                <text:p>112.56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.5">
                <text:p>137.5</text:p>
              </table:table-cell>
              <table:table-cell office:value-type="float" office:value="112.437">
                <text:p>112.4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.6">
                <text:p>137.6</text:p>
              </table:table-cell>
              <table:table-cell office:value-type="float" office:value="113.729">
                <text:p>113.72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.7">
                <text:p>137.7</text:p>
              </table:table-cell>
              <table:table-cell office:value-type="float" office:value="113.812">
                <text:p>113.8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.8">
                <text:p>137.8</text:p>
              </table:table-cell>
              <table:table-cell office:value-type="float" office:value="113.646">
                <text:p>113.64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.9">
                <text:p>137.9</text:p>
              </table:table-cell>
              <table:table-cell office:value-type="float" office:value="115.125">
                <text:p>115.1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">
                <text:p>138</text:p>
              </table:table-cell>
              <table:table-cell office:value-type="float" office:value="115.458">
                <text:p>115.4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.1">
                <text:p>138.1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.2">
                <text:p>138.2</text:p>
              </table:table-cell>
              <table:table-cell office:value-type="float" office:value="115.333">
                <text:p>115.33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.3">
                <text:p>138.3</text:p>
              </table:table-cell>
              <table:table-cell office:value-type="float" office:value="115.708">
                <text:p>115.70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.4">
                <text:p>138.4</text:p>
              </table:table-cell>
              <table:table-cell office:value-type="float" office:value="116.083">
                <text:p>116.0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.5">
                <text:p>138.5</text:p>
              </table:table-cell>
              <table:table-cell office:value-type="float" office:value="117.333">
                <text:p>117.3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.6">
                <text:p>138.6</text:p>
              </table:table-cell>
              <table:table-cell office:value-type="float" office:value="117.208">
                <text:p>117.2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.7">
                <text:p>138.7</text:p>
              </table:table-cell>
              <table:table-cell office:value-type="float" office:value="116.375">
                <text:p>116.3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.8">
                <text:p>138.8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.9">
                <text:p>138.9</text:p>
              </table:table-cell>
              <table:table-cell office:value-type="float" office:value="117.437">
                <text:p>117.43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">
                <text:p>139</text:p>
              </table:table-cell>
              <table:table-cell office:value-type="float" office:value="118.167">
                <text:p>118.1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.1">
                <text:p>139.1</text:p>
              </table:table-cell>
              <table:table-cell office:value-type="float" office:value="117.437">
                <text:p>117.43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.2">
                <text:p>139.2</text:p>
              </table:table-cell>
              <table:table-cell office:value-type="float" office:value="117.875">
                <text:p>117.8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.3">
                <text:p>139.3</text:p>
              </table:table-cell>
              <table:table-cell office:value-type="float" office:value="117.708">
                <text:p>117.70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.4">
                <text:p>139.4</text:p>
              </table:table-cell>
              <table:table-cell office:value-type="float" office:value="117.187">
                <text:p>117.1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.5">
                <text:p>139.5</text:p>
              </table:table-cell>
              <table:table-cell office:value-type="float" office:value="117.771">
                <text:p>117.77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.6">
                <text:p>139.6</text:p>
              </table:table-cell>
              <table:table-cell office:value-type="float" office:value="118.021">
                <text:p>118.02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.7">
                <text:p>139.7</text:p>
              </table:table-cell>
              <table:table-cell office:value-type="float" office:value="118.271">
                <text:p>118.27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.8">
                <text:p>139.8</text:p>
              </table:table-cell>
              <table:table-cell office:value-type="float" office:value="118.312">
                <text:p>118.31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.9">
                <text:p>139.9</text:p>
              </table:table-cell>
              <table:table-cell office:value-type="float" office:value="118.792">
                <text:p>118.7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">
                <text:p>140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.1">
                <text:p>140.1</text:p>
              </table:table-cell>
              <table:table-cell office:value-type="float" office:value="119.833">
                <text:p>119.8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.2">
                <text:p>140.2</text:p>
              </table:table-cell>
              <table:table-cell office:value-type="float" office:value="119.562">
                <text:p>119.56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.3">
                <text:p>140.3</text:p>
              </table:table-cell>
              <table:table-cell office:value-type="float" office:value="118.667">
                <text:p>118.66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.4">
                <text:p>140.4</text:p>
              </table:table-cell>
              <table:table-cell office:value-type="float" office:value="119.312">
                <text:p>119.31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.5">
                <text:p>140.5</text:p>
              </table:table-cell>
              <table:table-cell office:value-type="float" office:value="119.146">
                <text:p>119.1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.6">
                <text:p>140.6</text:p>
              </table:table-cell>
              <table:table-cell office:value-type="float" office:value="119.375">
                <text:p>119.3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.7">
                <text:p>140.7</text:p>
              </table:table-cell>
              <table:table-cell office:value-type="float" office:value="118.854">
                <text:p>118.85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.8">
                <text:p>140.8</text:p>
              </table:table-cell>
              <table:table-cell office:value-type="float" office:value="120.292">
                <text:p>120.29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.9">
                <text:p>140.9</text:p>
              </table:table-cell>
              <table:table-cell office:value-type="float" office:value="120.271">
                <text:p>120.27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">
                <text:p>141</text:p>
              </table:table-cell>
              <table:table-cell office:value-type="float" office:value="120.271">
                <text:p>120.27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.1">
                <text:p>141.1</text:p>
              </table:table-cell>
              <table:table-cell office:value-type="float" office:value="120.229">
                <text:p>120.22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.2">
                <text:p>141.2</text:p>
              </table:table-cell>
              <table:table-cell office:value-type="float" office:value="120.062">
                <text:p>120.06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.3">
                <text:p>141.3</text:p>
              </table:table-cell>
              <table:table-cell office:value-type="float" office:value="119.979">
                <text:p>119.9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.4">
                <text:p>141.4</text:p>
              </table:table-cell>
              <table:table-cell office:value-type="float" office:value="120.187">
                <text:p>120.1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.5">
                <text:p>141.5</text:p>
              </table:table-cell>
              <table:table-cell office:value-type="float" office:value="119.937">
                <text:p>119.9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.6">
                <text:p>141.6</text:p>
              </table:table-cell>
              <table:table-cell office:value-type="float" office:value="120.667">
                <text:p>120.6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.7">
                <text:p>141.7</text:p>
              </table:table-cell>
              <table:table-cell office:value-type="float" office:value="120.729">
                <text:p>120.72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.8">
                <text:p>141.8</text:p>
              </table:table-cell>
              <table:table-cell office:value-type="float" office:value="120.771">
                <text:p>120.77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.9">
                <text:p>141.9</text:p>
              </table:table-cell>
              <table:table-cell office:value-type="float" office:value="119.937">
                <text:p>119.93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">
                <text:p>142</text:p>
              </table:table-cell>
              <table:table-cell office:value-type="float" office:value="120.208">
                <text:p>120.2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.1">
                <text:p>142.1</text:p>
              </table:table-cell>
              <table:table-cell office:value-type="float" office:value="120.833">
                <text:p>120.8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.2">
                <text:p>142.2</text:p>
              </table:table-cell>
              <table:table-cell office:value-type="float" office:value="119.646">
                <text:p>119.6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.3">
                <text:p>142.3</text:p>
              </table:table-cell>
              <table:table-cell office:value-type="float" office:value="119.917">
                <text:p>119.9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.4">
                <text:p>142.4</text:p>
              </table:table-cell>
              <table:table-cell office:value-type="float" office:value="120.521">
                <text:p>120.52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.5">
                <text:p>142.5</text:p>
              </table:table-cell>
              <table:table-cell office:value-type="float" office:value="119.958">
                <text:p>119.95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.6">
                <text:p>142.6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.7">
                <text:p>142.7</text:p>
              </table:table-cell>
              <table:table-cell office:value-type="float" office:value="120.687">
                <text:p>120.6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.8">
                <text:p>142.8</text:p>
              </table:table-cell>
              <table:table-cell office:value-type="float" office:value="120.937">
                <text:p>120.93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.9">
                <text:p>142.9</text:p>
              </table:table-cell>
              <table:table-cell office:value-type="float" office:value="120.958">
                <text:p>120.95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">
                <text:p>143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.1">
                <text:p>143.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.2">
                <text:p>143.2</text:p>
              </table:table-cell>
              <table:table-cell office:value-type="float" office:value="121.125">
                <text:p>121.1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.3">
                <text:p>143.3</text:p>
              </table:table-cell>
              <table:table-cell office:value-type="float" office:value="121.437">
                <text:p>121.4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.4">
                <text:p>143.4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.5">
                <text:p>143.5</text:p>
              </table:table-cell>
              <table:table-cell office:value-type="float" office:value="120.625">
                <text:p>120.62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.6">
                <text:p>143.6</text:p>
              </table:table-cell>
              <table:table-cell office:value-type="float" office:value="120.625">
                <text:p>120.6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.7">
                <text:p>143.7</text:p>
              </table:table-cell>
              <table:table-cell office:value-type="float" office:value="120.667">
                <text:p>120.66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.8">
                <text:p>143.8</text:p>
              </table:table-cell>
              <table:table-cell office:value-type="float" office:value="119.958">
                <text:p>119.9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.9">
                <text:p>143.9</text:p>
              </table:table-cell>
              <table:table-cell office:value-type="float" office:value="120.104">
                <text:p>120.1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">
                <text:p>144</text:p>
              </table:table-cell>
              <table:table-cell office:value-type="float" office:value="120.75">
                <text:p>120.7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.1">
                <text:p>144.1</text:p>
              </table:table-cell>
              <table:table-cell office:value-type="float" office:value="119.896">
                <text:p>119.89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.2">
                <text:p>144.2</text:p>
              </table:table-cell>
              <table:table-cell office:value-type="float" office:value="120.062">
                <text:p>120.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.3">
                <text:p>144.3</text:p>
              </table:table-cell>
              <table:table-cell office:value-type="float" office:value="118.104">
                <text:p>118.1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.4">
                <text:p>144.4</text:p>
              </table:table-cell>
              <table:table-cell office:value-type="float" office:value="117.208">
                <text:p>117.20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.5">
                <text:p>144.5</text:p>
              </table:table-cell>
              <table:table-cell office:value-type="float" office:value="116.687">
                <text:p>116.68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.6">
                <text:p>144.6</text:p>
              </table:table-cell>
              <table:table-cell office:value-type="float" office:value="116.042">
                <text:p>116.0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.7">
                <text:p>144.7</text:p>
              </table:table-cell>
              <table:table-cell office:value-type="float" office:value="114.792">
                <text:p>114.7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.8">
                <text:p>144.8</text:p>
              </table:table-cell>
              <table:table-cell office:value-type="float" office:value="114.958">
                <text:p>114.95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.9">
                <text:p>144.9</text:p>
              </table:table-cell>
              <table:table-cell office:value-type="float" office:value="113.312">
                <text:p>113.3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">
                <text:p>145</text:p>
              </table:table-cell>
              <table:table-cell office:value-type="float" office:value="113.479">
                <text:p>113.47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.1">
                <text:p>145.1</text:p>
              </table:table-cell>
              <table:table-cell office:value-type="float" office:value="112.687">
                <text:p>112.6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.2">
                <text:p>145.2</text:p>
              </table:table-cell>
              <table:table-cell office:value-type="float" office:value="111.333">
                <text:p>111.33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.3">
                <text:p>145.3</text:p>
              </table:table-cell>
              <table:table-cell office:value-type="float" office:value="111.917">
                <text:p>111.91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.4">
                <text:p>145.4</text:p>
              </table:table-cell>
              <table:table-cell office:value-type="float" office:value="111.625">
                <text:p>111.6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.5">
                <text:p>145.5</text:p>
              </table:table-cell>
              <table:table-cell office:value-type="float" office:value="111.812">
                <text:p>111.81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.6">
                <text:p>145.6</text:p>
              </table:table-cell>
              <table:table-cell office:value-type="float" office:value="111.229">
                <text:p>111.22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.7">
                <text:p>145.7</text:p>
              </table:table-cell>
              <table:table-cell office:value-type="float" office:value="111.021">
                <text:p>111.02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.8">
                <text:p>145.8</text:p>
              </table:table-cell>
              <table:table-cell office:value-type="float" office:value="111.021">
                <text:p>111.02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.9">
                <text:p>145.9</text:p>
              </table:table-cell>
              <table:table-cell office:value-type="float" office:value="110.021">
                <text:p>110.0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">
                <text:p>146</text:p>
              </table:table-cell>
              <table:table-cell office:value-type="float" office:value="110.667">
                <text:p>110.6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.1">
                <text:p>146.1</text:p>
              </table:table-cell>
              <table:table-cell office:value-type="float" office:value="110.729">
                <text:p>110.7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.2">
                <text:p>146.2</text:p>
              </table:table-cell>
              <table:table-cell office:value-type="float" office:value="110.292">
                <text:p>110.2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.3">
                <text:p>146.3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.4">
                <text:p>146.4</text:p>
              </table:table-cell>
              <table:table-cell office:value-type="float" office:value="110.271">
                <text:p>110.27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.5">
                <text:p>146.5</text:p>
              </table:table-cell>
              <table:table-cell office:value-type="float" office:value="109.708">
                <text:p>109.7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.6">
                <text:p>146.6</text:p>
              </table:table-cell>
              <table:table-cell office:value-type="float" office:value="109.437">
                <text:p>109.4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.7">
                <text:p>146.7</text:p>
              </table:table-cell>
              <table:table-cell office:value-type="float" office:value="109.292">
                <text:p>109.29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.8">
                <text:p>146.8</text:p>
              </table:table-cell>
              <table:table-cell office:value-type="float" office:value="108.083">
                <text:p>108.08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.9">
                <text:p>146.9</text:p>
              </table:table-cell>
              <table:table-cell office:value-type="float" office:value="108.062">
                <text:p>108.0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">
                <text:p>147</text:p>
              </table:table-cell>
              <table:table-cell office:value-type="float" office:value="106.646">
                <text:p>106.64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.1">
                <text:p>147.1</text:p>
              </table:table-cell>
              <table:table-cell office:value-type="float" office:value="106.833">
                <text:p>106.8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.2">
                <text:p>147.2</text:p>
              </table:table-cell>
              <table:table-cell office:value-type="float" office:value="106.875">
                <text:p>106.8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.3">
                <text:p>147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.4">
                <text:p>147.4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.5">
                <text:p>147.5</text:p>
              </table:table-cell>
              <table:table-cell office:value-type="float" office:value="105.437">
                <text:p>105.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.6">
                <text:p>147.6</text:p>
              </table:table-cell>
              <table:table-cell office:value-type="float" office:value="105.896">
                <text:p>105.8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.7">
                <text:p>147.7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.8">
                <text:p>147.8</text:p>
              </table:table-cell>
              <table:table-cell office:value-type="float" office:value="102.271">
                <text:p>102.2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.9">
                <text:p>147.9</text:p>
              </table:table-cell>
              <table:table-cell office:value-type="float" office:value="89.9375">
                <text:p>89.937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">
                <text:p>148</text:p>
              </table:table-cell>
              <table:table-cell office:value-type="float" office:value="80.0625">
                <text:p>80.06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.1">
                <text:p>148.1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.2">
                <text:p>148.2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.3">
                <text:p>148.3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.4">
                <text:p>148.4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.5">
                <text:p>148.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.6">
                <text:p>148.6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.7">
                <text:p>148.7</text:p>
              </table:table-cell>
              <table:table-cell office:value-type="float" office:value="60.4167">
                <text:p>60.416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.8">
                <text:p>148.8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.9">
                <text:p>148.9</text:p>
              </table:table-cell>
              <table:table-cell office:value-type="float" office:value="59.9792">
                <text:p>59.979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">
                <text:p>149</text:p>
              </table:table-cell>
              <table:table-cell office:value-type="float" office:value="59.7083">
                <text:p>59.70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.1">
                <text:p>149.1</text:p>
              </table:table-cell>
              <table:table-cell office:value-type="float" office:value="59.6875">
                <text:p>59.68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.2">
                <text:p>149.2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.3">
                <text:p>149.3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.4">
                <text:p>149.4</text:p>
              </table:table-cell>
              <table:table-cell office:value-type="float" office:value="58.8958">
                <text:p>58.895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.5">
                <text:p>149.5</text:p>
              </table:table-cell>
              <table:table-cell office:value-type="float" office:value="59.0833">
                <text:p>59.08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.6">
                <text:p>149.6</text:p>
              </table:table-cell>
              <table:table-cell office:value-type="float" office:value="59.3542">
                <text:p>59.354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.7">
                <text:p>149.7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.8">
                <text:p>149.8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.9">
                <text:p>149.9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">
                <text:p>1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.1">
                <text:p>150.1</text:p>
              </table:table-cell>
              <table:table-cell office:value-type="float" office:value="58.6667">
                <text:p>58.66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.2">
                <text:p>150.2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.3">
                <text:p>150.3</text:p>
              </table:table-cell>
              <table:table-cell office:value-type="float" office:value="57.0208">
                <text:p>57.02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.4">
                <text:p>150.4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.5">
                <text:p>150.5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.6">
                <text:p>150.6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.7">
                <text:p>150.7</text:p>
              </table:table-cell>
              <table:table-cell office:value-type="float" office:value="57.2917">
                <text:p>57.291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.8">
                <text:p>150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.9">
                <text:p>150.9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">
                <text:p>151</text:p>
              </table:table-cell>
              <table:table-cell office:value-type="float" office:value="57.6042">
                <text:p>57.60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.1">
                <text:p>151.1</text:p>
              </table:table-cell>
              <table:table-cell office:value-type="float" office:value="57.8333">
                <text:p>57.833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.2">
                <text:p>151.2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.3">
                <text:p>151.3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.4">
                <text:p>151.4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.5">
                <text:p>151.5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.6">
                <text:p>151.6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.7">
                <text:p>151.7</text:p>
              </table:table-cell>
              <table:table-cell office:value-type="float" office:value="57.9583">
                <text:p>57.958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.8">
                <text:p>151.8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.9">
                <text:p>151.9</text:p>
              </table:table-cell>
              <table:table-cell office:value-type="float" office:value="57.9583">
                <text:p>57.95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">
                <text:p>152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.1">
                <text:p>152.1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.2">
                <text:p>152.2</text:p>
              </table:table-cell>
              <table:table-cell office:value-type="float" office:value="58.2708">
                <text:p>58.27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.3">
                <text:p>152.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.4">
                <text:p>152.4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.5">
                <text:p>152.5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.6">
                <text:p>152.6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.7">
                <text:p>152.7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.8">
                <text:p>152.8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.9">
                <text:p>152.9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">
                <text:p>153</text:p>
              </table:table-cell>
              <table:table-cell office:value-type="float" office:value="57.5208">
                <text:p>57.520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.1">
                <text:p>153.1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.2">
                <text:p>153.2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.3">
                <text:p>153.3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.4">
                <text:p>153.4</text:p>
              </table:table-cell>
              <table:table-cell office:value-type="float" office:value="57.5208">
                <text:p>57.520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.5">
                <text:p>153.5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.6">
                <text:p>153.6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.7">
                <text:p>153.7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.8">
                <text:p>153.8</text:p>
              </table:table-cell>
              <table:table-cell office:value-type="float" office:value="58.7292">
                <text:p>58.72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.9">
                <text:p>153.9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">
                <text:p>154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.1">
                <text:p>154.1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.2">
                <text:p>154.2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.3">
                <text:p>154.3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.4">
                <text:p>154.4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.5">
                <text:p>154.5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.6">
                <text:p>154.6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.7">
                <text:p>154.7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.8">
                <text:p>154.8</text:p>
              </table:table-cell>
              <table:table-cell office:value-type="float" office:value="59.0417">
                <text:p>59.041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.9">
                <text:p>154.9</text:p>
              </table:table-cell>
              <table:table-cell office:value-type="float" office:value="58.3125">
                <text:p>58.312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">
                <text:p>155</text:p>
              </table:table-cell>
              <table:table-cell office:value-type="float" office:value="58.5833">
                <text:p>58.58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.1">
                <text:p>155.1</text:p>
              </table:table-cell>
              <table:table-cell office:value-type="float" office:value="58.8542">
                <text:p>58.85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.2">
                <text:p>155.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.3">
                <text:p>155.3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.4">
                <text:p>155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.5">
                <text:p>155.5</text:p>
              </table:table-cell>
              <table:table-cell office:value-type="float" office:value="58.5417">
                <text:p>58.54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.6">
                <text:p>155.6</text:p>
              </table:table-cell>
              <table:table-cell office:value-type="float" office:value="58.4583">
                <text:p>58.458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.7">
                <text:p>155.7</text:p>
              </table:table-cell>
              <table:table-cell office:value-type="float" office:value="59.0208">
                <text:p>59.02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.8">
                <text:p>155.8</text:p>
              </table:table-cell>
              <table:table-cell office:value-type="float" office:value="58.0417">
                <text:p>58.041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.9">
                <text:p>155.9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">
                <text:p>156</text:p>
              </table:table-cell>
              <table:table-cell office:value-type="float" office:value="58.2917">
                <text:p>58.291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.1">
                <text:p>156.1</text:p>
              </table:table-cell>
              <table:table-cell office:value-type="float" office:value="58.4167">
                <text:p>58.416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.2">
                <text:p>156.2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.3">
                <text:p>156.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.4">
                <text:p>156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.5">
                <text:p>156.5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.6">
                <text:p>156.6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.7">
                <text:p>156.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.8">
                <text:p>156.8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.9">
                <text:p>156.9</text:p>
              </table:table-cell>
              <table:table-cell office:value-type="float" office:value="58.9792">
                <text:p>58.979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">
                <text:p>15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.1">
                <text:p>157.1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.2">
                <text:p>157.2</text:p>
              </table:table-cell>
              <table:table-cell office:value-type="float" office:value="58.3958">
                <text:p>58.39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.3">
                <text:p>157.3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.4">
                <text:p>157.4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.5">
                <text:p>157.5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.6">
                <text:p>157.6</text:p>
              </table:table-cell>
              <table:table-cell office:value-type="float" office:value="58.8125">
                <text:p>58.812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.7">
                <text:p>157.7</text:p>
              </table:table-cell>
              <table:table-cell office:value-type="float" office:value="58.3542">
                <text:p>58.354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.8">
                <text:p>157.8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.9">
                <text:p>157.9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">
                <text:p>158</text:p>
              </table:table-cell>
              <table:table-cell office:value-type="float" office:value="58.0208">
                <text:p>58.020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.1">
                <text:p>158.1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.2">
                <text:p>158.2</text:p>
              </table:table-cell>
              <table:table-cell office:value-type="float" office:value="58.5417">
                <text:p>58.541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.3">
                <text:p>158.3</text:p>
              </table:table-cell>
              <table:table-cell office:value-type="float" office:value="58.8958">
                <text:p>58.895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.4">
                <text:p>158.4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.5">
                <text:p>158.5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.6">
                <text:p>158.6</text:p>
              </table:table-cell>
              <table:table-cell office:value-type="float" office:value="58.4792">
                <text:p>58.479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.7">
                <text:p>158.7</text:p>
              </table:table-cell>
              <table:table-cell office:value-type="float" office:value="57.7708">
                <text:p>57.770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.8">
                <text:p>158.8</text:p>
              </table:table-cell>
              <table:table-cell office:value-type="float" office:value="58.1667">
                <text:p>58.16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.9">
                <text:p>158.9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">
                <text:p>159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.1">
                <text:p>159.1</text:p>
              </table:table-cell>
              <table:table-cell office:value-type="float" office:value="58.0625">
                <text:p>58.062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.2">
                <text:p>159.2</text:p>
              </table:table-cell>
              <table:table-cell office:value-type="float" office:value="57.9375">
                <text:p>57.937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.3">
                <text:p>159.3</text:p>
              </table:table-cell>
              <table:table-cell office:value-type="float" office:value="58.2083">
                <text:p>58.208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.4">
                <text:p>159.4</text:p>
              </table:table-cell>
              <table:table-cell office:value-type="float" office:value="58.1458">
                <text:p>58.145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.5">
                <text:p>159.5</text:p>
              </table:table-cell>
              <table:table-cell office:value-type="float" office:value="57.7083">
                <text:p>57.708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.6">
                <text:p>159.6</text:p>
              </table:table-cell>
              <table:table-cell office:value-type="float" office:value="57.6667">
                <text:p>57.666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.7">
                <text:p>159.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.8">
                <text:p>159.8</text:p>
              </table:table-cell>
              <table:table-cell office:value-type="float" office:value="58.1042">
                <text:p>58.104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.9">
                <text:p>159.9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">
                <text:p>160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.1">
                <text:p>160.1</text:p>
              </table:table-cell>
              <table:table-cell office:value-type="float" office:value="58.2292">
                <text:p>58.229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.2">
                <text:p>160.2</text:p>
              </table:table-cell>
              <table:table-cell office:value-type="float" office:value="59.8125">
                <text:p>59.81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.3">
                <text:p>160.3</text:p>
              </table:table-cell>
              <table:table-cell office:value-type="float" office:value="64.0417">
                <text:p>64.041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.4">
                <text:p>160.4</text:p>
              </table:table-cell>
              <table:table-cell office:value-type="float" office:value="66.3958">
                <text:p>66.395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.5">
                <text:p>160.5</text:p>
              </table:table-cell>
              <table:table-cell office:value-type="float" office:value="68.7708">
                <text:p>68.770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.6">
                <text:p>160.6</text:p>
              </table:table-cell>
              <table:table-cell office:value-type="float" office:value="69.9167">
                <text:p>69.916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.7">
                <text:p>160.7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.8">
                <text:p>160.8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.9">
                <text:p>160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">
                <text:p>161</text:p>
              </table:table-cell>
              <table:table-cell office:value-type="float" office:value="71.2292">
                <text:p>71.22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.1">
                <text:p>161.1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.2">
                <text:p>161.2</text:p>
              </table:table-cell>
              <table:table-cell office:value-type="float" office:value="71.8333">
                <text:p>71.8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.3">
                <text:p>161.3</text:p>
              </table:table-cell>
              <table:table-cell office:value-type="float" office:value="72.4792">
                <text:p>72.479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.4">
                <text:p>161.4</text:p>
              </table:table-cell>
              <table:table-cell office:value-type="float" office:value="72.6667">
                <text:p>72.66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.5">
                <text:p>161.5</text:p>
              </table:table-cell>
              <table:table-cell office:value-type="float" office:value="72.2083">
                <text:p>72.208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.6">
                <text:p>161.6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.7">
                <text:p>161.7</text:p>
              </table:table-cell>
              <table:table-cell office:value-type="float" office:value="72.2917">
                <text:p>72.291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.8">
                <text:p>161.8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.9">
                <text:p>161.9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">
                <text:p>162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.1">
                <text:p>162.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.2">
                <text:p>162.2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.3">
                <text:p>162.3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.4">
                <text:p>162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.5">
                <text:p>162.5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.6">
                <text:p>162.6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.7">
                <text:p>162.7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.8">
                <text:p>162.8</text:p>
              </table:table-cell>
              <table:table-cell office:value-type="float" office:value="72.9167">
                <text:p>72.916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.9">
                <text:p>162.9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">
                <text:p>163</text:p>
              </table:table-cell>
              <table:table-cell office:value-type="float" office:value="72.8958">
                <text:p>72.895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.1">
                <text:p>163.1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.2">
                <text:p>163.2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.3">
                <text:p>163.3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.4">
                <text:p>163.4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.5">
                <text:p>163.5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.6">
                <text:p>163.6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.7">
                <text:p>163.7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.8">
                <text:p>163.8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.9">
                <text:p>163.9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">
                <text:p>164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.1">
                <text:p>164.1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.2">
                <text:p>164.2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.3">
                <text:p>164.3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.4">
                <text:p>164.4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.5">
                <text:p>164.5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.6">
                <text:p>164.6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.7">
                <text:p>164.7</text:p>
              </table:table-cell>
              <table:table-cell office:value-type="float" office:value="72.8958">
                <text:p>72.895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.8">
                <text:p>164.8</text:p>
              </table:table-cell>
              <table:table-cell office:value-type="float" office:value="72.5625">
                <text:p>72.562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.9">
                <text:p>164.9</text:p>
              </table:table-cell>
              <table:table-cell office:value-type="float" office:value="73.0417">
                <text:p>73.041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">
                <text:p>165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.1">
                <text:p>165.1</text:p>
              </table:table-cell>
              <table:table-cell office:value-type="float" office:value="73.5208">
                <text:p>73.520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.2">
                <text:p>165.2</text:p>
              </table:table-cell>
              <table:table-cell office:value-type="float" office:value="73.8542">
                <text:p>73.854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.3">
                <text:p>165.3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.4">
                <text:p>165.4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.5">
                <text:p>165.5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.6">
                <text:p>165.6</text:p>
              </table:table-cell>
              <table:table-cell office:value-type="float" office:value="72.8542">
                <text:p>72.854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.7">
                <text:p>165.7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.8">
                <text:p>165.8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.9">
                <text:p>165.9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">
                <text:p>16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.1">
                <text:p>166.1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.2">
                <text:p>166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.3">
                <text:p>166.3</text:p>
              </table:table-cell>
              <table:table-cell office:value-type="float" office:value="73.5417">
                <text:p>73.54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.4">
                <text:p>166.4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.5">
                <text:p>166.5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.6">
                <text:p>166.6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.7">
                <text:p>166.7</text:p>
              </table:table-cell>
              <table:table-cell office:value-type="float" office:value="73.4375">
                <text:p>73.43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.8">
                <text:p>166.8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.9">
                <text:p>166.9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">
                <text:p>167</text:p>
              </table:table-cell>
              <table:table-cell office:value-type="float" office:value="73.2708">
                <text:p>73.270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.1">
                <text:p>167.1</text:p>
              </table:table-cell>
              <table:table-cell office:value-type="float" office:value="72.7708">
                <text:p>72.770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.2">
                <text:p>167.2</text:p>
              </table:table-cell>
              <table:table-cell office:value-type="float" office:value="73.1458">
                <text:p>73.145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.3">
                <text:p>167.3</text:p>
              </table:table-cell>
              <table:table-cell office:value-type="float" office:value="73.6875">
                <text:p>73.687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.4">
                <text:p>167.4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.5">
                <text:p>167.5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.6">
                <text:p>167.6</text:p>
              </table:table-cell>
              <table:table-cell office:value-type="float" office:value="73.6458">
                <text:p>73.645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.7">
                <text:p>167.7</text:p>
              </table:table-cell>
              <table:table-cell office:value-type="float" office:value="73.7292">
                <text:p>73.729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.8">
                <text:p>167.8</text:p>
              </table:table-cell>
              <table:table-cell office:value-type="float" office:value="73.0625">
                <text:p>73.06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.9">
                <text:p>167.9</text:p>
              </table:table-cell>
              <table:table-cell office:value-type="float" office:value="73.4792">
                <text:p>73.479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">
                <text:p>168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.1">
                <text:p>168.1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.2">
                <text:p>168.2</text:p>
              </table:table-cell>
              <table:table-cell office:value-type="float" office:value="73.9792">
                <text:p>73.979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.3">
                <text:p>168.3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.4">
                <text:p>168.4</text:p>
              </table:table-cell>
              <table:table-cell office:value-type="float" office:value="69.9167">
                <text:p>69.91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.5">
                <text:p>168.5</text:p>
              </table:table-cell>
              <table:table-cell office:value-type="float" office:value="69.1458">
                <text:p>69.145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.6">
                <text:p>168.6</text:p>
              </table:table-cell>
              <table:table-cell office:value-type="float" office:value="68.0833">
                <text:p>68.083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.7">
                <text:p>168.7</text:p>
              </table:table-cell>
              <table:table-cell office:value-type="float" office:value="68.9167">
                <text:p>68.916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.8">
                <text:p>168.8</text:p>
              </table:table-cell>
              <table:table-cell office:value-type="float" office:value="67.5417">
                <text:p>67.541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.9">
                <text:p>168.9</text:p>
              </table:table-cell>
              <table:table-cell office:value-type="float" office:value="67.7708">
                <text:p>67.77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">
                <text:p>169</text:p>
              </table:table-cell>
              <table:table-cell office:value-type="float" office:value="67.9375">
                <text:p>67.937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.1">
                <text:p>169.1</text:p>
              </table:table-cell>
              <table:table-cell office:value-type="float" office:value="67.3125">
                <text:p>67.312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.2">
                <text:p>169.2</text:p>
              </table:table-cell>
              <table:table-cell office:value-type="float" office:value="67.2083">
                <text:p>67.208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.3">
                <text:p>169.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.4">
                <text:p>169.4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.5">
                <text:p>169.5</text:p>
              </table:table-cell>
              <table:table-cell office:value-type="float" office:value="66.7708">
                <text:p>66.77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.6">
                <text:p>169.6</text:p>
              </table:table-cell>
              <table:table-cell office:value-type="float" office:value="66.7917">
                <text:p>66.791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.7">
                <text:p>169.7</text:p>
              </table:table-cell>
              <table:table-cell office:value-type="float" office:value="67.1042">
                <text:p>67.104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.8">
                <text:p>169.8</text:p>
              </table:table-cell>
              <table:table-cell office:value-type="float" office:value="66.4167">
                <text:p>66.416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.9">
                <text:p>169.9</text:p>
              </table:table-cell>
              <table:table-cell office:value-type="float" office:value="66.1042">
                <text:p>66.10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">
                <text:p>170</text:p>
              </table:table-cell>
              <table:table-cell office:value-type="float" office:value="67.1458">
                <text:p>67.145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.1">
                <text:p>170.1</text:p>
              </table:table-cell>
              <table:table-cell office:value-type="float" office:value="66.5417">
                <text:p>66.541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.2">
                <text:p>170.2</text:p>
              </table:table-cell>
              <table:table-cell office:value-type="float" office:value="66.6042">
                <text:p>66.604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.3">
                <text:p>170.3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.4">
                <text:p>170.4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.5">
                <text:p>170.5</text:p>
              </table:table-cell>
              <table:table-cell office:value-type="float" office:value="66.6458">
                <text:p>66.645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.6">
                <text:p>170.6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.7">
                <text:p>170.7</text:p>
              </table:table-cell>
              <table:table-cell office:value-type="float" office:value="66.6458">
                <text:p>66.645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.8">
                <text:p>170.8</text:p>
              </table:table-cell>
              <table:table-cell office:value-type="float" office:value="66.1667">
                <text:p>66.16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.9">
                <text:p>170.9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">
                <text:p>171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.1">
                <text:p>171.1</text:p>
              </table:table-cell>
              <table:table-cell office:value-type="float" office:value="66.625">
                <text:p>66.62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.2">
                <text:p>171.2</text:p>
              </table:table-cell>
              <table:table-cell office:value-type="float" office:value="66.8542">
                <text:p>66.854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.3">
                <text:p>171.3</text:p>
              </table:table-cell>
              <table:table-cell office:value-type="float" office:value="66.4583">
                <text:p>66.458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.4">
                <text:p>171.4</text:p>
              </table:table-cell>
              <table:table-cell office:value-type="float" office:value="66.4583">
                <text:p>66.458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.5">
                <text:p>171.5</text:p>
              </table:table-cell>
              <table:table-cell office:value-type="float" office:value="66.5208">
                <text:p>66.520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.6">
                <text:p>171.6</text:p>
              </table:table-cell>
              <table:table-cell office:value-type="float" office:value="66.1875">
                <text:p>66.187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.7">
                <text:p>171.7</text:p>
              </table:table-cell>
              <table:table-cell office:value-type="float" office:value="66.8333">
                <text:p>66.833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.8">
                <text:p>171.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.9">
                <text:p>171.9</text:p>
              </table:table-cell>
              <table:table-cell office:value-type="float" office:value="58.7708">
                <text:p>58.770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">
                <text:p>172</text:p>
              </table:table-cell>
              <table:table-cell office:value-type="float" office:value="50.8125">
                <text:p>50.81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.1">
                <text:p>172.1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.2">
                <text:p>172.2</text:p>
              </table:table-cell>
              <table:table-cell office:value-type="float" office:value="42.7917">
                <text:p>42.791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.3">
                <text:p>172.3</text:p>
              </table:table-cell>
              <table:table-cell office:value-type="float" office:value="43.5833">
                <text:p>43.58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.4">
                <text:p>172.4</text:p>
              </table:table-cell>
              <table:table-cell office:value-type="float" office:value="45.3542">
                <text:p>45.354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.5">
                <text:p>172.5</text:p>
              </table:table-cell>
              <table:table-cell office:value-type="float" office:value="47.4167">
                <text:p>47.41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.6">
                <text:p>172.6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.7">
                <text:p>172.7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.8">
                <text:p>172.8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.9">
                <text:p>172.9</text:p>
              </table:table-cell>
              <table:table-cell office:value-type="float" office:value="48.4167">
                <text:p>48.41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">
                <text:p>173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.1">
                <text:p>173.1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.2">
                <text:p>173.2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.3">
                <text:p>173.3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.4">
                <text:p>173.4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.5">
                <text:p>173.5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.6">
                <text:p>173.6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.7">
                <text:p>173.7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.8">
                <text:p>173.8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.9">
                <text:p>173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">
                <text:p>174</text:p>
              </table:table-cell>
              <table:table-cell office:value-type="float" office:value="46.4375">
                <text:p>46.437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.1">
                <text:p>174.1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.2">
                <text:p>174.2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.3">
                <text:p>174.3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.4">
                <text:p>174.4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.5">
                <text:p>174.5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.6">
                <text:p>174.6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.7">
                <text:p>174.7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.8">
                <text:p>174.8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.9">
                <text:p>174.9</text:p>
              </table:table-cell>
              <table:table-cell office:value-type="float" office:value="45.6042">
                <text:p>45.604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">
                <text:p>175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.1">
                <text:p>175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.2">
                <text:p>175.2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.3">
                <text:p>175.3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.4">
                <text:p>175.4</text:p>
              </table:table-cell>
              <table:table-cell office:value-type="float" office:value="45.4375">
                <text:p>45.437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.5">
                <text:p>175.5</text:p>
              </table:table-cell>
              <table:table-cell office:value-type="float" office:value="45.6875">
                <text:p>45.687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.6">
                <text:p>175.6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.7">
                <text:p>175.7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.8">
                <text:p>175.8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.9">
                <text:p>175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">
                <text:p>176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.1">
                <text:p>176.1</text:p>
              </table:table-cell>
              <table:table-cell office:value-type="float" office:value="44.1667">
                <text:p>44.166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.2">
                <text:p>176.2</text:p>
              </table:table-cell>
              <table:table-cell office:value-type="float" office:value="44.4375">
                <text:p>44.437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.3">
                <text:p>176.3</text:p>
              </table:table-cell>
              <table:table-cell office:value-type="float" office:value="44.5417">
                <text:p>44.54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.4">
                <text:p>176.4</text:p>
              </table:table-cell>
              <table:table-cell office:value-type="float" office:value="44.7917">
                <text:p>44.791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.5">
                <text:p>176.5</text:p>
              </table:table-cell>
              <table:table-cell office:value-type="float" office:value="44.9167">
                <text:p>44.91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.6">
                <text:p>176.6</text:p>
              </table:table-cell>
              <table:table-cell office:value-type="float" office:value="44.3125">
                <text:p>44.312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.7">
                <text:p>176.7</text:p>
              </table:table-cell>
              <table:table-cell office:value-type="float" office:value="44.8125">
                <text:p>44.81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.8">
                <text:p>176.8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.9">
                <text:p>176.9</text:p>
              </table:table-cell>
              <table:table-cell office:value-type="float" office:value="44.3958">
                <text:p>44.39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">
                <text:p>177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.1">
                <text:p>177.1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.2">
                <text:p>177.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.3">
                <text:p>177.3</text:p>
              </table:table-cell>
              <table:table-cell office:value-type="float" office:value="44.8542">
                <text:p>44.854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.4">
                <text:p>177.4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.5">
                <text:p>177.5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.6">
                <text:p>177.6</text:p>
              </table:table-cell>
              <table:table-cell office:value-type="float" office:value="44.9375">
                <text:p>44.937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.7">
                <text:p>177.7</text:p>
              </table:table-cell>
              <table:table-cell office:value-type="float" office:value="44.8542">
                <text:p>44.85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.8">
                <text:p>177.8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.9">
                <text:p>177.9</text:p>
              </table:table-cell>
              <table:table-cell office:value-type="float" office:value="44.7083">
                <text:p>44.708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">
                <text:p>178</text:p>
              </table:table-cell>
              <table:table-cell office:value-type="float" office:value="45.1042">
                <text:p>45.104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.1">
                <text:p>178.1</text:p>
              </table:table-cell>
              <table:table-cell office:value-type="float" office:value="45.0417">
                <text:p>45.04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.2">
                <text:p>178.2</text:p>
              </table:table-cell>
              <table:table-cell office:value-type="float" office:value="45.2708">
                <text:p>45.27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.3">
                <text:p>178.3</text:p>
              </table:table-cell>
              <table:table-cell office:value-type="float" office:value="45.1042">
                <text:p>45.104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.4">
                <text:p>178.4</text:p>
              </table:table-cell>
              <table:table-cell office:value-type="float" office:value="45.2083">
                <text:p>45.208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.5">
                <text:p>178.5</text:p>
              </table:table-cell>
              <table:table-cell office:value-type="float" office:value="44.9375">
                <text:p>44.937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.6">
                <text:p>178.6</text:p>
              </table:table-cell>
              <table:table-cell office:value-type="float" office:value="45.7708">
                <text:p>45.770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.7">
                <text:p>178.7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.8">
                <text:p>178.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.9">
                <text:p>178.9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">
                <text:p>179</text:p>
              </table:table-cell>
              <table:table-cell office:value-type="float" office:value="45.7292">
                <text:p>45.72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.1">
                <text:p>179.1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.2">
                <text:p>179.2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.3">
                <text:p>179.3</text:p>
              </table:table-cell>
              <table:table-cell office:value-type="float" office:value="45.3958">
                <text:p>45.395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.4">
                <text:p>179.4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.5">
                <text:p>179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.6">
                <text:p>179.6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.7">
                <text:p>179.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.8">
                <text:p>179.8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.9">
                <text:p>179.9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">
                <text:p>180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.1">
                <text:p>180.1</text:p>
              </table:table-cell>
              <table:table-cell office:value-type="float" office:value="45.9583">
                <text:p>45.95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.2">
                <text:p>180.2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.3">
                <text:p>180.3</text:p>
              </table:table-cell>
              <table:table-cell office:value-type="float" office:value="45.7917">
                <text:p>45.791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.4">
                <text:p>180.4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.5">
                <text:p>180.5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.6">
                <text:p>180.6</text:p>
              </table:table-cell>
              <table:table-cell office:value-type="float" office:value="45.8333">
                <text:p>45.833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.7">
                <text:p>180.7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.8">
                <text:p>180.8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.9">
                <text:p>180.9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">
                <text:p>181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.1">
                <text:p>181.1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.2">
                <text:p>181.2</text:p>
              </table:table-cell>
              <table:table-cell office:value-type="float" office:value="47.1667">
                <text:p>47.16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.3">
                <text:p>181.3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.4">
                <text:p>181.4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.5">
                <text:p>181.5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.6">
                <text:p>181.6</text:p>
              </table:table-cell>
              <table:table-cell office:value-type="float" office:value="47.2917">
                <text:p>47.29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.7">
                <text:p>181.7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.8">
                <text:p>181.8</text:p>
              </table:table-cell>
              <table:table-cell office:value-type="float" office:value="47.6042">
                <text:p>47.604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.9">
                <text:p>181.9</text:p>
              </table:table-cell>
              <table:table-cell office:value-type="float" office:value="47.7292">
                <text:p>47.729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">
                <text:p>182</text:p>
              </table:table-cell>
              <table:table-cell office:value-type="float" office:value="47.5417">
                <text:p>47.541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.1">
                <text:p>182.1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.2">
                <text:p>182.2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.3">
                <text:p>182.3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.4">
                <text:p>182.4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.5">
                <text:p>182.5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.6">
                <text:p>182.6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.7">
                <text:p>182.7</text:p>
              </table:table-cell>
              <table:table-cell office:value-type="float" office:value="47.2083">
                <text:p>47.20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.8">
                <text:p>182.8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.9">
                <text:p>182.9</text:p>
              </table:table-cell>
              <table:table-cell office:value-type="float" office:value="47.0833">
                <text:p>47.083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">
                <text:p>183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.1">
                <text:p>183.1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.2">
                <text:p>183.2</text:p>
              </table:table-cell>
              <table:table-cell office:value-type="float" office:value="46.9375">
                <text:p>46.937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.3">
                <text:p>183.3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.4">
                <text:p>183.4</text:p>
              </table:table-cell>
              <table:table-cell office:value-type="float" office:value="46.4583">
                <text:p>46.458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.5">
                <text:p>183.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.6">
                <text:p>183.6</text:p>
              </table:table-cell>
              <table:table-cell office:value-type="float" office:value="46.8542">
                <text:p>46.854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.7">
                <text:p>183.7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.8">
                <text:p>183.8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.9">
                <text:p>183.9</text:p>
              </table:table-cell>
              <table:table-cell office:value-type="float" office:value="45.0833">
                <text:p>45.08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">
                <text:p>184</text:p>
              </table:table-cell>
              <table:table-cell office:value-type="float" office:value="44.8958">
                <text:p>44.89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.1">
                <text:p>184.1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.2">
                <text:p>184.2</text:p>
              </table:table-cell>
              <table:table-cell office:value-type="float" office:value="49.2083">
                <text:p>49.208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.3">
                <text:p>184.3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.4">
                <text:p>184.4</text:p>
              </table:table-cell>
              <table:table-cell office:value-type="float" office:value="57.7292">
                <text:p>57.729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.5">
                <text:p>184.5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.6">
                <text:p>184.6</text:p>
              </table:table-cell>
              <table:table-cell office:value-type="float" office:value="63.5625">
                <text:p>63.562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.7">
                <text:p>184.7</text:p>
              </table:table-cell>
              <table:table-cell office:value-type="float" office:value="68.3542">
                <text:p>68.354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.8">
                <text:p>184.8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.9">
                <text:p>184.9</text:p>
              </table:table-cell>
              <table:table-cell office:value-type="float" office:value="72.1042">
                <text:p>72.104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">
                <text:p>185</text:p>
              </table:table-cell>
              <table:table-cell office:value-type="float" office:value="73.6042">
                <text:p>73.604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.1">
                <text:p>185.1</text:p>
              </table:table-cell>
              <table:table-cell office:value-type="float" office:value="74.7083">
                <text:p>74.708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.2">
                <text:p>185.2</text:p>
              </table:table-cell>
              <table:table-cell office:value-type="float" office:value="75.875">
                <text:p>75.8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.3">
                <text:p>185.3</text:p>
              </table:table-cell>
              <table:table-cell office:value-type="float" office:value="76.3125">
                <text:p>76.312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.4">
                <text:p>185.4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.5">
                <text:p>185.5</text:p>
              </table:table-cell>
              <table:table-cell office:value-type="float" office:value="77.6875">
                <text:p>77.687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.6">
                <text:p>185.6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.7">
                <text:p>185.7</text:p>
              </table:table-cell>
              <table:table-cell office:value-type="float" office:value="78.2708">
                <text:p>78.270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.8">
                <text:p>185.8</text:p>
              </table:table-cell>
              <table:table-cell office:value-type="float" office:value="79.2292">
                <text:p>79.229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.9">
                <text:p>185.9</text:p>
              </table:table-cell>
              <table:table-cell office:value-type="float" office:value="79.0625">
                <text:p>79.062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">
                <text:p>186</text:p>
              </table:table-cell>
              <table:table-cell office:value-type="float" office:value="79.2292">
                <text:p>79.229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.1">
                <text:p>186.1</text:p>
              </table:table-cell>
              <table:table-cell office:value-type="float" office:value="79.625">
                <text:p>79.62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.2">
                <text:p>186.2</text:p>
              </table:table-cell>
              <table:table-cell office:value-type="float" office:value="80.1458">
                <text:p>80.14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.3">
                <text:p>186.3</text:p>
              </table:table-cell>
              <table:table-cell office:value-type="float" office:value="79.875">
                <text:p>79.87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.4">
                <text:p>186.4</text:p>
              </table:table-cell>
              <table:table-cell office:value-type="float" office:value="79.8333">
                <text:p>79.83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.5">
                <text:p>186.5</text:p>
              </table:table-cell>
              <table:table-cell office:value-type="float" office:value="80.7292">
                <text:p>80.729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.6">
                <text:p>186.6</text:p>
              </table:table-cell>
              <table:table-cell office:value-type="float" office:value="80.0625">
                <text:p>80.062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.7">
                <text:p>186.7</text:p>
              </table:table-cell>
              <table:table-cell office:value-type="float" office:value="80.3542">
                <text:p>80.35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.8">
                <text:p>186.8</text:p>
              </table:table-cell>
              <table:table-cell office:value-type="float" office:value="80.8958">
                <text:p>80.895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.9">
                <text:p>186.9</text:p>
              </table:table-cell>
              <table:table-cell office:value-type="float" office:value="81.7708">
                <text:p>81.770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">
                <text:p>187</text:p>
              </table:table-cell>
              <table:table-cell office:value-type="float" office:value="81.0625">
                <text:p>81.06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.1">
                <text:p>187.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.2">
                <text:p>187.2</text:p>
              </table:table-cell>
              <table:table-cell office:value-type="float" office:value="81.6042">
                <text:p>81.60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.3">
                <text:p>187.3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.4">
                <text:p>187.4</text:p>
              </table:table-cell>
              <table:table-cell office:value-type="float" office:value="82.1042">
                <text:p>82.104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.5">
                <text:p>187.5</text:p>
              </table:table-cell>
              <table:table-cell office:value-type="float" office:value="81.4167">
                <text:p>81.416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.6">
                <text:p>187.6</text:p>
              </table:table-cell>
              <table:table-cell office:value-type="float" office:value="81.7917">
                <text:p>81.79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.7">
                <text:p>187.7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.8">
                <text:p>187.8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.9">
                <text:p>187.9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">
                <text:p>188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.1">
                <text:p>188.1</text:p>
              </table:table-cell>
              <table:table-cell office:value-type="float" office:value="82.4583">
                <text:p>82.458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.2">
                <text:p>188.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.3">
                <text:p>188.3</text:p>
              </table:table-cell>
              <table:table-cell office:value-type="float" office:value="83.0625">
                <text:p>83.06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.4">
                <text:p>188.4</text:p>
              </table:table-cell>
              <table:table-cell office:value-type="float" office:value="82.3333">
                <text:p>82.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.5">
                <text:p>188.5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.6">
                <text:p>188.6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.7">
                <text:p>188.7</text:p>
              </table:table-cell>
              <table:table-cell office:value-type="float" office:value="84.1458">
                <text:p>84.14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.8">
                <text:p>188.8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.9">
                <text:p>188.9</text:p>
              </table:table-cell>
              <table:table-cell office:value-type="float" office:value="82.9792">
                <text:p>82.979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">
                <text:p>189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.1">
                <text:p>189.1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.2">
                <text:p>189.2</text:p>
              </table:table-cell>
              <table:table-cell office:value-type="float" office:value="82.7708">
                <text:p>82.770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.3">
                <text:p>189.3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.4">
                <text:p>189.4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.5">
                <text:p>189.5</text:p>
              </table:table-cell>
              <table:table-cell office:value-type="float" office:value="81.5625">
                <text:p>81.562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.6">
                <text:p>189.6</text:p>
              </table:table-cell>
              <table:table-cell office:value-type="float" office:value="81.125">
                <text:p>81.1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.7">
                <text:p>189.7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.8">
                <text:p>189.8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.9">
                <text:p>189.9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">
                <text:p>19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.1">
                <text:p>190.1</text:p>
              </table:table-cell>
              <table:table-cell office:value-type="float" office:value="82.3542">
                <text:p>82.354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.2">
                <text:p>190.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.3">
                <text:p>190.3</text:p>
              </table:table-cell>
              <table:table-cell office:value-type="float" office:value="82.1875">
                <text:p>82.18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.4">
                <text:p>190.4</text:p>
              </table:table-cell>
              <table:table-cell office:value-type="float" office:value="82.7292">
                <text:p>82.729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.5">
                <text:p>190.5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.6">
                <text:p>190.6</text:p>
              </table:table-cell>
              <table:table-cell office:value-type="float" office:value="83.2292">
                <text:p>83.229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.7">
                <text:p>190.7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.8">
                <text:p>190.8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.9">
                <text:p>190.9</text:p>
              </table:table-cell>
              <table:table-cell office:value-type="float" office:value="83.3125">
                <text:p>83.312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">
                <text:p>191</text:p>
              </table:table-cell>
              <table:table-cell office:value-type="float" office:value="83.9375">
                <text:p>83.937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.1">
                <text:p>191.1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.2">
                <text:p>191.2</text:p>
              </table:table-cell>
              <table:table-cell office:value-type="float" office:value="83.4375">
                <text:p>83.437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.3">
                <text:p>191.3</text:p>
              </table:table-cell>
              <table:table-cell office:value-type="float" office:value="84.0625">
                <text:p>84.062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.4">
                <text:p>191.4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.5">
                <text:p>191.5</text:p>
              </table:table-cell>
              <table:table-cell office:value-type="float" office:value="83.9375">
                <text:p>83.937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.6">
                <text:p>191.6</text:p>
              </table:table-cell>
              <table:table-cell office:value-type="float" office:value="84.2083">
                <text:p>84.208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.7">
                <text:p>191.7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.8">
                <text:p>191.8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.9">
                <text:p>191.9</text:p>
              </table:table-cell>
              <table:table-cell office:value-type="float" office:value="84.8333">
                <text:p>84.83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">
                <text:p>192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.1">
                <text:p>192.1</text:p>
              </table:table-cell>
              <table:table-cell office:value-type="float" office:value="85.0417">
                <text:p>85.041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.2">
                <text:p>192.2</text:p>
              </table:table-cell>
              <table:table-cell office:value-type="float" office:value="85.6875">
                <text:p>85.687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.3">
                <text:p>192.3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.4">
                <text:p>192.4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.5">
                <text:p>192.5</text:p>
              </table:table-cell>
              <table:table-cell office:value-type="float" office:value="79.1875">
                <text:p>79.187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.6">
                <text:p>192.6</text:p>
              </table:table-cell>
              <table:table-cell office:value-type="float" office:value="78.0625">
                <text:p>78.062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.7">
                <text:p>192.7</text:p>
              </table:table-cell>
              <table:table-cell office:value-type="float" office:value="76.8125">
                <text:p>76.812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.8">
                <text:p>192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.9">
                <text:p>192.9</text:p>
              </table:table-cell>
              <table:table-cell office:value-type="float" office:value="76.2917">
                <text:p>76.291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">
                <text:p>193</text:p>
              </table:table-cell>
              <table:table-cell office:value-type="float" office:value="76.3542">
                <text:p>76.35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.1">
                <text:p>193.1</text:p>
              </table:table-cell>
              <table:table-cell office:value-type="float" office:value="75.9583">
                <text:p>75.958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.2">
                <text:p>193.2</text:p>
              </table:table-cell>
              <table:table-cell office:value-type="float" office:value="75.8542">
                <text:p>75.854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.3">
                <text:p>193.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.4">
                <text:p>193.4</text:p>
              </table:table-cell>
              <table:table-cell office:value-type="float" office:value="75.5833">
                <text:p>75.58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.5">
                <text:p>193.5</text:p>
              </table:table-cell>
              <table:table-cell office:value-type="float" office:value="75.1875">
                <text:p>75.187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.6">
                <text:p>193.6</text:p>
              </table:table-cell>
              <table:table-cell office:value-type="float" office:value="74.6042">
                <text:p>74.604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.7">
                <text:p>193.7</text:p>
              </table:table-cell>
              <table:table-cell office:value-type="float" office:value="74.6667">
                <text:p>74.666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.8">
                <text:p>193.8</text:p>
              </table:table-cell>
              <table:table-cell office:value-type="float" office:value="74.0417">
                <text:p>74.041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.9">
                <text:p>193.9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">
                <text:p>194</text:p>
              </table:table-cell>
              <table:table-cell office:value-type="float" office:value="74.4583">
                <text:p>74.458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.1">
                <text:p>194.1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.2">
                <text:p>194.2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.3">
                <text:p>194.3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.4">
                <text:p>194.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.5">
                <text:p>194.5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.6">
                <text:p>194.6</text:p>
              </table:table-cell>
              <table:table-cell office:value-type="float" office:value="73.7292">
                <text:p>73.72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.7">
                <text:p>194.7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.8">
                <text:p>194.8</text:p>
              </table:table-cell>
              <table:table-cell office:value-type="float" office:value="72.0833">
                <text:p>72.08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.9">
                <text:p>194.9</text:p>
              </table:table-cell>
              <table:table-cell office:value-type="float" office:value="70.6875">
                <text:p>70.687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">
                <text:p>195</text:p>
              </table:table-cell>
              <table:table-cell office:value-type="float" office:value="70.9167">
                <text:p>70.916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.1">
                <text:p>195.1</text:p>
              </table:table-cell>
              <table:table-cell office:value-type="float" office:value="72.3958">
                <text:p>72.395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.2">
                <text:p>195.2</text:p>
              </table:table-cell>
              <table:table-cell office:value-type="float" office:value="72.2292">
                <text:p>72.229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.3">
                <text:p>195.3</text:p>
              </table:table-cell>
              <table:table-cell office:value-type="float" office:value="72.5208">
                <text:p>72.520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.4">
                <text:p>195.4</text:p>
              </table:table-cell>
              <table:table-cell office:value-type="float" office:value="72.8542">
                <text:p>72.854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.5">
                <text:p>195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.6">
                <text:p>195.6</text:p>
              </table:table-cell>
              <table:table-cell office:value-type="float" office:value="72.3542">
                <text:p>72.354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.7">
                <text:p>195.7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.8">
                <text:p>195.8</text:p>
              </table:table-cell>
              <table:table-cell office:value-type="float" office:value="72.2708">
                <text:p>72.270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.9">
                <text:p>195.9</text:p>
              </table:table-cell>
              <table:table-cell office:value-type="float" office:value="66.3542">
                <text:p>66.354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">
                <text:p>196</text:p>
              </table:table-cell>
              <table:table-cell office:value-type="float" office:value="64.0625">
                <text:p>64.062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.1">
                <text:p>196.1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.2">
                <text:p>196.2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.3">
                <text:p>196.3</text:p>
              </table:table-cell>
              <table:table-cell office:value-type="float" office:value="60.0625">
                <text:p>60.062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.4">
                <text:p>196.4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.5">
                <text:p>196.5</text:p>
              </table:table-cell>
              <table:table-cell office:value-type="float" office:value="62.1458">
                <text:p>62.145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.6">
                <text:p>196.6</text:p>
              </table:table-cell>
              <table:table-cell office:value-type="float" office:value="62.9583">
                <text:p>62.958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.7">
                <text:p>196.7</text:p>
              </table:table-cell>
              <table:table-cell office:value-type="float" office:value="63.4583">
                <text:p>63.45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.8">
                <text:p>196.8</text:p>
              </table:table-cell>
              <table:table-cell office:value-type="float" office:value="63.4375">
                <text:p>63.437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.9">
                <text:p>196.9</text:p>
              </table:table-cell>
              <table:table-cell office:value-type="float" office:value="63.0625">
                <text:p>63.062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">
                <text:p>197</text:p>
              </table:table-cell>
              <table:table-cell office:value-type="float" office:value="63.0208">
                <text:p>63.020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.1">
                <text:p>197.1</text:p>
              </table:table-cell>
              <table:table-cell office:value-type="float" office:value="62.1875">
                <text:p>62.187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.2">
                <text:p>197.2</text:p>
              </table:table-cell>
              <table:table-cell office:value-type="float" office:value="62.0208">
                <text:p>62.020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.3">
                <text:p>197.3</text:p>
              </table:table-cell>
              <table:table-cell office:value-type="float" office:value="62.4167">
                <text:p>62.416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.4">
                <text:p>197.4</text:p>
              </table:table-cell>
              <table:table-cell office:value-type="float" office:value="61.7083">
                <text:p>61.708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.5">
                <text:p>197.5</text:p>
              </table:table-cell>
              <table:table-cell office:value-type="float" office:value="62.1667">
                <text:p>62.166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.6">
                <text:p>197.6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.7">
                <text:p>197.7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.8">
                <text:p>197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.9">
                <text:p>197.9</text:p>
              </table:table-cell>
              <table:table-cell office:value-type="float" office:value="62.125">
                <text:p>62.12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">
                <text:p>198</text:p>
              </table:table-cell>
              <table:table-cell office:value-type="float" office:value="61.8333">
                <text:p>61.83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.1">
                <text:p>198.1</text:p>
              </table:table-cell>
              <table:table-cell office:value-type="float" office:value="62.0417">
                <text:p>62.04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.2">
                <text:p>198.2</text:p>
              </table:table-cell>
              <table:table-cell office:value-type="float" office:value="61.9375">
                <text:p>61.937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.3">
                <text:p>198.3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.4">
                <text:p>198.4</text:p>
              </table:table-cell>
              <table:table-cell office:value-type="float" office:value="61.7917">
                <text:p>61.791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.5">
                <text:p>198.5</text:p>
              </table:table-cell>
              <table:table-cell office:value-type="float" office:value="61.8542">
                <text:p>61.854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.6">
                <text:p>198.6</text:p>
              </table:table-cell>
              <table:table-cell office:value-type="float" office:value="61.6875">
                <text:p>61.687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.7">
                <text:p>198.7</text:p>
              </table:table-cell>
              <table:table-cell office:value-type="float" office:value="61.2708">
                <text:p>61.270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.8">
                <text:p>198.8</text:p>
              </table:table-cell>
              <table:table-cell office:value-type="float" office:value="61.4583">
                <text:p>61.458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.9">
                <text:p>198.9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">
                <text:p>199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.1">
                <text:p>199.1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.2">
                <text:p>199.2</text:p>
              </table:table-cell>
              <table:table-cell office:value-type="float" office:value="61.0625">
                <text:p>61.062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.3">
                <text:p>199.3</text:p>
              </table:table-cell>
              <table:table-cell office:value-type="float" office:value="61.6042">
                <text:p>61.604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.4">
                <text:p>199.4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.5">
                <text:p>199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.6">
                <text:p>199.6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.7">
                <text:p>199.7</text:p>
              </table:table-cell>
              <table:table-cell office:value-type="float" office:value="60.5417">
                <text:p>60.541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.8">
                <text:p>199.8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.9">
                <text:p>199.9</text:p>
              </table:table-cell>
              <table:table-cell office:value-type="float" office:value="60.4375">
                <text:p>60.43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">
                <text:p>200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.1">
                <text:p>200.1</text:p>
              </table:table-cell>
              <table:table-cell office:value-type="float" office:value="61.2083">
                <text:p>61.208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.2">
                <text:p>200.2</text:p>
              </table:table-cell>
              <table:table-cell office:value-type="float" office:value="60.5208">
                <text:p>60.520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.3">
                <text:p>200.3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.4">
                <text:p>200.4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.5">
                <text:p>200.5</text:p>
              </table:table-cell>
              <table:table-cell office:value-type="float" office:value="61.3333">
                <text:p>61.333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.6">
                <text:p>200.6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.7">
                <text:p>200.7</text:p>
              </table:table-cell>
              <table:table-cell office:value-type="float" office:value="61.5833">
                <text:p>61.583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.8">
                <text:p>200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.9">
                <text:p>200.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">
                <text:p>201</text:p>
              </table:table-cell>
              <table:table-cell office:value-type="float" office:value="60.6458">
                <text:p>60.64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.1">
                <text:p>201.1</text:p>
              </table:table-cell>
              <table:table-cell office:value-type="float" office:value="60.9792">
                <text:p>60.979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.2">
                <text:p>201.2</text:p>
              </table:table-cell>
              <table:table-cell office:value-type="float" office:value="61.7708">
                <text:p>61.770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.3">
                <text:p>201.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.4">
                <text:p>201.4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.5">
                <text:p>201.5</text:p>
              </table:table-cell>
              <table:table-cell office:value-type="float" office:value="60.7708">
                <text:p>60.770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.6">
                <text:p>201.6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.7">
                <text:p>201.7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.8">
                <text:p>201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.9">
                <text:p>201.9</text:p>
              </table:table-cell>
              <table:table-cell office:value-type="float" office:value="61.3125">
                <text:p>61.312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">
                <text:p>202</text:p>
              </table:table-cell>
              <table:table-cell office:value-type="float" office:value="61.0208">
                <text:p>61.020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.1">
                <text:p>202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.2">
                <text:p>202.2</text:p>
              </table:table-cell>
              <table:table-cell office:value-type="float" office:value="60.9375">
                <text:p>60.937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.3">
                <text:p>202.3</text:p>
              </table:table-cell>
              <table:table-cell office:value-type="float" office:value="61.9792">
                <text:p>61.979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.4">
                <text:p>202.4</text:p>
              </table:table-cell>
              <table:table-cell office:value-type="float" office:value="60.6458">
                <text:p>60.645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.5">
                <text:p>202.5</text:p>
              </table:table-cell>
              <table:table-cell office:value-type="float" office:value="61.4167">
                <text:p>61.41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.6">
                <text:p>202.6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.7">
                <text:p>202.7</text:p>
              </table:table-cell>
              <table:table-cell office:value-type="float" office:value="61.125">
                <text:p>61.12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.8">
                <text:p>202.8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.9">
                <text:p>202.9</text:p>
              </table:table-cell>
              <table:table-cell office:value-type="float" office:value="60.9167">
                <text:p>60.91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">
                <text:p>203</text:p>
              </table:table-cell>
              <table:table-cell office:value-type="float" office:value="61.2917">
                <text:p>61.291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.1">
                <text:p>203.1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.2">
                <text:p>203.2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.3">
                <text:p>203.3</text:p>
              </table:table-cell>
              <table:table-cell office:value-type="float" office:value="61.6667">
                <text:p>61.666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.4">
                <text:p>203.4</text:p>
              </table:table-cell>
              <table:table-cell office:value-type="float" office:value="61.2292">
                <text:p>61.229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.5">
                <text:p>203.5</text:p>
              </table:table-cell>
              <table:table-cell office:value-type="float" office:value="61.1667">
                <text:p>61.1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.6">
                <text:p>203.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.7">
                <text:p>203.7</text:p>
              </table:table-cell>
              <table:table-cell office:value-type="float" office:value="61.0208">
                <text:p>61.020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.8">
                <text:p>203.8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.9">
                <text:p>203.9</text:p>
              </table:table-cell>
              <table:table-cell office:value-type="float" office:value="61.5208">
                <text:p>61.520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">
                <text:p>204</text:p>
              </table:table-cell>
              <table:table-cell office:value-type="float" office:value="60.8542">
                <text:p>60.854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.1">
                <text:p>204.1</text:p>
              </table:table-cell>
              <table:table-cell office:value-type="float" office:value="60.7917">
                <text:p>60.791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.2">
                <text:p>204.2</text:p>
              </table:table-cell>
              <table:table-cell office:value-type="float" office:value="61.7708">
                <text:p>61.770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.3">
                <text:p>204.3</text:p>
              </table:table-cell>
              <table:table-cell office:value-type="float" office:value="61.3542">
                <text:p>61.354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.4">
                <text:p>204.4</text:p>
              </table:table-cell>
              <table:table-cell office:value-type="float" office:value="61.6042">
                <text:p>61.604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.5">
                <text:p>204.5</text:p>
              </table:table-cell>
              <table:table-cell office:value-type="float" office:value="61.5833">
                <text:p>61.583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.6">
                <text:p>204.6</text:p>
              </table:table-cell>
              <table:table-cell office:value-type="float" office:value="62.0625">
                <text:p>62.062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.7">
                <text:p>204.7</text:p>
              </table:table-cell>
              <table:table-cell office:value-type="float" office:value="62.4375">
                <text:p>62.437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.8">
                <text:p>204.8</text:p>
              </table:table-cell>
              <table:table-cell office:value-type="float" office:value="62.5208">
                <text:p>62.520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.9">
                <text:p>204.9</text:p>
              </table:table-cell>
              <table:table-cell office:value-type="float" office:value="62.5208">
                <text:p>62.520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">
                <text:p>205</text:p>
              </table:table-cell>
              <table:table-cell office:value-type="float" office:value="62.7917">
                <text:p>62.791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.1">
                <text:p>205.1</text:p>
              </table:table-cell>
              <table:table-cell office:value-type="float" office:value="63.4375">
                <text:p>63.437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.2">
                <text:p>205.2</text:p>
              </table:table-cell>
              <table:table-cell office:value-type="float" office:value="64.1042">
                <text:p>64.104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.3">
                <text:p>205.3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.4">
                <text:p>205.4</text:p>
              </table:table-cell>
              <table:table-cell office:value-type="float" office:value="63.9375">
                <text:p>63.937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.5">
                <text:p>205.5</text:p>
              </table:table-cell>
              <table:table-cell office:value-type="float" office:value="63.8958">
                <text:p>63.895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.6">
                <text:p>205.6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.7">
                <text:p>205.7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.8">
                <text:p>205.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.9">
                <text:p>205.9</text:p>
              </table:table-cell>
              <table:table-cell office:value-type="float" office:value="64.1667">
                <text:p>64.166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">
                <text:p>206</text:p>
              </table:table-cell>
              <table:table-cell office:value-type="float" office:value="63.1458">
                <text:p>63.14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.1">
                <text:p>206.1</text:p>
              </table:table-cell>
              <table:table-cell office:value-type="float" office:value="62.7083">
                <text:p>62.708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.2">
                <text:p>206.2</text:p>
              </table:table-cell>
              <table:table-cell office:value-type="float" office:value="62.7917">
                <text:p>62.791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.3">
                <text:p>206.3</text:p>
              </table:table-cell>
              <table:table-cell office:value-type="float" office:value="63.0625">
                <text:p>63.062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.4">
                <text:p>206.4</text:p>
              </table:table-cell>
              <table:table-cell office:value-type="float" office:value="63.5833">
                <text:p>63.583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.5">
                <text:p>206.5</text:p>
              </table:table-cell>
              <table:table-cell office:value-type="float" office:value="63.9792">
                <text:p>63.979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.6">
                <text:p>206.6</text:p>
              </table:table-cell>
              <table:table-cell office:value-type="float" office:value="64.0625">
                <text:p>64.062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.7">
                <text:p>206.7</text:p>
              </table:table-cell>
              <table:table-cell office:value-type="float" office:value="63.875">
                <text:p>63.87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.8">
                <text:p>206.8</text:p>
              </table:table-cell>
              <table:table-cell office:value-type="float" office:value="63.3958">
                <text:p>63.395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.9">
                <text:p>206.9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">
                <text:p>207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.1">
                <text:p>207.1</text:p>
              </table:table-cell>
              <table:table-cell office:value-type="float" office:value="64.2708">
                <text:p>64.270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.2">
                <text:p>207.2</text:p>
              </table:table-cell>
              <table:table-cell office:value-type="float" office:value="64.625">
                <text:p>64.62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.3">
                <text:p>207.3</text:p>
              </table:table-cell>
              <table:table-cell office:value-type="float" office:value="64.2917">
                <text:p>64.29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.4">
                <text:p>207.4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.5">
                <text:p>207.5</text:p>
              </table:table-cell>
              <table:table-cell office:value-type="float" office:value="63.625">
                <text:p>63.62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.6">
                <text:p>207.6</text:p>
              </table:table-cell>
              <table:table-cell office:value-type="float" office:value="64.2917">
                <text:p>64.291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.7">
                <text:p>207.7</text:p>
              </table:table-cell>
              <table:table-cell office:value-type="float" office:value="64.3125">
                <text:p>64.312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.8">
                <text:p>207.8</text:p>
              </table:table-cell>
              <table:table-cell office:value-type="float" office:value="64.5625">
                <text:p>64.562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.9">
                <text:p>207.9</text:p>
              </table:table-cell>
              <table:table-cell office:value-type="float" office:value="62.8958">
                <text:p>62.895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">
                <text:p>208</text:p>
              </table:table-cell>
              <table:table-cell office:value-type="float" office:value="63.1667">
                <text:p>63.166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.1">
                <text:p>208.1</text:p>
              </table:table-cell>
              <table:table-cell office:value-type="float" office:value="66.1875">
                <text:p>66.187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.2">
                <text:p>208.2</text:p>
              </table:table-cell>
              <table:table-cell office:value-type="float" office:value="68.9167">
                <text:p>68.916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.3">
                <text:p>208.3</text:p>
              </table:table-cell>
              <table:table-cell office:value-type="float" office:value="73.0417">
                <text:p>73.041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.4">
                <text:p>208.4</text:p>
              </table:table-cell>
              <table:table-cell office:value-type="float" office:value="76.6042">
                <text:p>76.604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.5">
                <text:p>208.5</text:p>
              </table:table-cell>
              <table:table-cell office:value-type="float" office:value="80.1875">
                <text:p>80.187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.6">
                <text:p>208.6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.7">
                <text:p>208.7</text:p>
              </table:table-cell>
              <table:table-cell office:value-type="float" office:value="83.7917">
                <text:p>83.791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.8">
                <text:p>208.8</text:p>
              </table:table-cell>
              <table:table-cell office:value-type="float" office:value="84.2083">
                <text:p>84.208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.9">
                <text:p>208.9</text:p>
              </table:table-cell>
              <table:table-cell office:value-type="float" office:value="86.3125">
                <text:p>86.312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">
                <text:p>209</text:p>
              </table:table-cell>
              <table:table-cell office:value-type="float" office:value="86.5208">
                <text:p>86.520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.1">
                <text:p>209.1</text:p>
              </table:table-cell>
              <table:table-cell office:value-type="float" office:value="87.1667">
                <text:p>87.166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.2">
                <text:p>209.2</text:p>
              </table:table-cell>
              <table:table-cell office:value-type="float" office:value="87.375">
                <text:p>87.37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.3">
                <text:p>209.3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.4">
                <text:p>209.4</text:p>
              </table:table-cell>
              <table:table-cell office:value-type="float" office:value="87.7917">
                <text:p>87.791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.5">
                <text:p>209.5</text:p>
              </table:table-cell>
              <table:table-cell office:value-type="float" office:value="87.3958">
                <text:p>87.395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.6">
                <text:p>209.6</text:p>
              </table:table-cell>
              <table:table-cell office:value-type="float" office:value="88.1667">
                <text:p>88.166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.7">
                <text:p>209.7</text:p>
              </table:table-cell>
              <table:table-cell office:value-type="float" office:value="88.1875">
                <text:p>88.187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.8">
                <text:p>209.8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.9">
                <text:p>209.9</text:p>
              </table:table-cell>
              <table:table-cell office:value-type="float" office:value="87.9792">
                <text:p>87.979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">
                <text:p>210</text:p>
              </table:table-cell>
              <table:table-cell office:value-type="float" office:value="87.6042">
                <text:p>87.604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.1">
                <text:p>210.1</text:p>
              </table:table-cell>
              <table:table-cell office:value-type="float" office:value="87.625">
                <text:p>87.62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.2">
                <text:p>210.2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.3">
                <text:p>210.3</text:p>
              </table:table-cell>
              <table:table-cell office:value-type="float" office:value="88.6458">
                <text:p>88.645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.4">
                <text:p>210.4</text:p>
              </table:table-cell>
              <table:table-cell office:value-type="float" office:value="88.3958">
                <text:p>88.395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.5">
                <text:p>210.5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.6">
                <text:p>210.6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.7">
                <text:p>210.7</text:p>
              </table:table-cell>
              <table:table-cell office:value-type="float" office:value="89.5833">
                <text:p>89.583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.8">
                <text:p>210.8</text:p>
              </table:table-cell>
              <table:table-cell office:value-type="float" office:value="88.2083">
                <text:p>88.208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.9">
                <text:p>210.9</text:p>
              </table:table-cell>
              <table:table-cell office:value-type="float" office:value="88.5833">
                <text:p>88.583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">
                <text:p>211</text:p>
              </table:table-cell>
              <table:table-cell office:value-type="float" office:value="88.2292">
                <text:p>88.229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.1">
                <text:p>211.1</text:p>
              </table:table-cell>
              <table:table-cell office:value-type="float" office:value="88.3542">
                <text:p>88.354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.2">
                <text:p>211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.3">
                <text:p>211.3</text:p>
              </table:table-cell>
              <table:table-cell office:value-type="float" office:value="88.4583">
                <text:p>88.45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.4">
                <text:p>211.4</text:p>
              </table:table-cell>
              <table:table-cell office:value-type="float" office:value="89.5208">
                <text:p>89.520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.5">
                <text:p>211.5</text:p>
              </table:table-cell>
              <table:table-cell office:value-type="float" office:value="88.8125">
                <text:p>88.812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.6">
                <text:p>211.6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.7">
                <text:p>211.7</text:p>
              </table:table-cell>
              <table:table-cell office:value-type="float" office:value="89.0208">
                <text:p>89.020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.8">
                <text:p>211.8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.9">
                <text:p>211.9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">
                <text:p>212</text:p>
              </table:table-cell>
              <table:table-cell office:value-type="float" office:value="89.2917">
                <text:p>89.291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.1">
                <text:p>212.1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.2">
                <text:p>212.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.3">
                <text:p>212.3</text:p>
              </table:table-cell>
              <table:table-cell office:value-type="float" office:value="89.4583">
                <text:p>89.458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.4">
                <text:p>212.4</text:p>
              </table:table-cell>
              <table:table-cell office:value-type="float" office:value="88.8542">
                <text:p>88.854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.5">
                <text:p>212.5</text:p>
              </table:table-cell>
              <table:table-cell office:value-type="float" office:value="89.3333">
                <text:p>89.333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.6">
                <text:p>212.6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.7">
                <text:p>212.7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.8">
                <text:p>212.8</text:p>
              </table:table-cell>
              <table:table-cell office:value-type="float" office:value="89.0833">
                <text:p>89.083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.9">
                <text:p>212.9</text:p>
              </table:table-cell>
              <table:table-cell office:value-type="float" office:value="89.4375">
                <text:p>89.437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">
                <text:p>213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.1">
                <text:p>213.1</text:p>
              </table:table-cell>
              <table:table-cell office:value-type="float" office:value="88.9792">
                <text:p>88.979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.2">
                <text:p>21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.3">
                <text:p>213.3</text:p>
              </table:table-cell>
              <table:table-cell office:value-type="float" office:value="88.5417">
                <text:p>88.541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.4">
                <text:p>213.4</text:p>
              </table:table-cell>
              <table:table-cell office:value-type="float" office:value="88.6875">
                <text:p>88.687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.5">
                <text:p>213.5</text:p>
              </table:table-cell>
              <table:table-cell office:value-type="float" office:value="88.7917">
                <text:p>88.791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.6">
                <text:p>213.6</text:p>
              </table:table-cell>
              <table:table-cell office:value-type="float" office:value="89.0833">
                <text:p>89.083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.7">
                <text:p>213.7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.8">
                <text:p>213.8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.9">
                <text:p>213.9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">
                <text:p>214</text:p>
              </table:table-cell>
              <table:table-cell office:value-type="float" office:value="88.3125">
                <text:p>88.312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.1">
                <text:p>214.1</text:p>
              </table:table-cell>
              <table:table-cell office:value-type="float" office:value="88.8958">
                <text:p>88.895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.2">
                <text:p>214.2</text:p>
              </table:table-cell>
              <table:table-cell office:value-type="float" office:value="89.1875">
                <text:p>89.187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.3">
                <text:p>214.3</text:p>
              </table:table-cell>
              <table:table-cell office:value-type="float" office:value="89.2083">
                <text:p>89.208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.4">
                <text:p>214.4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.5">
                <text:p>214.5</text:p>
              </table:table-cell>
              <table:table-cell office:value-type="float" office:value="88.7708">
                <text:p>88.770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.6">
                <text:p>214.6</text:p>
              </table:table-cell>
              <table:table-cell office:value-type="float" office:value="89.5833">
                <text:p>89.583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.7">
                <text:p>214.7</text:p>
              </table:table-cell>
              <table:table-cell office:value-type="float" office:value="88.6667">
                <text:p>88.666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.8">
                <text:p>214.8</text:p>
              </table:table-cell>
              <table:table-cell office:value-type="float" office:value="88.5208">
                <text:p>88.5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.9">
                <text:p>214.9</text:p>
              </table:table-cell>
              <table:table-cell office:value-type="float" office:value="88.2917">
                <text:p>88.291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">
                <text:p>215</text:p>
              </table:table-cell>
              <table:table-cell office:value-type="float" office:value="88.6458">
                <text:p>88.645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.1">
                <text:p>215.1</text:p>
              </table:table-cell>
              <table:table-cell office:value-type="float" office:value="88.9583">
                <text:p>88.958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.2">
                <text:p>215.2</text:p>
              </table:table-cell>
              <table:table-cell office:value-type="float" office:value="88.9167">
                <text:p>88.916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.3">
                <text:p>215.3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.4">
                <text:p>215.4</text:p>
              </table:table-cell>
              <table:table-cell office:value-type="float" office:value="88.8125">
                <text:p>88.812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.5">
                <text:p>215.5</text:p>
              </table:table-cell>
              <table:table-cell office:value-type="float" office:value="89.0625">
                <text:p>89.062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.6">
                <text:p>215.6</text:p>
              </table:table-cell>
              <table:table-cell office:value-type="float" office:value="89.3125">
                <text:p>89.312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.7">
                <text:p>215.7</text:p>
              </table:table-cell>
              <table:table-cell office:value-type="float" office:value="87.9167">
                <text:p>87.916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.8">
                <text:p>215.8</text:p>
              </table:table-cell>
              <table:table-cell office:value-type="float" office:value="88.8958">
                <text:p>88.895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.9">
                <text:p>215.9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">
                <text:p>2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.1">
                <text:p>216.1</text:p>
              </table:table-cell>
              <table:table-cell office:value-type="float" office:value="88.6042">
                <text:p>88.604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.2">
                <text:p>216.2</text:p>
              </table:table-cell>
              <table:table-cell office:value-type="float" office:value="89.1875">
                <text:p>89.187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.3">
                <text:p>216.3</text:p>
              </table:table-cell>
              <table:table-cell office:value-type="float" office:value="87.3125">
                <text:p>87.31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.4">
                <text:p>216.4</text:p>
              </table:table-cell>
              <table:table-cell office:value-type="float" office:value="86.1042">
                <text:p>86.104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.5">
                <text:p>216.5</text:p>
              </table:table-cell>
              <table:table-cell office:value-type="float" office:value="85.4375">
                <text:p>85.437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.6">
                <text:p>216.6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.7">
                <text:p>216.7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.8">
                <text:p>216.8</text:p>
              </table:table-cell>
              <table:table-cell office:value-type="float" office:value="84.3958">
                <text:p>84.39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.9">
                <text:p>216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">
                <text:p>217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.1">
                <text:p>217.1</text:p>
              </table:table-cell>
              <table:table-cell office:value-type="float" office:value="84.0417">
                <text:p>84.041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.2">
                <text:p>217.2</text:p>
              </table:table-cell>
              <table:table-cell office:value-type="float" office:value="84.4167">
                <text:p>84.416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.3">
                <text:p>217.3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.4">
                <text:p>217.4</text:p>
              </table:table-cell>
              <table:table-cell office:value-type="float" office:value="83.8958">
                <text:p>83.895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.5">
                <text:p>217.5</text:p>
              </table:table-cell>
              <table:table-cell office:value-type="float" office:value="85.3125">
                <text:p>85.312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.6">
                <text:p>217.6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.7">
                <text:p>217.7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.8">
                <text:p>217.8</text:p>
              </table:table-cell>
              <table:table-cell office:value-type="float" office:value="83.6458">
                <text:p>83.645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.9">
                <text:p>217.9</text:p>
              </table:table-cell>
              <table:table-cell office:value-type="float" office:value="83.5833">
                <text:p>83.583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">
                <text:p>218</text:p>
              </table:table-cell>
              <table:table-cell office:value-type="float" office:value="84.6042">
                <text:p>84.604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.1">
                <text:p>218.1</text:p>
              </table:table-cell>
              <table:table-cell office:value-type="float" office:value="83.5625">
                <text:p>83.562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.2">
                <text:p>218.2</text:p>
              </table:table-cell>
              <table:table-cell office:value-type="float" office:value="83.9167">
                <text:p>83.916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.3">
                <text:p>218.3</text:p>
              </table:table-cell>
              <table:table-cell office:value-type="float" office:value="83.8125">
                <text:p>83.812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.4">
                <text:p>218.4</text:p>
              </table:table-cell>
              <table:table-cell office:value-type="float" office:value="82.9792">
                <text:p>82.979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.5">
                <text:p>218.5</text:p>
              </table:table-cell>
              <table:table-cell office:value-type="float" office:value="83.9583">
                <text:p>83.958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.6">
                <text:p>218.6</text:p>
              </table:table-cell>
              <table:table-cell office:value-type="float" office:value="83.1042">
                <text:p>83.104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.7">
                <text:p>218.7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.8">
                <text:p>218.8</text:p>
              </table:table-cell>
              <table:table-cell office:value-type="float" office:value="84.0208">
                <text:p>84.020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.9">
                <text:p>218.9</text:p>
              </table:table-cell>
              <table:table-cell office:value-type="float" office:value="83.7708">
                <text:p>83.77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">
                <text:p>219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.1">
                <text:p>219.1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.2">
                <text:p>219.2</text:p>
              </table:table-cell>
              <table:table-cell office:value-type="float" office:value="83.2083">
                <text:p>83.208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.3">
                <text:p>219.3</text:p>
              </table:table-cell>
              <table:table-cell office:value-type="float" office:value="83.2708">
                <text:p>83.270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.4">
                <text:p>219.4</text:p>
              </table:table-cell>
              <table:table-cell office:value-type="float" office:value="82.9375">
                <text:p>82.937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.5">
                <text:p>219.5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.6">
                <text:p>219.6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.7">
                <text:p>219.7</text:p>
              </table:table-cell>
              <table:table-cell office:value-type="float" office:value="81.2708">
                <text:p>81.270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.8">
                <text:p>219.8</text:p>
              </table:table-cell>
              <table:table-cell office:value-type="float" office:value="79.8958">
                <text:p>79.895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.9">
                <text:p>219.9</text:p>
              </table:table-cell>
              <table:table-cell office:value-type="float" office:value="71.8958">
                <text:p>71.895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">
                <text:p>220</text:p>
              </table:table-cell>
              <table:table-cell office:value-type="float" office:value="62.1042">
                <text:p>62.104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.1">
                <text:p>220.1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.2">
                <text:p>220.2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.3">
                <text:p>220.3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.4">
                <text:p>220.4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.5">
                <text:p>220.5</text:p>
              </table:table-cell>
              <table:table-cell office:value-type="float" office:value="47.6667">
                <text:p>47.66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.6">
                <text:p>220.6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.7">
                <text:p>220.7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.8">
                <text:p>220.8</text:p>
              </table:table-cell>
              <table:table-cell office:value-type="float" office:value="48.3125">
                <text:p>48.312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.9">
                <text:p>220.9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">
                <text:p>221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.1">
                <text:p>221.1</text:p>
              </table:table-cell>
              <table:table-cell office:value-type="float" office:value="49.2917">
                <text:p>49.291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.2">
                <text:p>221.2</text:p>
              </table:table-cell>
              <table:table-cell office:value-type="float" office:value="49.4792">
                <text:p>49.479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.3">
                <text:p>221.3</text:p>
              </table:table-cell>
              <table:table-cell office:value-type="float" office:value="48.6042">
                <text:p>48.604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.4">
                <text:p>221.4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.5">
                <text:p>221.5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.6">
                <text:p>221.6</text:p>
              </table:table-cell>
              <table:table-cell office:value-type="float" office:value="48.6042">
                <text:p>48.604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.7">
                <text:p>221.7</text:p>
              </table:table-cell>
              <table:table-cell office:value-type="float" office:value="48.5625">
                <text:p>48.562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.8">
                <text:p>221.8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.9">
                <text:p>221.9</text:p>
              </table:table-cell>
              <table:table-cell office:value-type="float" office:value="47.9792">
                <text:p>47.979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">
                <text:p>222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.1">
                <text:p>222.1</text:p>
              </table:table-cell>
              <table:table-cell office:value-type="float" office:value="48.8542">
                <text:p>48.854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.2">
                <text:p>222.2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.3">
                <text:p>222.3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.4">
                <text:p>222.4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.5">
                <text:p>222.5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.6">
                <text:p>222.6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.7">
                <text:p>222.7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.8">
                <text:p>222.8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.9">
                <text:p>222.9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">
                <text:p>223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.1">
                <text:p>223.1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.2">
                <text:p>223.2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.3">
                <text:p>223.3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.4">
                <text:p>223.4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.5">
                <text:p>223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.6">
                <text:p>223.6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.7">
                <text:p>223.7</text:p>
              </table:table-cell>
              <table:table-cell office:value-type="float" office:value="48.3542">
                <text:p>48.354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.8">
                <text:p>223.8</text:p>
              </table:table-cell>
              <table:table-cell office:value-type="float" office:value="48.7708">
                <text:p>48.770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.9">
                <text:p>223.9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">
                <text:p>224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.1">
                <text:p>224.1</text:p>
              </table:table-cell>
              <table:table-cell office:value-type="float" office:value="48.2292">
                <text:p>48.229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.2">
                <text:p>224.2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.3">
                <text:p>224.3</text:p>
              </table:table-cell>
              <table:table-cell office:value-type="float" office:value="47.9167">
                <text:p>47.916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.4">
                <text:p>224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.5">
                <text:p>224.5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.6">
                <text:p>224.6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.7">
                <text:p>224.7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.8">
                <text:p>224.8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.9">
                <text:p>224.9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">
                <text:p>225</text:p>
              </table:table-cell>
              <table:table-cell office:value-type="float" office:value="48.1458">
                <text:p>48.145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.1">
                <text:p>225.1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.2">
                <text:p>225.2</text:p>
              </table:table-cell>
              <table:table-cell office:value-type="float" office:value="48.3958">
                <text:p>48.395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.3">
                <text:p>225.3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.4">
                <text:p>225.4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.5">
                <text:p>225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.6">
                <text:p>225.6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.7">
                <text:p>225.7</text:p>
              </table:table-cell>
              <table:table-cell office:value-type="float" office:value="49.0417">
                <text:p>49.041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.8">
                <text:p>225.8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.9">
                <text:p>225.9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">
                <text:p>226</text:p>
              </table:table-cell>
              <table:table-cell office:value-type="float" office:value="48.2292">
                <text:p>48.229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.1">
                <text:p>226.1</text:p>
              </table:table-cell>
              <table:table-cell office:value-type="float" office:value="48.5833">
                <text:p>48.583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.2">
                <text:p>226.2</text:p>
              </table:table-cell>
              <table:table-cell office:value-type="float" office:value="48.6875">
                <text:p>48.687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.3">
                <text:p>226.3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.4">
                <text:p>226.4</text:p>
              </table:table-cell>
              <table:table-cell office:value-type="float" office:value="48.3542">
                <text:p>48.354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.5">
                <text:p>226.5</text:p>
              </table:table-cell>
              <table:table-cell office:value-type="float" office:value="48.6458">
                <text:p>48.645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.6">
                <text:p>226.6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.7">
                <text:p>226.7</text:p>
              </table:table-cell>
              <table:table-cell office:value-type="float" office:value="49.1042">
                <text:p>49.104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.8">
                <text:p>226.8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.9">
                <text:p>226.9</text:p>
              </table:table-cell>
              <table:table-cell office:value-type="float" office:value="48.4583">
                <text:p>48.458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">
                <text:p>227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.1">
                <text:p>227.1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.2">
                <text:p>227.2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.3">
                <text:p>227.3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.4">
                <text:p>227.4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.5">
                <text:p>227.5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.6">
                <text:p>227.6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.7">
                <text:p>227.7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.8">
                <text:p>227.8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.9">
                <text:p>227.9</text:p>
              </table:table-cell>
              <table:table-cell office:value-type="float" office:value="48.5625">
                <text:p>48.56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">
                <text:p>228</text:p>
              </table:table-cell>
              <table:table-cell office:value-type="float" office:value="48.7708">
                <text:p>48.770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.1">
                <text:p>228.1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.2">
                <text:p>228.2</text:p>
              </table:table-cell>
              <table:table-cell office:value-type="float" office:value="48.0625">
                <text:p>48.062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.3">
                <text:p>228.3</text:p>
              </table:table-cell>
              <table:table-cell office:value-type="float" office:value="48.5208">
                <text:p>48.520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.4">
                <text:p>228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.5">
                <text:p>228.5</text:p>
              </table:table-cell>
              <table:table-cell office:value-type="float" office:value="48.8542">
                <text:p>48.854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.6">
                <text:p>228.6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.7">
                <text:p>228.7</text:p>
              </table:table-cell>
              <table:table-cell office:value-type="float" office:value="48.7917">
                <text:p>48.791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.8">
                <text:p>228.8</text:p>
              </table:table-cell>
              <table:table-cell office:value-type="float" office:value="49.1458">
                <text:p>49.145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.9">
                <text:p>228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">
                <text:p>229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.1">
                <text:p>229.1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.2">
                <text:p>229.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.3">
                <text:p>229.3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.4">
                <text:p>229.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.5">
                <text:p>229.5</text:p>
              </table:table-cell>
              <table:table-cell office:value-type="float" office:value="49.3125">
                <text:p>49.312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.6">
                <text:p>229.6</text:p>
              </table:table-cell>
              <table:table-cell office:value-type="float" office:value="49.5833">
                <text:p>49.58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.7">
                <text:p>229.7</text:p>
              </table:table-cell>
              <table:table-cell office:value-type="float" office:value="49.5625">
                <text:p>49.562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.8">
                <text:p>229.8</text:p>
              </table:table-cell>
              <table:table-cell office:value-type="float" office:value="49.7292">
                <text:p>49.729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.9">
                <text:p>229.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">
                <text:p>230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.1">
                <text:p>230.1</text:p>
              </table:table-cell>
              <table:table-cell office:value-type="float" office:value="50.2917">
                <text:p>50.291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.2">
                <text:p>230.2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.3">
                <text:p>230.3</text:p>
              </table:table-cell>
              <table:table-cell office:value-type="float" office:value="49.9792">
                <text:p>49.979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.4">
                <text:p>230.4</text:p>
              </table:table-cell>
              <table:table-cell office:value-type="float" office:value="48.8958">
                <text:p>48.895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.5">
                <text:p>230.5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.6">
                <text:p>230.6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.7">
                <text:p>230.7</text:p>
              </table:table-cell>
              <table:table-cell office:value-type="float" office:value="48.5833">
                <text:p>48.583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.8">
                <text:p>230.8</text:p>
              </table:table-cell>
              <table:table-cell office:value-type="float" office:value="48.7917">
                <text:p>48.791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.9">
                <text:p>230.9</text:p>
              </table:table-cell>
              <table:table-cell office:value-type="float" office:value="48.9375">
                <text:p>48.93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">
                <text:p>231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.1">
                <text:p>231.1</text:p>
              </table:table-cell>
              <table:table-cell office:value-type="float" office:value="49.0833">
                <text:p>49.083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.2">
                <text:p>231.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.3">
                <text:p>231.3</text:p>
              </table:table-cell>
              <table:table-cell office:value-type="float" office:value="49.1458">
                <text:p>49.145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.4">
                <text:p>231.4</text:p>
              </table:table-cell>
              <table:table-cell office:value-type="float" office:value="49.3958">
                <text:p>49.395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.5">
                <text:p>231.5</text:p>
              </table:table-cell>
              <table:table-cell office:value-type="float" office:value="48.8958">
                <text:p>48.895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.6">
                <text:p>231.6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.7">
                <text:p>231.7</text:p>
              </table:table-cell>
              <table:table-cell office:value-type="float" office:value="47.5625">
                <text:p>47.562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.8">
                <text:p>231.8</text:p>
              </table:table-cell>
              <table:table-cell office:value-type="float" office:value="48.2708">
                <text:p>48.270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.9">
                <text:p>231.9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">
                <text:p>232</text:p>
              </table:table-cell>
              <table:table-cell office:value-type="float" office:value="52.5833">
                <text:p>52.583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.1">
                <text:p>232.1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.2">
                <text:p>232.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.3">
                <text:p>232.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.4">
                <text:p>232.4</text:p>
              </table:table-cell>
              <table:table-cell office:value-type="float" office:value="64.0208">
                <text:p>64.020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.5">
                <text:p>232.5</text:p>
              </table:table-cell>
              <table:table-cell office:value-type="float" office:value="67.4167">
                <text:p>67.416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.6">
                <text:p>232.6</text:p>
              </table:table-cell>
              <table:table-cell office:value-type="float" office:value="67.3958">
                <text:p>67.395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.7">
                <text:p>232.7</text:p>
              </table:table-cell>
              <table:table-cell office:value-type="float" office:value="68.9792">
                <text:p>68.979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.8">
                <text:p>232.8</text:p>
              </table:table-cell>
              <table:table-cell office:value-type="float" office:value="69.7917">
                <text:p>69.7917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.9">
                <text:p>232.9</text:p>
              </table:table-cell>
              <table:table-cell office:value-type="float" office:value="70.6042">
                <text:p>70.604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">
                <text:p>233</text:p>
              </table:table-cell>
              <table:table-cell office:value-type="float" office:value="70.375">
                <text:p>70.37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.1">
                <text:p>233.1</text:p>
              </table:table-cell>
              <table:table-cell office:value-type="float" office:value="71.2917">
                <text:p>71.291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.2">
                <text:p>233.2</text:p>
              </table:table-cell>
              <table:table-cell office:value-type="float" office:value="71.5625">
                <text:p>71.562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.3">
                <text:p>233.3</text:p>
              </table:table-cell>
              <table:table-cell office:value-type="float" office:value="71.9583">
                <text:p>71.958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.4">
                <text:p>233.4</text:p>
              </table:table-cell>
              <table:table-cell office:value-type="float" office:value="72.1458">
                <text:p>72.145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.5">
                <text:p>233.5</text:p>
              </table:table-cell>
              <table:table-cell office:value-type="float" office:value="71.625">
                <text:p>71.62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.6">
                <text:p>233.6</text:p>
              </table:table-cell>
              <table:table-cell office:value-type="float" office:value="71.8542">
                <text:p>71.854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.7">
                <text:p>233.7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.8">
                <text:p>233.8</text:p>
              </table:table-cell>
              <table:table-cell office:value-type="float" office:value="73.2917">
                <text:p>73.291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.9">
                <text:p>233.9</text:p>
              </table:table-cell>
              <table:table-cell office:value-type="float" office:value="72.9792">
                <text:p>72.979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">
                <text:p>234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.1">
                <text:p>234.1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.2">
                <text:p>234.2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.3">
                <text:p>234.3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.4">
                <text:p>234.4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.5">
                <text:p>234.5</text:p>
              </table:table-cell>
              <table:table-cell office:value-type="float" office:value="73.3333">
                <text:p>73.333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.6">
                <text:p>234.6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.7">
                <text:p>234.7</text:p>
              </table:table-cell>
              <table:table-cell office:value-type="float" office:value="73.7917">
                <text:p>73.791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.8">
                <text:p>234.8</text:p>
              </table:table-cell>
              <table:table-cell office:value-type="float" office:value="74.2917">
                <text:p>74.291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.9">
                <text:p>234.9</text:p>
              </table:table-cell>
              <table:table-cell office:value-type="float" office:value="74.4375">
                <text:p>74.437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">
                <text:p>23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.1">
                <text:p>235.1</text:p>
              </table:table-cell>
              <table:table-cell office:value-type="float" office:value="74.125">
                <text:p>74.12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.2">
                <text:p>235.2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.3">
                <text:p>235.3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.4">
                <text:p>235.4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.5">
                <text:p>235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.6">
                <text:p>235.6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.7">
                <text:p>235.7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.8">
                <text:p>235.8</text:p>
              </table:table-cell>
              <table:table-cell office:value-type="float" office:value="75.375">
                <text:p>75.37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.9">
                <text:p>235.9</text:p>
              </table:table-cell>
              <table:table-cell office:value-type="float" office:value="74.3958">
                <text:p>74.395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">
                <text:p>236</text:p>
              </table:table-cell>
              <table:table-cell office:value-type="float" office:value="75.3542">
                <text:p>75.354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.1">
                <text:p>236.1</text:p>
              </table:table-cell>
              <table:table-cell office:value-type="float" office:value="74.8958">
                <text:p>74.895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.2">
                <text:p>236.2</text:p>
              </table:table-cell>
              <table:table-cell office:value-type="float" office:value="74.7083">
                <text:p>74.708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.3">
                <text:p>236.3</text:p>
              </table:table-cell>
              <table:table-cell office:value-type="float" office:value="74.8542">
                <text:p>74.854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.4">
                <text:p>236.4</text:p>
              </table:table-cell>
              <table:table-cell office:value-type="float" office:value="74.5625">
                <text:p>74.562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.5">
                <text:p>236.5</text:p>
              </table:table-cell>
              <table:table-cell office:value-type="float" office:value="74.375">
                <text:p>74.3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.6">
                <text:p>236.6</text:p>
              </table:table-cell>
              <table:table-cell office:value-type="float" office:value="74.8333">
                <text:p>74.833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.7">
                <text:p>236.7</text:p>
              </table:table-cell>
              <table:table-cell office:value-type="float" office:value="74.8333">
                <text:p>74.833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.8">
                <text:p>236.8</text:p>
              </table:table-cell>
              <table:table-cell office:value-type="float" office:value="74.7708">
                <text:p>74.770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.9">
                <text:p>236.9</text:p>
              </table:table-cell>
              <table:table-cell office:value-type="float" office:value="74.7708">
                <text:p>74.770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.1">
                <text:p>237.1</text:p>
              </table:table-cell>
              <table:table-cell office:value-type="float" office:value="75.1667">
                <text:p>75.166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.2">
                <text:p>237.2</text:p>
              </table:table-cell>
              <table:table-cell office:value-type="float" office:value="75.0208">
                <text:p>75.020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.3">
                <text:p>237.3</text:p>
              </table:table-cell>
              <table:table-cell office:value-type="float" office:value="75.0625">
                <text:p>75.062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.4">
                <text:p>237.4</text:p>
              </table:table-cell>
              <table:table-cell office:value-type="float" office:value="75.5417">
                <text:p>75.541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.5">
                <text:p>237.5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.6">
                <text:p>237.6</text:p>
              </table:table-cell>
              <table:table-cell office:value-type="float" office:value="75.2083">
                <text:p>75.208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.7">
                <text:p>237.7</text:p>
              </table:table-cell>
              <table:table-cell office:value-type="float" office:value="76.1042">
                <text:p>76.104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.8">
                <text:p>237.8</text:p>
              </table:table-cell>
              <table:table-cell office:value-type="float" office:value="75.2917">
                <text:p>75.2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.9">
                <text:p>237.9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">
                <text:p>238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.1">
                <text:p>238.1</text:p>
              </table:table-cell>
              <table:table-cell office:value-type="float" office:value="76.0208">
                <text:p>76.020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.2">
                <text:p>238.2</text:p>
              </table:table-cell>
              <table:table-cell office:value-type="float" office:value="76.3333">
                <text:p>76.333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.3">
                <text:p>238.3</text:p>
              </table:table-cell>
              <table:table-cell office:value-type="float" office:value="76.5208">
                <text:p>76.520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.4">
                <text:p>238.4</text:p>
              </table:table-cell>
              <table:table-cell office:value-type="float" office:value="76.1667">
                <text:p>76.166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.5">
                <text:p>238.5</text:p>
              </table:table-cell>
              <table:table-cell office:value-type="float" office:value="76.3333">
                <text:p>76.333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.6">
                <text:p>238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.7">
                <text:p>238.7</text:p>
              </table:table-cell>
              <table:table-cell office:value-type="float" office:value="76.3958">
                <text:p>76.395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.8">
                <text:p>238.8</text:p>
              </table:table-cell>
              <table:table-cell office:value-type="float" office:value="75.3542">
                <text:p>75.354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.9">
                <text:p>238.9</text:p>
              </table:table-cell>
              <table:table-cell office:value-type="float" office:value="75.8333">
                <text:p>75.833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">
                <text:p>239</text:p>
              </table:table-cell>
              <table:table-cell office:value-type="float" office:value="76.1458">
                <text:p>76.145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.1">
                <text:p>239.1</text:p>
              </table:table-cell>
              <table:table-cell office:value-type="float" office:value="75.9375">
                <text:p>75.937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.2">
                <text:p>239.2</text:p>
              </table:table-cell>
              <table:table-cell office:value-type="float" office:value="76.0625">
                <text:p>76.062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.3">
                <text:p>239.3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.4">
                <text:p>239.4</text:p>
              </table:table-cell>
              <table:table-cell office:value-type="float" office:value="75.9792">
                <text:p>75.979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.5">
                <text:p>239.5</text:p>
              </table:table-cell>
              <table:table-cell office:value-type="float" office:value="76.1667">
                <text:p>76.166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.6">
                <text:p>239.6</text:p>
              </table:table-cell>
              <table:table-cell office:value-type="float" office:value="76.5625">
                <text:p>76.562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.7">
                <text:p>239.7</text:p>
              </table:table-cell>
              <table:table-cell office:value-type="float" office:value="76.1875">
                <text:p>76.187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.8">
                <text:p>239.8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.9">
                <text:p>239.9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">
                <text:p>240</text:p>
              </table:table-cell>
              <table:table-cell office:value-type="float" office:value="74.4583">
                <text:p>74.458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.1">
                <text:p>240.1</text:p>
              </table:table-cell>
              <table:table-cell office:value-type="float" office:value="72.7292">
                <text:p>72.729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.2">
                <text:p>240.2</text:p>
              </table:table-cell>
              <table:table-cell office:value-type="float" office:value="70.2292">
                <text:p>70.229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.3">
                <text:p>240.3</text:p>
              </table:table-cell>
              <table:table-cell office:value-type="float" office:value="69.4792">
                <text:p>69.479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.4">
                <text:p>240.4</text:p>
              </table:table-cell>
              <table:table-cell office:value-type="float" office:value="67.875">
                <text:p>67.87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.5">
                <text:p>240.5</text:p>
              </table:table-cell>
              <table:table-cell office:value-type="float" office:value="68.3333">
                <text:p>68.333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.6">
                <text:p>240.6</text:p>
              </table:table-cell>
              <table:table-cell office:value-type="float" office:value="68.0625">
                <text:p>68.06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.7">
                <text:p>240.7</text:p>
              </table:table-cell>
              <table:table-cell office:value-type="float" office:value="67.7708">
                <text:p>67.770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.8">
                <text:p>240.8</text:p>
              </table:table-cell>
              <table:table-cell office:value-type="float" office:value="66.875">
                <text:p>66.8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.9">
                <text:p>240.9</text:p>
              </table:table-cell>
              <table:table-cell office:value-type="float" office:value="66.6875">
                <text:p>66.687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">
                <text:p>241</text:p>
              </table:table-cell>
              <table:table-cell office:value-type="float" office:value="66.5833">
                <text:p>66.583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.1">
                <text:p>241.1</text:p>
              </table:table-cell>
              <table:table-cell office:value-type="float" office:value="66.125">
                <text:p>66.1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.2">
                <text:p>241.2</text:p>
              </table:table-cell>
              <table:table-cell office:value-type="float" office:value="65.9167">
                <text:p>65.91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.3">
                <text:p>241.3</text:p>
              </table:table-cell>
              <table:table-cell office:value-type="float" office:value="66.5625">
                <text:p>66.562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.4">
                <text:p>241.4</text:p>
              </table:table-cell>
              <table:table-cell office:value-type="float" office:value="65.7292">
                <text:p>65.729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.5">
                <text:p>241.5</text:p>
              </table:table-cell>
              <table:table-cell office:value-type="float" office:value="65.8542">
                <text:p>65.854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.6">
                <text:p>241.6</text:p>
              </table:table-cell>
              <table:table-cell office:value-type="float" office:value="65.3542">
                <text:p>65.354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.7">
                <text:p>241.7</text:p>
              </table:table-cell>
              <table:table-cell office:value-type="float" office:value="65.8542">
                <text:p>65.854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.8">
                <text:p>241.8</text:p>
              </table:table-cell>
              <table:table-cell office:value-type="float" office:value="65.3958">
                <text:p>65.395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.9">
                <text:p>241.9</text:p>
              </table:table-cell>
              <table:table-cell office:value-type="float" office:value="65.1667">
                <text:p>65.1667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">
                <text:p>242</text:p>
              </table:table-cell>
              <table:table-cell office:value-type="float" office:value="65.2292">
                <text:p>65.229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.1">
                <text:p>242.1</text:p>
              </table:table-cell>
              <table:table-cell office:value-type="float" office:value="64.9167">
                <text:p>64.916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.2">
                <text:p>242.2</text:p>
              </table:table-cell>
              <table:table-cell office:value-type="float" office:value="64.7708">
                <text:p>64.770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.3">
                <text:p>242.3</text:p>
              </table:table-cell>
              <table:table-cell office:value-type="float" office:value="64.7292">
                <text:p>64.729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.4">
                <text:p>242.4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.5">
                <text:p>242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.6">
                <text:p>242.6</text:p>
              </table:table-cell>
              <table:table-cell office:value-type="float" office:value="64.6875">
                <text:p>64.687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.7">
                <text:p>242.7</text:p>
              </table:table-cell>
              <table:table-cell office:value-type="float" office:value="64.3125">
                <text:p>64.31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.8">
                <text:p>242.8</text:p>
              </table:table-cell>
              <table:table-cell office:value-type="float" office:value="64.1458">
                <text:p>64.145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.9">
                <text:p>242.9</text:p>
              </table:table-cell>
              <table:table-cell office:value-type="float" office:value="64.2292">
                <text:p>64.229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">
                <text:p>243</text:p>
              </table:table-cell>
              <table:table-cell office:value-type="float" office:value="64.4167">
                <text:p>64.41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.1">
                <text:p>243.1</text:p>
              </table:table-cell>
              <table:table-cell office:value-type="float" office:value="63.6042">
                <text:p>63.604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.2">
                <text:p>243.2</text:p>
              </table:table-cell>
              <table:table-cell office:value-type="float" office:value="63.2917">
                <text:p>63.291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.3">
                <text:p>243.3</text:p>
              </table:table-cell>
              <table:table-cell office:value-type="float" office:value="63.4167">
                <text:p>63.416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.4">
                <text:p>243.4</text:p>
              </table:table-cell>
              <table:table-cell office:value-type="float" office:value="63.7083">
                <text:p>63.708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.5">
                <text:p>243.5</text:p>
              </table:table-cell>
              <table:table-cell office:value-type="float" office:value="63.1667">
                <text:p>63.1667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.6">
                <text:p>243.6</text:p>
              </table:table-cell>
              <table:table-cell office:value-type="float" office:value="60.4375">
                <text:p>60.437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.7">
                <text:p>243.7</text:p>
              </table:table-cell>
              <table:table-cell office:value-type="float" office:value="53.4167">
                <text:p>53.416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.8">
                <text:p>243.8</text:p>
              </table:table-cell>
              <table:table-cell office:value-type="float" office:value="50.0833">
                <text:p>50.083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.9">
                <text:p>243.9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">
                <text:p>244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.1">
                <text:p>244.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.2">
                <text:p>244.2</text:p>
              </table:table-cell>
              <table:table-cell office:value-type="float" office:value="52.6875">
                <text:p>52.687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.3">
                <text:p>244.3</text:p>
              </table:table-cell>
              <table:table-cell office:value-type="float" office:value="54.2292">
                <text:p>54.229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.4">
                <text:p>244.4</text:p>
              </table:table-cell>
              <table:table-cell office:value-type="float" office:value="54.4792">
                <text:p>54.479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.5">
                <text:p>244.5</text:p>
              </table:table-cell>
              <table:table-cell office:value-type="float" office:value="53.9167">
                <text:p>53.916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.6">
                <text:p>244.6</text:p>
              </table:table-cell>
              <table:table-cell office:value-type="float" office:value="53.7083">
                <text:p>53.708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.7">
                <text:p>244.7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.8">
                <text:p>244.8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.9">
                <text:p>244.9</text:p>
              </table:table-cell>
              <table:table-cell office:value-type="float" office:value="50.0417">
                <text:p>50.041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">
                <text:p>245</text:p>
              </table:table-cell>
              <table:table-cell office:value-type="float" office:value="49.4792">
                <text:p>49.479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.1">
                <text:p>245.1</text:p>
              </table:table-cell>
              <table:table-cell office:value-type="float" office:value="49.3542">
                <text:p>49.354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.2">
                <text:p>245.2</text:p>
              </table:table-cell>
              <table:table-cell office:value-type="float" office:value="48.6667">
                <text:p>48.666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.3">
                <text:p>245.3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.4">
                <text:p>245.4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.5">
                <text:p>245.5</text:p>
              </table:table-cell>
              <table:table-cell office:value-type="float" office:value="49.3958">
                <text:p>49.3958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.6">
                <text:p>245.6</text:p>
              </table:table-cell>
              <table:table-cell office:value-type="float" office:value="49.4167">
                <text:p>49.416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.7">
                <text:p>245.7</text:p>
              </table:table-cell>
              <table:table-cell office:value-type="float" office:value="48.8333">
                <text:p>48.833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.8">
                <text:p>245.8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.9">
                <text:p>245.9</text:p>
              </table:table-cell>
              <table:table-cell office:value-type="float" office:value="49.7917">
                <text:p>49.7917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">
                <text:p>246</text:p>
              </table:table-cell>
              <table:table-cell office:value-type="float" office:value="49.6667">
                <text:p>49.666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.1">
                <text:p>246.1</text:p>
              </table:table-cell>
              <table:table-cell office:value-type="float" office:value="49.4167">
                <text:p>49.416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.2">
                <text:p>246.2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.3">
                <text:p>246.3</text:p>
              </table:table-cell>
              <table:table-cell office:value-type="float" office:value="49.7917">
                <text:p>49.791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.4">
                <text:p>246.4</text:p>
              </table:table-cell>
              <table:table-cell office:value-type="float" office:value="49.5625">
                <text:p>49.56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.5">
                <text:p>246.5</text:p>
              </table:table-cell>
              <table:table-cell office:value-type="float" office:value="49.8542">
                <text:p>49.854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.6">
                <text:p>246.6</text:p>
              </table:table-cell>
              <table:table-cell office:value-type="float" office:value="49.7708">
                <text:p>49.770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.7">
                <text:p>246.7</text:p>
              </table:table-cell>
              <table:table-cell office:value-type="float" office:value="49.9167">
                <text:p>49.916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.8">
                <text:p>246.8</text:p>
              </table:table-cell>
              <table:table-cell office:value-type="float" office:value="49.5833">
                <text:p>49.58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.9">
                <text:p>246.9</text:p>
              </table:table-cell>
              <table:table-cell office:value-type="float" office:value="49.6667">
                <text:p>49.666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">
                <text:p>247</text:p>
              </table:table-cell>
              <table:table-cell office:value-type="float" office:value="50.3958">
                <text:p>50.395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.1">
                <text:p>247.1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.2">
                <text:p>247.2</text:p>
              </table:table-cell>
              <table:table-cell office:value-type="float" office:value="49.7292">
                <text:p>49.729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.3">
                <text:p>247.3</text:p>
              </table:table-cell>
              <table:table-cell office:value-type="float" office:value="49.6042">
                <text:p>49.604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.4">
                <text:p>247.4</text:p>
              </table:table-cell>
              <table:table-cell office:value-type="float" office:value="50.4583">
                <text:p>50.458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.5">
                <text:p>247.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.6">
                <text:p>247.6</text:p>
              </table:table-cell>
              <table:table-cell office:value-type="float" office:value="50.2917">
                <text:p>50.291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.7">
                <text:p>247.7</text:p>
              </table:table-cell>
              <table:table-cell office:value-type="float" office:value="50.0625">
                <text:p>50.062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.8">
                <text:p>247.8</text:p>
              </table:table-cell>
              <table:table-cell office:value-type="float" office:value="50.0625">
                <text:p>50.062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.9">
                <text:p>247.9</text:p>
              </table:table-cell>
              <table:table-cell office:value-type="float" office:value="50.4375">
                <text:p>50.437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">
                <text:p>248</text:p>
              </table:table-cell>
              <table:table-cell office:value-type="float" office:value="50.4792">
                <text:p>50.479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.1">
                <text:p>248.1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.2">
                <text:p>248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.3">
                <text:p>248.3</text:p>
              </table:table-cell>
              <table:table-cell office:value-type="float" office:value="50.1458">
                <text:p>50.145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.4">
                <text:p>248.4</text:p>
              </table:table-cell>
              <table:table-cell office:value-type="float" office:value="50.4583">
                <text:p>50.458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.5">
                <text:p>248.5</text:p>
              </table:table-cell>
              <table:table-cell office:value-type="float" office:value="50.0208">
                <text:p>50.0208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.6">
                <text:p>248.6</text:p>
              </table:table-cell>
              <table:table-cell office:value-type="float" office:value="50.7083">
                <text:p>50.708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.7">
                <text:p>248.7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.8">
                <text:p>248.8</text:p>
              </table:table-cell>
              <table:table-cell office:value-type="float" office:value="50.1042">
                <text:p>50.104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.9">
                <text:p>248.9</text:p>
              </table:table-cell>
              <table:table-cell office:value-type="float" office:value="50.1458">
                <text:p>50.14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">
                <text:p>249</text:p>
              </table:table-cell>
              <table:table-cell office:value-type="float" office:value="50.6458">
                <text:p>50.645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.1">
                <text:p>249.1</text:p>
              </table:table-cell>
              <table:table-cell office:value-type="float" office:value="50.6042">
                <text:p>50.604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.2">
                <text:p>249.2</text:p>
              </table:table-cell>
              <table:table-cell office:value-type="float" office:value="50.3542">
                <text:p>50.354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.3">
                <text:p>249.3</text:p>
              </table:table-cell>
              <table:table-cell office:value-type="float" office:value="50.5417">
                <text:p>50.541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.4">
                <text:p>249.4</text:p>
              </table:table-cell>
              <table:table-cell office:value-type="float" office:value="50.5625">
                <text:p>50.56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.5">
                <text:p>249.5</text:p>
              </table:table-cell>
              <table:table-cell office:value-type="float" office:value="50.9375">
                <text:p>50.937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.6">
                <text:p>249.6</text:p>
              </table:table-cell>
              <table:table-cell office:value-type="float" office:value="50.4792">
                <text:p>50.479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.7">
                <text:p>249.7</text:p>
              </table:table-cell>
              <table:table-cell office:value-type="float" office:value="50.5833">
                <text:p>50.583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.8">
                <text:p>249.8</text:p>
              </table:table-cell>
              <table:table-cell office:value-type="float" office:value="51.5417">
                <text:p>51.541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.9">
                <text:p>249.9</text:p>
              </table:table-cell>
              <table:table-cell office:value-type="float" office:value="51.3958">
                <text:p>51.395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.1">
                <text:p>250.1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.2">
                <text:p>250.2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.3">
                <text:p>250.3</text:p>
              </table:table-cell>
              <table:table-cell office:value-type="float" office:value="51.6042">
                <text:p>51.604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.4">
                <text:p>250.4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.5">
                <text:p>250.5</text:p>
              </table:table-cell>
              <table:table-cell office:value-type="float" office:value="51.2917">
                <text:p>51.2917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.6">
                <text:p>250.6</text:p>
              </table:table-cell>
              <table:table-cell office:value-type="float" office:value="51.7708">
                <text:p>51.770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.7">
                <text:p>250.7</text:p>
              </table:table-cell>
              <table:table-cell office:value-type="float" office:value="51.5833">
                <text:p>51.583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.8">
                <text:p>250.8</text:p>
              </table:table-cell>
              <table:table-cell office:value-type="float" office:value="51.3542">
                <text:p>51.354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.9">
                <text:p>250.9</text:p>
              </table:table-cell>
              <table:table-cell office:value-type="float" office:value="51.4583">
                <text:p>51.458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">
                <text:p>251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.1">
                <text:p>251.1</text:p>
              </table:table-cell>
              <table:table-cell office:value-type="float" office:value="51.4792">
                <text:p>51.479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.2">
                <text:p>251.2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.3">
                <text:p>251.3</text:p>
              </table:table-cell>
              <table:table-cell office:value-type="float" office:value="51.3958">
                <text:p>51.395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.4">
                <text:p>251.4</text:p>
              </table:table-cell>
              <table:table-cell office:value-type="float" office:value="51.5625">
                <text:p>51.562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.5">
                <text:p>251.5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.6">
                <text:p>251.6</text:p>
              </table:table-cell>
              <table:table-cell office:value-type="float" office:value="50.8125">
                <text:p>50.812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.7">
                <text:p>251.7</text:p>
              </table:table-cell>
              <table:table-cell office:value-type="float" office:value="50.6458">
                <text:p>50.645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.8">
                <text:p>251.8</text:p>
              </table:table-cell>
              <table:table-cell office:value-type="float" office:value="50.9375">
                <text:p>50.937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.9">
                <text:p>251.9</text:p>
              </table:table-cell>
              <table:table-cell office:value-type="float" office:value="51.1042">
                <text:p>51.104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">
                <text:p>252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.1">
                <text:p>252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.2">
                <text:p>252.2</text:p>
              </table:table-cell>
              <table:table-cell office:value-type="float" office:value="50.9167">
                <text:p>50.916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.3">
                <text:p>252.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.4">
                <text:p>252.4</text:p>
              </table:table-cell>
              <table:table-cell office:value-type="float" office:value="51.9792">
                <text:p>51.979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.5">
                <text:p>252.5</text:p>
              </table:table-cell>
              <table:table-cell office:value-type="float" office:value="51.7083">
                <text:p>51.708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.6">
                <text:p>252.6</text:p>
              </table:table-cell>
              <table:table-cell office:value-type="float" office:value="52.2083">
                <text:p>52.208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.7">
                <text:p>252.7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.8">
                <text:p>252.8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.9">
                <text:p>252.9</text:p>
              </table:table-cell>
              <table:table-cell office:value-type="float" office:value="53.1042">
                <text:p>53.104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">
                <text:p>253</text:p>
              </table:table-cell>
              <table:table-cell office:value-type="float" office:value="52.7292">
                <text:p>52.729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.1">
                <text:p>253.1</text:p>
              </table:table-cell>
              <table:table-cell office:value-type="float" office:value="53.2708">
                <text:p>53.270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.2">
                <text:p>253.2</text:p>
              </table:table-cell>
              <table:table-cell office:value-type="float" office:value="53.7917">
                <text:p>53.7917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.3">
                <text:p>253.3</text:p>
              </table:table-cell>
              <table:table-cell office:value-type="float" office:value="53.0208">
                <text:p>53.020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.4">
                <text:p>253.4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.5">
                <text:p>253.5</text:p>
              </table:table-cell>
              <table:table-cell office:value-type="float" office:value="52.9167">
                <text:p>52.916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.6">
                <text:p>253.6</text:p>
              </table:table-cell>
              <table:table-cell office:value-type="float" office:value="52.8125">
                <text:p>52.812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.7">
                <text:p>253.7</text:p>
              </table:table-cell>
              <table:table-cell office:value-type="float" office:value="53.3958">
                <text:p>53.395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.8">
                <text:p>253.8</text:p>
              </table:table-cell>
              <table:table-cell office:value-type="float" office:value="53.1875">
                <text:p>53.187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.9">
                <text:p>253.9</text:p>
              </table:table-cell>
              <table:table-cell office:value-type="float" office:value="54.0208">
                <text:p>54.020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">
                <text:p>254</text:p>
              </table:table-cell>
              <table:table-cell office:value-type="float" office:value="53.9792">
                <text:p>53.979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.1">
                <text:p>254.1</text:p>
              </table:table-cell>
              <table:table-cell office:value-type="float" office:value="54.3333">
                <text:p>54.333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.2">
                <text:p>254.2</text:p>
              </table:table-cell>
              <table:table-cell office:value-type="float" office:value="54.6042">
                <text:p>54.604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.3">
                <text:p>254.3</text:p>
              </table:table-cell>
              <table:table-cell office:value-type="float" office:value="54.7292">
                <text:p>54.729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.4">
                <text:p>254.4</text:p>
              </table:table-cell>
              <table:table-cell office:value-type="float" office:value="55.1042">
                <text:p>55.104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.5">
                <text:p>254.5</text:p>
              </table:table-cell>
              <table:table-cell office:value-type="float" office:value="55.2292">
                <text:p>55.229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.6">
                <text:p>254.6</text:p>
              </table:table-cell>
              <table:table-cell office:value-type="float" office:value="55.4792">
                <text:p>55.479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.7">
                <text:p>254.7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.8">
                <text:p>254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.9">
                <text:p>254.9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">
                <text:p>255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.1">
                <text:p>255.1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.2">
                <text:p>255.2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.3">
                <text:p>255.3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.4">
                <text:p>255.4</text:p>
              </table:table-cell>
              <table:table-cell office:value-type="float" office:value="57.2917">
                <text:p>57.291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.5">
                <text:p>255.5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.6">
                <text:p>255.6</text:p>
              </table:table-cell>
              <table:table-cell office:value-type="float" office:value="56.6667">
                <text:p>56.666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.7">
                <text:p>255.7</text:p>
              </table:table-cell>
              <table:table-cell office:value-type="float" office:value="55.4375">
                <text:p>55.437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.8">
                <text:p>255.8</text:p>
              </table:table-cell>
              <table:table-cell office:value-type="float" office:value="55.8958">
                <text:p>55.895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.9">
                <text:p>255.9</text:p>
              </table:table-cell>
              <table:table-cell office:value-type="float" office:value="58.3333">
                <text:p>58.333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">
                <text:p>256</text:p>
              </table:table-cell>
              <table:table-cell office:value-type="float" office:value="61.3958">
                <text:p>61.395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.1">
                <text:p>256.1</text:p>
              </table:table-cell>
              <table:table-cell office:value-type="float" office:value="64.0208">
                <text:p>64.020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.2">
                <text:p>256.2</text:p>
              </table:table-cell>
              <table:table-cell office:value-type="float" office:value="69.5625">
                <text:p>69.562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.3">
                <text:p>256.3</text:p>
              </table:table-cell>
              <table:table-cell office:value-type="float" office:value="73.8125">
                <text:p>73.812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.4">
                <text:p>256.4</text:p>
              </table:table-cell>
              <table:table-cell office:value-type="float" office:value="77.7917">
                <text:p>77.7917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.5">
                <text:p>256.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.6">
                <text:p>256.6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.7">
                <text:p>256.7</text:p>
              </table:table-cell>
              <table:table-cell office:value-type="float" office:value="85.0208">
                <text:p>85.020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.8">
                <text:p>256.8</text:p>
              </table:table-cell>
              <table:table-cell office:value-type="float" office:value="85.8333">
                <text:p>85.833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.9">
                <text:p>256.9</text:p>
              </table:table-cell>
              <table:table-cell office:value-type="float" office:value="85.7083">
                <text:p>85.708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">
                <text:p>257</text:p>
              </table:table-cell>
              <table:table-cell office:value-type="float" office:value="86.6458">
                <text:p>86.645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.1">
                <text:p>257.1</text:p>
              </table:table-cell>
              <table:table-cell office:value-type="float" office:value="86.7083">
                <text:p>86.708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.2">
                <text:p>257.2</text:p>
              </table:table-cell>
              <table:table-cell office:value-type="float" office:value="88.4167">
                <text:p>88.416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.3">
                <text:p>257.3</text:p>
              </table:table-cell>
              <table:table-cell office:value-type="float" office:value="88.5625">
                <text:p>88.562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.4">
                <text:p>257.4</text:p>
              </table:table-cell>
              <table:table-cell office:value-type="float" office:value="88.9375">
                <text:p>88.937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.5">
                <text:p>257.5</text:p>
              </table:table-cell>
              <table:table-cell office:value-type="float" office:value="89.7083">
                <text:p>89.708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.6">
                <text:p>257.6</text:p>
              </table:table-cell>
              <table:table-cell office:value-type="float" office:value="89.7708">
                <text:p>89.770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.7">
                <text:p>257.7</text:p>
              </table:table-cell>
              <table:table-cell office:value-type="float" office:value="90.4792">
                <text:p>90.479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.8">
                <text:p>257.8</text:p>
              </table:table-cell>
              <table:table-cell office:value-type="float" office:value="90.2292">
                <text:p>90.229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.9">
                <text:p>257.9</text:p>
              </table:table-cell>
              <table:table-cell office:value-type="float" office:value="90.4375">
                <text:p>90.437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">
                <text:p>258</text:p>
              </table:table-cell>
              <table:table-cell office:value-type="float" office:value="90.5625">
                <text:p>90.562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.1">
                <text:p>258.1</text:p>
              </table:table-cell>
              <table:table-cell office:value-type="float" office:value="90.9583">
                <text:p>90.958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.2">
                <text:p>258.2</text:p>
              </table:table-cell>
              <table:table-cell office:value-type="float" office:value="90.2917">
                <text:p>90.291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.3">
                <text:p>258.3</text:p>
              </table:table-cell>
              <table:table-cell office:value-type="float" office:value="90.6458">
                <text:p>90.645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.4">
                <text:p>258.4</text:p>
              </table:table-cell>
              <table:table-cell office:value-type="float" office:value="90.6875">
                <text:p>90.687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.5">
                <text:p>258.5</text:p>
              </table:table-cell>
              <table:table-cell office:value-type="float" office:value="91.4167">
                <text:p>91.416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.6">
                <text:p>258.6</text:p>
              </table:table-cell>
              <table:table-cell office:value-type="float" office:value="91.1667">
                <text:p>91.166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.7">
                <text:p>258.7</text:p>
              </table:table-cell>
              <table:table-cell office:value-type="float" office:value="91.4375">
                <text:p>91.437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.8">
                <text:p>258.8</text:p>
              </table:table-cell>
              <table:table-cell office:value-type="float" office:value="90.9167">
                <text:p>90.916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.9">
                <text:p>258.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">
                <text:p>259</text:p>
              </table:table-cell>
              <table:table-cell office:value-type="float" office:value="92.3958">
                <text:p>92.395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.1">
                <text:p>259.1</text:p>
              </table:table-cell>
              <table:table-cell office:value-type="float" office:value="92.0833">
                <text:p>92.083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.2">
                <text:p>259.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.3">
                <text:p>259.3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.4">
                <text:p>259.4</text:p>
              </table:table-cell>
              <table:table-cell office:value-type="float" office:value="92.4375">
                <text:p>92.43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.5">
                <text:p>259.5</text:p>
              </table:table-cell>
              <table:table-cell office:value-type="float" office:value="92.5625">
                <text:p>92.562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.6">
                <text:p>259.6</text:p>
              </table:table-cell>
              <table:table-cell office:value-type="float" office:value="92.3542">
                <text:p>92.354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.7">
                <text:p>259.7</text:p>
              </table:table-cell>
              <table:table-cell office:value-type="float" office:value="92.4375">
                <text:p>92.437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.8">
                <text:p>259.8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.9">
                <text:p>259.9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">
                <text:p>260</text:p>
              </table:table-cell>
              <table:table-cell office:value-type="float" office:value="92.625">
                <text:p>92.62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.1">
                <text:p>260.1</text:p>
              </table:table-cell>
              <table:table-cell office:value-type="float" office:value="92.9167">
                <text:p>92.916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.2">
                <text:p>260.2</text:p>
              </table:table-cell>
              <table:table-cell office:value-type="float" office:value="92.5833">
                <text:p>92.583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.3">
                <text:p>260.3</text:p>
              </table:table-cell>
              <table:table-cell office:value-type="float" office:value="93.1458">
                <text:p>93.145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.4">
                <text:p>260.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.5">
                <text:p>260.5</text:p>
              </table:table-cell>
              <table:table-cell office:value-type="float" office:value="92.6458">
                <text:p>92.645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.6">
                <text:p>260.6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.7">
                <text:p>260.7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.8">
                <text:p>260.8</text:p>
              </table:table-cell>
              <table:table-cell office:value-type="float" office:value="93.2917">
                <text:p>93.291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.9">
                <text:p>260.9</text:p>
              </table:table-cell>
              <table:table-cell office:value-type="float" office:value="93.4167">
                <text:p>93.4167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">
                <text:p>261</text:p>
              </table:table-cell>
              <table:table-cell office:value-type="float" office:value="93.1875">
                <text:p>93.1875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.1">
                <text:p>261.1</text:p>
              </table:table-cell>
              <table:table-cell office:value-type="float" office:value="93.7292">
                <text:p>93.729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.2">
                <text:p>261.2</text:p>
              </table:table-cell>
              <table:table-cell office:value-type="float" office:value="93.2292">
                <text:p>93.229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.3">
                <text:p>261.3</text:p>
              </table:table-cell>
              <table:table-cell office:value-type="float" office:value="93.125">
                <text:p>93.12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.4">
                <text:p>261.4</text:p>
              </table:table-cell>
              <table:table-cell office:value-type="float" office:value="93.7292">
                <text:p>93.729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.5">
                <text:p>261.5</text:p>
              </table:table-cell>
              <table:table-cell office:value-type="float" office:value="94.2292">
                <text:p>94.229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.6">
                <text:p>261.6</text:p>
              </table:table-cell>
              <table:table-cell office:value-type="float" office:value="93.0417">
                <text:p>93.041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.7">
                <text:p>261.7</text:p>
              </table:table-cell>
              <table:table-cell office:value-type="float" office:value="93.5208">
                <text:p>93.520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.8">
                <text:p>261.8</text:p>
              </table:table-cell>
              <table:table-cell office:value-type="float" office:value="93.1667">
                <text:p>93.166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.9">
                <text:p>261.9</text:p>
              </table:table-cell>
              <table:table-cell office:value-type="float" office:value="92.8333">
                <text:p>92.833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">
                <text:p>262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.1">
                <text:p>262.1</text:p>
              </table:table-cell>
              <table:table-cell office:value-type="float" office:value="93.4792">
                <text:p>93.479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.2">
                <text:p>262.2</text:p>
              </table:table-cell>
              <table:table-cell office:value-type="float" office:value="93.0208">
                <text:p>93.020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.3">
                <text:p>262.3</text:p>
              </table:table-cell>
              <table:table-cell office:value-type="float" office:value="93.7083">
                <text:p>93.708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.4">
                <text:p>262.4</text:p>
              </table:table-cell>
              <table:table-cell office:value-type="float" office:value="94.6042">
                <text:p>94.604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.5">
                <text:p>262.5</text:p>
              </table:table-cell>
              <table:table-cell office:value-type="float" office:value="93.6667">
                <text:p>93.666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.6">
                <text:p>262.6</text:p>
              </table:table-cell>
              <table:table-cell office:value-type="float" office:value="93.8125">
                <text:p>93.812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.7">
                <text:p>262.7</text:p>
              </table:table-cell>
              <table:table-cell office:value-type="float" office:value="94.0625">
                <text:p>94.062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.8">
                <text:p>262.8</text:p>
              </table:table-cell>
              <table:table-cell office:value-type="float" office:value="94.7083">
                <text:p>94.708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.9">
                <text:p>262.9</text:p>
              </table:table-cell>
              <table:table-cell office:value-type="float" office:value="93.4167">
                <text:p>93.4167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">
                <text:p>263</text:p>
              </table:table-cell>
              <table:table-cell office:value-type="float" office:value="93.875">
                <text:p>93.87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.1">
                <text:p>263.1</text:p>
              </table:table-cell>
              <table:table-cell office:value-type="float" office:value="93.1042">
                <text:p>93.104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.2">
                <text:p>263.2</text:p>
              </table:table-cell>
              <table:table-cell office:value-type="float" office:value="94.0625">
                <text:p>94.062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.3">
                <text:p>263.3</text:p>
              </table:table-cell>
              <table:table-cell office:value-type="float" office:value="94.3125">
                <text:p>94.312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.4">
                <text:p>263.4</text:p>
              </table:table-cell>
              <table:table-cell office:value-type="float" office:value="94.7292">
                <text:p>94.729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.5">
                <text:p>263.5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.6">
                <text:p>263.6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.7">
                <text:p>263.7</text:p>
              </table:table-cell>
              <table:table-cell office:value-type="float" office:value="93.6042">
                <text:p>93.604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.8">
                <text:p>263.8</text:p>
              </table:table-cell>
              <table:table-cell office:value-type="float" office:value="94.0417">
                <text:p>94.041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.9">
                <text:p>263.9</text:p>
              </table:table-cell>
              <table:table-cell office:value-type="float" office:value="93.9792">
                <text:p>93.979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">
                <text:p>264</text:p>
              </table:table-cell>
              <table:table-cell office:value-type="float" office:value="93.5417">
                <text:p>93.541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.1">
                <text:p>264.1</text:p>
              </table:table-cell>
              <table:table-cell office:value-type="float" office:value="91.6042">
                <text:p>91.604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.2">
                <text:p>264.2</text:p>
              </table:table-cell>
              <table:table-cell office:value-type="float" office:value="90.2708">
                <text:p>90.270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.3">
                <text:p>264.3</text:p>
              </table:table-cell>
              <table:table-cell office:value-type="float" office:value="90.0208">
                <text:p>90.020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.4">
                <text:p>264.4</text:p>
              </table:table-cell>
              <table:table-cell office:value-type="float" office:value="88.5625">
                <text:p>88.562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.5">
                <text:p>264.5</text:p>
              </table:table-cell>
              <table:table-cell office:value-type="float" office:value="88.0833">
                <text:p>88.083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.6">
                <text:p>264.6</text:p>
              </table:table-cell>
              <table:table-cell office:value-type="float" office:value="87.9375">
                <text:p>87.937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.7">
                <text:p>264.7</text:p>
              </table:table-cell>
              <table:table-cell office:value-type="float" office:value="87.3333">
                <text:p>87.333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.8">
                <text:p>264.8</text:p>
              </table:table-cell>
              <table:table-cell office:value-type="float" office:value="87.2083">
                <text:p>87.208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.9">
                <text:p>264.9</text:p>
              </table:table-cell>
              <table:table-cell office:value-type="float" office:value="87.8125">
                <text:p>87.812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">
                <text:p>265</text:p>
              </table:table-cell>
              <table:table-cell office:value-type="float" office:value="86.9583">
                <text:p>86.958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.1">
                <text:p>265.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.2">
                <text:p>265.2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.3">
                <text:p>265.3</text:p>
              </table:table-cell>
              <table:table-cell office:value-type="float" office:value="86.3542">
                <text:p>86.354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.4">
                <text:p>265.4</text:p>
              </table:table-cell>
              <table:table-cell office:value-type="float" office:value="86.4583">
                <text:p>86.458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.5">
                <text:p>265.5</text:p>
              </table:table-cell>
              <table:table-cell office:value-type="float" office:value="86.7292">
                <text:p>86.729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.6">
                <text:p>265.6</text:p>
              </table:table-cell>
              <table:table-cell office:value-type="float" office:value="86.0833">
                <text:p>86.083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.7">
                <text:p>265.7</text:p>
              </table:table-cell>
              <table:table-cell office:value-type="float" office:value="85.8125">
                <text:p>85.812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.8">
                <text:p>265.8</text:p>
              </table:table-cell>
              <table:table-cell office:value-type="float" office:value="85.7708">
                <text:p>85.770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.9">
                <text:p>265.9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">
                <text:p>266</text:p>
              </table:table-cell>
              <table:table-cell office:value-type="float" office:value="85.2292">
                <text:p>85.229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.1">
                <text:p>266.1</text:p>
              </table:table-cell>
              <table:table-cell office:value-type="float" office:value="85.1458">
                <text:p>85.145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.2">
                <text:p>266.2</text:p>
              </table:table-cell>
              <table:table-cell office:value-type="float" office:value="84.6458">
                <text:p>84.645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.3">
                <text:p>266.3</text:p>
              </table:table-cell>
              <table:table-cell office:value-type="float" office:value="85.6458">
                <text:p>85.645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.4">
                <text:p>266.4</text:p>
              </table:table-cell>
              <table:table-cell office:value-type="float" office:value="85.1667">
                <text:p>85.166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.5">
                <text:p>266.5</text:p>
              </table:table-cell>
              <table:table-cell office:value-type="float" office:value="84.3125">
                <text:p>84.312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.6">
                <text:p>266.6</text:p>
              </table:table-cell>
              <table:table-cell office:value-type="float" office:value="84.7292">
                <text:p>84.729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.7">
                <text:p>266.7</text:p>
              </table:table-cell>
              <table:table-cell office:value-type="float" office:value="84.7083">
                <text:p>84.708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.8">
                <text:p>266.8</text:p>
              </table:table-cell>
              <table:table-cell office:value-type="float" office:value="84.6667">
                <text:p>84.666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.9">
                <text:p>266.9</text:p>
              </table:table-cell>
              <table:table-cell office:value-type="float" office:value="84.125">
                <text:p>84.12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">
                <text:p>267</text:p>
              </table:table-cell>
              <table:table-cell office:value-type="float" office:value="84.7708">
                <text:p>84.770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.1">
                <text:p>267.1</text:p>
              </table:table-cell>
              <table:table-cell office:value-type="float" office:value="84.4792">
                <text:p>84.479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.2">
                <text:p>267.2</text:p>
              </table:table-cell>
              <table:table-cell office:value-type="float" office:value="84.1875">
                <text:p>84.187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.3">
                <text:p>267.3</text:p>
              </table:table-cell>
              <table:table-cell office:value-type="float" office:value="84.2917">
                <text:p>84.291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.4">
                <text:p>267.4</text:p>
              </table:table-cell>
              <table:table-cell office:value-type="float" office:value="84.7292">
                <text:p>84.729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.5">
                <text:p>267.5</text:p>
              </table:table-cell>
              <table:table-cell office:value-type="float" office:value="84.0417">
                <text:p>84.041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.6">
                <text:p>267.6</text:p>
              </table:table-cell>
              <table:table-cell office:value-type="float" office:value="78.6875">
                <text:p>78.687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.7">
                <text:p>267.7</text:p>
              </table:table-cell>
              <table:table-cell office:value-type="float" office:value="72.5208">
                <text:p>72.5208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.8">
                <text:p>267.8</text:p>
              </table:table-cell>
              <table:table-cell office:value-type="float" office:value="64.8333">
                <text:p>64.833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.9">
                <text:p>267.9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">
                <text:p>268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.1">
                <text:p>268.1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.2">
                <text:p>268.2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.3">
                <text:p>268.3</text:p>
              </table:table-cell>
              <table:table-cell office:value-type="float" office:value="58.9167">
                <text:p>58.916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.4">
                <text:p>268.4</text:p>
              </table:table-cell>
              <table:table-cell office:value-type="float" office:value="60.0625">
                <text:p>60.062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.5">
                <text:p>26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.6">
                <text:p>268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.7">
                <text:p>268.7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.8">
                <text:p>268.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.9">
                <text:p>268.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">
                <text:p>269</text:p>
              </table:table-cell>
              <table:table-cell office:value-type="float" office:value="57.9167">
                <text:p>57.916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.1">
                <text:p>269.1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.2">
                <text:p>269.2</text:p>
              </table:table-cell>
              <table:table-cell office:value-type="float" office:value="57.4583">
                <text:p>57.458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.3">
                <text:p>269.3</text:p>
              </table:table-cell>
              <table:table-cell office:value-type="float" office:value="56.4375">
                <text:p>56.437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.4">
                <text:p>269.4</text:p>
              </table:table-cell>
              <table:table-cell office:value-type="float" office:value="56.7083">
                <text:p>56.708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.5">
                <text:p>269.5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.6">
                <text:p>269.6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.7">
                <text:p>269.7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.8">
                <text:p>269.8</text:p>
              </table:table-cell>
              <table:table-cell office:value-type="float" office:value="57.2083">
                <text:p>57.208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.9">
                <text:p>269.9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">
                <text:p>270</text:p>
              </table:table-cell>
              <table:table-cell office:value-type="float" office:value="57.0208">
                <text:p>57.020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.1">
                <text:p>270.1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.2">
                <text:p>270.2</text:p>
              </table:table-cell>
              <table:table-cell office:value-type="float" office:value="56.8542">
                <text:p>56.854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.3">
                <text:p>270.3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.4">
                <text:p>270.4</text:p>
              </table:table-cell>
              <table:table-cell office:value-type="float" office:value="57.1042">
                <text:p>57.104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.5">
                <text:p>270.5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.6">
                <text:p>270.6</text:p>
              </table:table-cell>
              <table:table-cell office:value-type="float" office:value="57.2292">
                <text:p>57.229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.7">
                <text:p>270.7</text:p>
              </table:table-cell>
              <table:table-cell office:value-type="float" office:value="56.9375">
                <text:p>56.937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.8">
                <text:p>270.8</text:p>
              </table:table-cell>
              <table:table-cell office:value-type="float" office:value="56.6042">
                <text:p>56.604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.9">
                <text:p>270.9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">
                <text:p>271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.1">
                <text:p>271.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.2">
                <text:p>271.2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.3">
                <text:p>271.3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.4">
                <text:p>271.4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.5">
                <text:p>271.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.6">
                <text:p>271.6</text:p>
              </table:table-cell>
              <table:table-cell office:value-type="float" office:value="57.5625">
                <text:p>57.562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.7">
                <text:p>271.7</text:p>
              </table:table-cell>
              <table:table-cell office:value-type="float" office:value="57.1667">
                <text:p>57.166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.8">
                <text:p>271.8</text:p>
              </table:table-cell>
              <table:table-cell office:value-type="float" office:value="56.6667">
                <text:p>56.666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.9">
                <text:p>271.9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">
                <text:p>272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.1">
                <text:p>272.1</text:p>
              </table:table-cell>
              <table:table-cell office:value-type="float" office:value="56.9375">
                <text:p>56.937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.2">
                <text:p>272.2</text:p>
              </table:table-cell>
              <table:table-cell office:value-type="float" office:value="57.3125">
                <text:p>57.312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.3">
                <text:p>272.3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.4">
                <text:p>272.4</text:p>
              </table:table-cell>
              <table:table-cell office:value-type="float" office:value="57.6667">
                <text:p>57.666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.5">
                <text:p>272.5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.6">
                <text:p>272.6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.7">
                <text:p>272.7</text:p>
              </table:table-cell>
              <table:table-cell office:value-type="float" office:value="57.3958">
                <text:p>57.395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.8">
                <text:p>272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.9">
                <text:p>272.9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">
                <text:p>273</text:p>
              </table:table-cell>
              <table:table-cell office:value-type="float" office:value="56.9792">
                <text:p>56.979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.1">
                <text:p>273.1</text:p>
              </table:table-cell>
              <table:table-cell office:value-type="float" office:value="57.6458">
                <text:p>57.645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.2">
                <text:p>273.2</text:p>
              </table:table-cell>
              <table:table-cell office:value-type="float" office:value="57.8542">
                <text:p>57.854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.3">
                <text:p>273.3</text:p>
              </table:table-cell>
              <table:table-cell office:value-type="float" office:value="57.2708">
                <text:p>57.2708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.4">
                <text:p>273.4</text:p>
              </table:table-cell>
              <table:table-cell office:value-type="float" office:value="57.1667">
                <text:p>57.166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.5">
                <text:p>273.5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.6">
                <text:p>273.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.7">
                <text:p>273.7</text:p>
              </table:table-cell>
              <table:table-cell office:value-type="float" office:value="56.6458">
                <text:p>56.64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.8">
                <text:p>273.8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.9">
                <text:p>273.9</text:p>
              </table:table-cell>
              <table:table-cell office:value-type="float" office:value="55.9792">
                <text:p>55.979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">
                <text:p>274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.1">
                <text:p>274.1</text:p>
              </table:table-cell>
              <table:table-cell office:value-type="float" office:value="56.4792">
                <text:p>56.479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.2">
                <text:p>274.2</text:p>
              </table:table-cell>
              <table:table-cell office:value-type="float" office:value="56.5625">
                <text:p>56.562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.3">
                <text:p>274.3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.4">
                <text:p>274.4</text:p>
              </table:table-cell>
              <table:table-cell office:value-type="float" office:value="56.5833">
                <text:p>56.583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.5">
                <text:p>274.5</text:p>
              </table:table-cell>
              <table:table-cell office:value-type="float" office:value="55.0833">
                <text:p>55.0833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.6">
                <text:p>274.6</text:p>
              </table:table-cell>
              <table:table-cell office:value-type="float" office:value="54.8333">
                <text:p>54.833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.7">
                <text:p>274.7</text:p>
              </table:table-cell>
              <table:table-cell office:value-type="float" office:value="55.1458">
                <text:p>55.145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.8">
                <text:p>274.8</text:p>
              </table:table-cell>
              <table:table-cell office:value-type="float" office:value="55.1667">
                <text:p>55.166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.9">
                <text:p>274.9</text:p>
              </table:table-cell>
              <table:table-cell office:value-type="float" office:value="55.8542">
                <text:p>55.854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">
                <text:p>2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.1">
                <text:p>275.1</text:p>
              </table:table-cell>
              <table:table-cell office:value-type="float" office:value="56.1875">
                <text:p>56.187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.2">
                <text:p>275.2</text:p>
              </table:table-cell>
              <table:table-cell office:value-type="float" office:value="57.1875">
                <text:p>57.187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.3">
                <text:p>275.3</text:p>
              </table:table-cell>
              <table:table-cell office:value-type="float" office:value="57.7292">
                <text:p>57.729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.4">
                <text:p>275.4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.5">
                <text:p>275.5</text:p>
              </table:table-cell>
              <table:table-cell office:value-type="float" office:value="56.7708">
                <text:p>56.770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.6">
                <text:p>275.6</text:p>
              </table:table-cell>
              <table:table-cell office:value-type="float" office:value="57.6875">
                <text:p>57.687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.7">
                <text:p>275.7</text:p>
              </table:table-cell>
              <table:table-cell office:value-type="float" office:value="57.0833">
                <text:p>57.0833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.8">
                <text:p>275.8</text:p>
              </table:table-cell>
              <table:table-cell office:value-type="float" office:value="57.1042">
                <text:p>57.104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.9">
                <text:p>275.9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">
                <text:p>276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.1">
                <text:p>276.1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.2">
                <text:p>276.2</text:p>
              </table:table-cell>
              <table:table-cell office:value-type="float" office:value="57.4792">
                <text:p>57.479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.3">
                <text:p>276.3</text:p>
              </table:table-cell>
              <table:table-cell office:value-type="float" office:value="57.9792">
                <text:p>57.97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.4">
                <text:p>276.4</text:p>
              </table:table-cell>
              <table:table-cell office:value-type="float" office:value="57.4375">
                <text:p>57.437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.5">
                <text:p>276.5</text:p>
              </table:table-cell>
              <table:table-cell office:value-type="float" office:value="57.5833">
                <text:p>57.58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.6">
                <text:p>276.6</text:p>
              </table:table-cell>
              <table:table-cell office:value-type="float" office:value="57.6042">
                <text:p>57.604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.7">
                <text:p>276.7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.8">
                <text:p>276.8</text:p>
              </table:table-cell>
              <table:table-cell office:value-type="float" office:value="58.5208">
                <text:p>58.520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.9">
                <text:p>276.9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">
                <text:p>277</text:p>
              </table:table-cell>
              <table:table-cell office:value-type="float" office:value="57.3333">
                <text:p>57.333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.1">
                <text:p>277.1</text:p>
              </table:table-cell>
              <table:table-cell office:value-type="float" office:value="56.9583">
                <text:p>56.958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.2">
                <text:p>277.2</text:p>
              </table:table-cell>
              <table:table-cell office:value-type="float" office:value="56.8333">
                <text:p>56.833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.3">
                <text:p>277.3</text:p>
              </table:table-cell>
              <table:table-cell office:value-type="float" office:value="57.7917">
                <text:p>57.791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.4">
                <text:p>277.4</text:p>
              </table:table-cell>
              <table:table-cell office:value-type="float" office:value="59.0625">
                <text:p>59.062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.5">
                <text:p>277.5</text:p>
              </table:table-cell>
              <table:table-cell office:value-type="float" office:value="58.6458">
                <text:p>58.645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.6">
                <text:p>277.6</text:p>
              </table:table-cell>
              <table:table-cell office:value-type="float" office:value="58.9375">
                <text:p>58.937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.7">
                <text:p>277.7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.8">
                <text:p>277.8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.9">
                <text:p>277.9</text:p>
              </table:table-cell>
              <table:table-cell office:value-type="float" office:value="59.4375">
                <text:p>59.437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">
                <text:p>278</text:p>
              </table:table-cell>
              <table:table-cell office:value-type="float" office:value="59.5833">
                <text:p>59.583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.1">
                <text:p>278.1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.2">
                <text:p>278.2</text:p>
              </table:table-cell>
              <table:table-cell office:value-type="float" office:value="59.6042">
                <text:p>59.604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.3">
                <text:p>278.3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.4">
                <text:p>278.4</text:p>
              </table:table-cell>
              <table:table-cell office:value-type="float" office:value="60.7292">
                <text:p>60.729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.5">
                <text:p>278.5</text:p>
              </table:table-cell>
              <table:table-cell office:value-type="float" office:value="60.2083">
                <text:p>60.208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.6">
                <text:p>278.6</text:p>
              </table:table-cell>
              <table:table-cell office:value-type="float" office:value="59.6875">
                <text:p>59.687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.7">
                <text:p>278.7</text:p>
              </table:table-cell>
              <table:table-cell office:value-type="float" office:value="59.9583">
                <text:p>59.958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.8">
                <text:p>278.8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.9">
                <text:p>278.9</text:p>
              </table:table-cell>
              <table:table-cell office:value-type="float" office:value="60.4792">
                <text:p>60.479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">
                <text:p>279</text:p>
              </table:table-cell>
              <table:table-cell office:value-type="float" office:value="60.3125">
                <text:p>60.312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.1">
                <text:p>279.1</text:p>
              </table:table-cell>
              <table:table-cell office:value-type="float" office:value="60.4792">
                <text:p>60.479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.2">
                <text:p>279.2</text:p>
              </table:table-cell>
              <table:table-cell office:value-type="float" office:value="60.1667">
                <text:p>60.166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.3">
                <text:p>279.3</text:p>
              </table:table-cell>
              <table:table-cell office:value-type="float" office:value="60.0833">
                <text:p>60.0833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.4">
                <text:p>279.4</text:p>
              </table:table-cell>
              <table:table-cell office:value-type="float" office:value="59.9792">
                <text:p>59.979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.5">
                <text:p>279.5</text:p>
              </table:table-cell>
              <table:table-cell office:value-type="float" office:value="60.8333">
                <text:p>60.833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.6">
                <text:p>279.6</text:p>
              </table:table-cell>
              <table:table-cell office:value-type="float" office:value="59.7708">
                <text:p>59.770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.7">
                <text:p>279.7</text:p>
              </table:table-cell>
              <table:table-cell office:value-type="float" office:value="58.0833">
                <text:p>58.083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.8">
                <text:p>279.8</text:p>
              </table:table-cell>
              <table:table-cell office:value-type="float" office:value="57.1458">
                <text:p>57.145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.9">
                <text:p>279.9</text:p>
              </table:table-cell>
              <table:table-cell office:value-type="float" office:value="58.6875">
                <text:p>58.687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">
                <text:p>280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.1">
                <text:p>280.1</text:p>
              </table:table-cell>
              <table:table-cell office:value-type="float" office:value="64.1458">
                <text:p>64.145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.2">
                <text:p>280.2</text:p>
              </table:table-cell>
              <table:table-cell office:value-type="float" office:value="67.4375">
                <text:p>67.437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.3">
                <text:p>280.3</text:p>
              </table:table-cell>
              <table:table-cell office:value-type="float" office:value="71.6042">
                <text:p>71.604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.4">
                <text:p>280.4</text:p>
              </table:table-cell>
              <table:table-cell office:value-type="float" office:value="74.5208">
                <text:p>74.520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.5">
                <text:p>280.5</text:p>
              </table:table-cell>
              <table:table-cell office:value-type="float" office:value="76.6042">
                <text:p>76.604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.6">
                <text:p>280.6</text:p>
              </table:table-cell>
              <table:table-cell office:value-type="float" office:value="77.8542">
                <text:p>77.8542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.7">
                <text:p>280.7</text:p>
              </table:table-cell>
              <table:table-cell office:value-type="float" office:value="78.5625">
                <text:p>78.562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.8">
                <text:p>280.8</text:p>
              </table:table-cell>
              <table:table-cell office:value-type="float" office:value="79.4792">
                <text:p>79.479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.9">
                <text:p>280.9</text:p>
              </table:table-cell>
              <table:table-cell office:value-type="float" office:value="80.0417">
                <text:p>80.041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">
                <text:p>281</text:p>
              </table:table-cell>
              <table:table-cell office:value-type="float" office:value="80.2292">
                <text:p>80.229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.1">
                <text:p>281.1</text:p>
              </table:table-cell>
              <table:table-cell office:value-type="float" office:value="80.7708">
                <text:p>80.770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.2">
                <text:p>281.2</text:p>
              </table:table-cell>
              <table:table-cell office:value-type="float" office:value="80.7292">
                <text:p>80.729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.3">
                <text:p>281.3</text:p>
              </table:table-cell>
              <table:table-cell office:value-type="float" office:value="81.3958">
                <text:p>81.395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.4">
                <text:p>281.4</text:p>
              </table:table-cell>
              <table:table-cell office:value-type="float" office:value="81.3125">
                <text:p>81.312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.5">
                <text:p>281.5</text:p>
              </table:table-cell>
              <table:table-cell office:value-type="float" office:value="81.4792">
                <text:p>81.479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.6">
                <text:p>281.6</text:p>
              </table:table-cell>
              <table:table-cell office:value-type="float" office:value="81.2708">
                <text:p>81.270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.7">
                <text:p>281.7</text:p>
              </table:table-cell>
              <table:table-cell office:value-type="float" office:value="81.8958">
                <text:p>81.895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.8">
                <text:p>281.8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.9">
                <text:p>281.9</text:p>
              </table:table-cell>
              <table:table-cell office:value-type="float" office:value="82.2917">
                <text:p>82.291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">
                <text:p>282</text:p>
              </table:table-cell>
              <table:table-cell office:value-type="float" office:value="81.6667">
                <text:p>81.666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.1">
                <text:p>282.1</text:p>
              </table:table-cell>
              <table:table-cell office:value-type="float" office:value="82.3125">
                <text:p>82.312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.2">
                <text:p>282.2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.3">
                <text:p>282.3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.4">
                <text:p>282.4</text:p>
              </table:table-cell>
              <table:table-cell office:value-type="float" office:value="82.0833">
                <text:p>82.0833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.5">
                <text:p>282.5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.6">
                <text:p>282.6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.7">
                <text:p>282.7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.8">
                <text:p>282.8</text:p>
              </table:table-cell>
              <table:table-cell office:value-type="float" office:value="81.9167">
                <text:p>81.916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.9">
                <text:p>282.9</text:p>
              </table:table-cell>
              <table:table-cell office:value-type="float" office:value="81.375">
                <text:p>81.37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">
                <text:p>283</text:p>
              </table:table-cell>
              <table:table-cell office:value-type="float" office:value="81.1667">
                <text:p>81.166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.1">
                <text:p>283.1</text:p>
              </table:table-cell>
              <table:table-cell office:value-type="float" office:value="81.8542">
                <text:p>81.854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.2">
                <text:p>283.2</text:p>
              </table:table-cell>
              <table:table-cell office:value-type="float" office:value="81.4792">
                <text:p>81.479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.3">
                <text:p>283.3</text:p>
              </table:table-cell>
              <table:table-cell office:value-type="float" office:value="82.0417">
                <text:p>82.041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.4">
                <text:p>283.4</text:p>
              </table:table-cell>
              <table:table-cell office:value-type="float" office:value="81.1667">
                <text:p>81.166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.5">
                <text:p>283.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.6">
                <text:p>283.6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.7">
                <text:p>283.7</text:p>
              </table:table-cell>
              <table:table-cell office:value-type="float" office:value="82.5833">
                <text:p>82.583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.8">
                <text:p>283.8</text:p>
              </table:table-cell>
              <table:table-cell office:value-type="float" office:value="81.4583">
                <text:p>81.458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.9">
                <text:p>283.9</text:p>
              </table:table-cell>
              <table:table-cell office:value-type="float" office:value="81.6667">
                <text:p>81.666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">
                <text:p>284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.1">
                <text:p>284.1</text:p>
              </table:table-cell>
              <table:table-cell office:value-type="float" office:value="82.1458">
                <text:p>82.145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.2">
                <text:p>284.2</text:p>
              </table:table-cell>
              <table:table-cell office:value-type="float" office:value="82.2708">
                <text:p>82.270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.3">
                <text:p>284.3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.4">
                <text:p>284.4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.5">
                <text:p>284.5</text:p>
              </table:table-cell>
              <table:table-cell office:value-type="float" office:value="82.6667">
                <text:p>82.666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.6">
                <text:p>284.6</text:p>
              </table:table-cell>
              <table:table-cell office:value-type="float" office:value="82.5625">
                <text:p>82.562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.7">
                <text:p>284.7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.8">
                <text:p>284.8</text:p>
              </table:table-cell>
              <table:table-cell office:value-type="float" office:value="81.7708">
                <text:p>81.770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.9">
                <text:p>284.9</text:p>
              </table:table-cell>
              <table:table-cell office:value-type="float" office:value="82.2292">
                <text:p>82.229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">
                <text:p>285</text:p>
              </table:table-cell>
              <table:table-cell office:value-type="float" office:value="82.8958">
                <text:p>82.895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.1">
                <text:p>285.1</text:p>
              </table:table-cell>
              <table:table-cell office:value-type="float" office:value="82.8542">
                <text:p>82.854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.2">
                <text:p>285.2</text:p>
              </table:table-cell>
              <table:table-cell office:value-type="float" office:value="82.0208">
                <text:p>82.020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.3">
                <text:p>285.3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.4">
                <text:p>285.4</text:p>
              </table:table-cell>
              <table:table-cell office:value-type="float" office:value="82.4792">
                <text:p>82.479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.5">
                <text:p>285.5</text:p>
              </table:table-cell>
              <table:table-cell office:value-type="float" office:value="82.7917">
                <text:p>82.791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.6">
                <text:p>285.6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.7">
                <text:p>285.7</text:p>
              </table:table-cell>
              <table:table-cell office:value-type="float" office:value="81.7083">
                <text:p>81.708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.8">
                <text:p>285.8</text:p>
              </table:table-cell>
              <table:table-cell office:value-type="float" office:value="82.0625">
                <text:p>82.062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.9">
                <text:p>285.9</text:p>
              </table:table-cell>
              <table:table-cell office:value-type="float" office:value="81.1042">
                <text:p>81.104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6">
                <text:p>286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6.1">
                <text:p>286.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.2">
                <text:p>286.2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.3">
                <text:p>286.3</text:p>
              </table:table-cell>
              <table:table-cell office:value-type="float" office:value="81.8542">
                <text:p>81.854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.4">
                <text:p>286.4</text:p>
              </table:table-cell>
              <table:table-cell office:value-type="float" office:value="81.8333">
                <text:p>81.8333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.5">
                <text:p>286.5</text:p>
              </table:table-cell>
              <table:table-cell office:value-type="float" office:value="81.9792">
                <text:p>81.979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.6">
                <text:p>286.6</text:p>
              </table:table-cell>
              <table:table-cell office:value-type="float" office:value="81.7292">
                <text:p>81.729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.7">
                <text:p>286.7</text:p>
              </table:table-cell>
              <table:table-cell office:value-type="float" office:value="81.8125">
                <text:p>81.812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.8">
                <text:p>286.8</text:p>
              </table:table-cell>
              <table:table-cell office:value-type="float" office:value="82.625">
                <text:p>82.62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.9">
                <text:p>286.9</text:p>
              </table:table-cell>
              <table:table-cell office:value-type="float" office:value="82.1667">
                <text:p>82.166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7">
                <text:p>287</text:p>
              </table:table-cell>
              <table:table-cell office:value-type="float" office:value="82.3958">
                <text:p>82.395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7.1">
                <text:p>287.1</text:p>
              </table:table-cell>
              <table:table-cell office:value-type="float" office:value="82.5417">
                <text:p>82.541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.2">
                <text:p>287.2</text:p>
              </table:table-cell>
              <table:table-cell office:value-type="float" office:value="81.875">
                <text:p>81.87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.3">
                <text:p>287.3</text:p>
              </table:table-cell>
              <table:table-cell office:value-type="float" office:value="81.3958">
                <text:p>81.395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.4">
                <text:p>287.4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.5">
                <text:p>287.5</text:p>
              </table:table-cell>
              <table:table-cell office:value-type="float" office:value="82.1042">
                <text:p>82.104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.6">
                <text:p>287.6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.7">
                <text:p>287.7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.8">
                <text:p>287.8</text:p>
              </table:table-cell>
              <table:table-cell office:value-type="float" office:value="81.9583">
                <text:p>81.958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.9">
                <text:p>287.9</text:p>
              </table:table-cell>
              <table:table-cell office:value-type="float" office:value="82.875">
                <text:p>82.87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8">
                <text:p>288</text:p>
              </table:table-cell>
              <table:table-cell office:value-type="float" office:value="81.1458">
                <text:p>81.145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8.1">
                <text:p>288.1</text:p>
              </table:table-cell>
              <table:table-cell office:value-type="float" office:value="79.125">
                <text:p>79.12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.2">
                <text:p>288.2</text:p>
              </table:table-cell>
              <table:table-cell office:value-type="float" office:value="78.9167">
                <text:p>78.916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.3">
                <text:p>288.3</text:p>
              </table:table-cell>
              <table:table-cell office:value-type="float" office:value="77.6875">
                <text:p>77.687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.4">
                <text:p>288.4</text:p>
              </table:table-cell>
              <table:table-cell office:value-type="float" office:value="76.9167">
                <text:p>76.916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.5">
                <text:p>288.5</text:p>
              </table:table-cell>
              <table:table-cell office:value-type="float" office:value="76.125">
                <text:p>76.12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.6">
                <text:p>288.6</text:p>
              </table:table-cell>
              <table:table-cell office:value-type="float" office:value="76.375">
                <text:p>76.3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.7">
                <text:p>288.7</text:p>
              </table:table-cell>
              <table:table-cell office:value-type="float" office:value="76.2292">
                <text:p>76.229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.8">
                <text:p>288.8</text:p>
              </table:table-cell>
              <table:table-cell office:value-type="float" office:value="75.5208">
                <text:p>75.520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.9">
                <text:p>288.9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9">
                <text:p>289</text:p>
              </table:table-cell>
              <table:table-cell office:value-type="float" office:value="74.9167">
                <text:p>74.9167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9.1">
                <text:p>289.1</text:p>
              </table:table-cell>
              <table:table-cell office:value-type="float" office:value="75.1875">
                <text:p>75.187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.2">
                <text:p>289.2</text:p>
              </table:table-cell>
              <table:table-cell office:value-type="float" office:value="75.4792">
                <text:p>75.479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.3">
                <text:p>289.3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.4">
                <text:p>289.4</text:p>
              </table:table-cell>
              <table:table-cell office:value-type="float" office:value="73.4583">
                <text:p>73.458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.5">
                <text:p>289.5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.6">
                <text:p>289.6</text:p>
              </table:table-cell>
              <table:table-cell office:value-type="float" office:value="73.6667">
                <text:p>73.666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.7">
                <text:p>289.7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.8">
                <text:p>289.8</text:p>
              </table:table-cell>
              <table:table-cell office:value-type="float" office:value="74.2292">
                <text:p>74.229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.9">
                <text:p>289.9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0">
                <text:p>290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0.1">
                <text:p>290.1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.2">
                <text:p>290.2</text:p>
              </table:table-cell>
              <table:table-cell office:value-type="float" office:value="73.4167">
                <text:p>73.416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.3">
                <text:p>290.3</text:p>
              </table:table-cell>
              <table:table-cell office:value-type="float" office:value="73.2292">
                <text:p>73.229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.4">
                <text:p>290.4</text:p>
              </table:table-cell>
              <table:table-cell office:value-type="float" office:value="74.1875">
                <text:p>74.187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.5">
                <text:p>290.5</text:p>
              </table:table-cell>
              <table:table-cell office:value-type="float" office:value="73.5625">
                <text:p>73.562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.6">
                <text:p>290.6</text:p>
              </table:table-cell>
              <table:table-cell office:value-type="float" office:value="73.3125">
                <text:p>73.312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.7">
                <text:p>290.7</text:p>
              </table:table-cell>
              <table:table-cell office:value-type="float" office:value="72.9375">
                <text:p>72.937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.8">
                <text:p>290.8</text:p>
              </table:table-cell>
              <table:table-cell office:value-type="float" office:value="73.1875">
                <text:p>73.187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.9">
                <text:p>290.9</text:p>
              </table:table-cell>
              <table:table-cell office:value-type="float" office:value="72.7083">
                <text:p>72.708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1">
                <text:p>291</text:p>
              </table:table-cell>
              <table:table-cell office:value-type="float" office:value="72.5833">
                <text:p>72.583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1.1">
                <text:p>291.1</text:p>
              </table:table-cell>
              <table:table-cell office:value-type="float" office:value="72.625">
                <text:p>72.62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.2">
                <text:p>291.2</text:p>
              </table:table-cell>
              <table:table-cell office:value-type="float" office:value="72.3125">
                <text:p>72.312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.3">
                <text:p>291.3</text:p>
              </table:table-cell>
              <table:table-cell office:value-type="float" office:value="72.6875">
                <text:p>72.687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.4">
                <text:p>291.4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.5">
                <text:p>291.5</text:p>
              </table:table-cell>
              <table:table-cell office:value-type="float" office:value="71.3958">
                <text:p>71.395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.6">
                <text:p>291.6</text:p>
              </table:table-cell>
              <table:table-cell office:value-type="float" office:value="68.4167">
                <text:p>68.416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.7">
                <text:p>291.7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.8">
                <text:p>291.8</text:p>
              </table:table-cell>
              <table:table-cell office:value-type="float" office:value="52.6667">
                <text:p>52.666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.9">
                <text:p>291.9</text:p>
              </table:table-cell>
              <table:table-cell office:value-type="float" office:value="47.8958">
                <text:p>47.8958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2">
                <text:p>292</text:p>
              </table:table-cell>
              <table:table-cell office:value-type="float" office:value="44.6667">
                <text:p>44.666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2.1">
                <text:p>292.1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.2">
                <text:p>292.2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.3">
                <text:p>292.3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.4">
                <text:p>292.4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.5">
                <text:p>292.5</text:p>
              </table:table-cell>
              <table:table-cell office:value-type="float" office:value="46.4792">
                <text:p>46.479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.6">
                <text:p>292.6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.7">
                <text:p>292.7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.8">
                <text:p>292.8</text:p>
              </table:table-cell>
              <table:table-cell office:value-type="float" office:value="45.4583">
                <text:p>45.458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.9">
                <text:p>292.9</text:p>
              </table:table-cell>
              <table:table-cell office:value-type="float" office:value="45.5208">
                <text:p>45.520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3">
                <text:p>293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3.1">
                <text:p>293.1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.2">
                <text:p>293.2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.3">
                <text:p>293.3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.4">
                <text:p>293.4</text:p>
              </table:table-cell>
              <table:table-cell office:value-type="float" office:value="46.1875">
                <text:p>46.187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.5">
                <text:p>293.5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.6">
                <text:p>293.6</text:p>
              </table:table-cell>
              <table:table-cell office:value-type="float" office:value="46.5417">
                <text:p>46.541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.7">
                <text:p>293.7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.8">
                <text:p>293.8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.9">
                <text:p>293.9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4">
                <text:p>294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4.1">
                <text:p>294.1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.2">
                <text:p>294.2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.3">
                <text:p>294.3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.4">
                <text:p>294.4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.5">
                <text:p>294.5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.6">
                <text:p>294.6</text:p>
              </table:table-cell>
              <table:table-cell office:value-type="float" office:value="46.3333">
                <text:p>46.333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.7">
                <text:p>294.7</text:p>
              </table:table-cell>
              <table:table-cell office:value-type="float" office:value="46.7292">
                <text:p>46.729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.8">
                <text:p>294.8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.9">
                <text:p>294.9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5">
                <text:p>295</text:p>
              </table:table-cell>
              <table:table-cell office:value-type="float" office:value="46.6458">
                <text:p>46.645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5.1">
                <text:p>295.1</text:p>
              </table:table-cell>
              <table:table-cell office:value-type="float" office:value="46.8333">
                <text:p>46.833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.2">
                <text:p>295.2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.3">
                <text:p>295.3</text:p>
              </table:table-cell>
              <table:table-cell office:value-type="float" office:value="46.2292">
                <text:p>46.229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.4">
                <text:p>295.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.5">
                <text:p>295.5</text:p>
              </table:table-cell>
              <table:table-cell office:value-type="float" office:value="47.0625">
                <text:p>47.062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.6">
                <text:p>295.6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.7">
                <text:p>295.7</text:p>
              </table:table-cell>
              <table:table-cell office:value-type="float" office:value="46.6875">
                <text:p>46.687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.8">
                <text:p>295.8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.9">
                <text:p>295.9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6">
                <text:p>296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6.1">
                <text:p>296.1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.2">
                <text:p>296.2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.3">
                <text:p>296.3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.4">
                <text:p>296.4</text:p>
              </table:table-cell>
              <table:table-cell office:value-type="float" office:value="45.7083">
                <text:p>45.708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.5">
                <text:p>296.5</text:p>
              </table:table-cell>
              <table:table-cell office:value-type="float" office:value="45.5417">
                <text:p>45.541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.6">
                <text:p>296.6</text:p>
              </table:table-cell>
              <table:table-cell office:value-type="float" office:value="45.9792">
                <text:p>45.979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.7">
                <text:p>296.7</text:p>
              </table:table-cell>
              <table:table-cell office:value-type="float" office:value="45.8542">
                <text:p>45.854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.8">
                <text:p>296.8</text:p>
              </table:table-cell>
              <table:table-cell office:value-type="float" office:value="45.5833">
                <text:p>45.583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.9">
                <text:p>296.9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7">
                <text:p>297</text:p>
              </table:table-cell>
              <table:table-cell office:value-type="float" office:value="45.8125">
                <text:p>45.812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7.1">
                <text:p>297.1</text:p>
              </table:table-cell>
              <table:table-cell office:value-type="float" office:value="45.9167">
                <text:p>45.916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.2">
                <text:p>297.2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.3">
                <text:p>297.3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.4">
                <text:p>297.4</text:p>
              </table:table-cell>
              <table:table-cell office:value-type="float" office:value="46.2083">
                <text:p>46.208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.5">
                <text:p>297.5</text:p>
              </table:table-cell>
              <table:table-cell office:value-type="float" office:value="46.2708">
                <text:p>46.270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.6">
                <text:p>297.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.7">
                <text:p>297.7</text:p>
              </table:table-cell>
              <table:table-cell office:value-type="float" office:value="46.5417">
                <text:p>46.541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.8">
                <text:p>297.8</text:p>
              </table:table-cell>
              <table:table-cell office:value-type="float" office:value="46.0208">
                <text:p>46.020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.9">
                <text:p>297.9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8">
                <text:p>298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8.1">
                <text:p>298.1</text:p>
              </table:table-cell>
              <table:table-cell office:value-type="float" office:value="46.0833">
                <text:p>46.083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.2">
                <text:p>298.2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.3">
                <text:p>298.3</text:p>
              </table:table-cell>
              <table:table-cell office:value-type="float" office:value="46.3125">
                <text:p>46.31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.4">
                <text:p>298.4</text:p>
              </table:table-cell>
              <table:table-cell office:value-type="float" office:value="46.3958">
                <text:p>46.395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.5">
                <text:p>298.5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.6">
                <text:p>298.6</text:p>
              </table:table-cell>
              <table:table-cell office:value-type="float" office:value="46.5833">
                <text:p>46.5833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.7">
                <text:p>298.7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.8">
                <text:p>298.8</text:p>
              </table:table-cell>
              <table:table-cell office:value-type="float" office:value="46.9167">
                <text:p>46.916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.9">
                <text:p>298.9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9">
                <text:p>299</text:p>
              </table:table-cell>
              <table:table-cell office:value-type="float" office:value="47.4167">
                <text:p>47.416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9.1">
                <text:p>299.1</text:p>
              </table:table-cell>
              <table:table-cell office:value-type="float" office:value="47.2292">
                <text:p>47.229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.2">
                <text:p>299.2</text:p>
              </table:table-cell>
              <table:table-cell office:value-type="float" office:value="47.2708">
                <text:p>47.270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.3">
                <text:p>299.3</text:p>
              </table:table-cell>
              <table:table-cell office:value-type="float" office:value="47.3125">
                <text:p>47.312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.4">
                <text:p>299.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.5">
                <text:p>299.5</text:p>
              </table:table-cell>
              <table:table-cell office:value-type="float" office:value="46.2917">
                <text:p>46.2917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.6">
                <text:p>299.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.7">
                <text:p>299.7</text:p>
              </table:table-cell>
              <table:table-cell office:value-type="float" office:value="45.8958">
                <text:p>45.895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.8">
                <text:p>299.8</text:p>
              </table:table-cell>
              <table:table-cell office:value-type="float" office:value="46.0417">
                <text:p>46.041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.9">
                <text:p>299.9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00">
                <text:p>300</text:p>
              </table:table-cell>
              <table:table-cell office:value-type="float" office:value="46.1458">
                <text:p>46.14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00.1">
                <text:p>300.1</text:p>
              </table:table-cell>
              <table:table-cell office:value-type="float" office:value="47.0417">
                <text:p>47.041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00.2">
                <text:p>300.2</text:p>
              </table:table-cell>
              <table:table-cell office:value-type="float" office:value="46.5208">
                <text:p>46.520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00.3">
                <text:p>300.3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00.4">
                <text:p>300.4</text:p>
              </table:table-cell>
              <table:table-cell office:value-type="float" office:value="46.1667">
                <text:p>46.166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00.5">
                <text:p>300.5</text:p>
              </table:table-cell>
              <table:table-cell office:value-type="float" office:value="46.7083">
                <text:p>46.708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00.6">
                <text:p>300.6</text:p>
              </table:table-cell>
              <table:table-cell office:value-type="float" office:value="46.4167">
                <text:p>46.4167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00.7">
                <text:p>300.7</text:p>
              </table:table-cell>
              <table:table-cell office:value-type="float" office:value="46.6042">
                <text:p>46.604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00.8">
                <text:p>300.8</text:p>
              </table:table-cell>
              <table:table-cell office:value-type="float" office:value="47.1458">
                <text:p>47.145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00.9">
                <text:p>300.9</text:p>
              </table:table-cell>
              <table:table-cell office:value-type="float" office:value="46.7917">
                <text:p>46.7917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01">
                <text:p>301</text:p>
              </table:table-cell>
              <table:table-cell office:value-type="float" office:value="47.6458">
                <text:p>47.64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01.1">
                <text:p>301.1</text:p>
              </table:table-cell>
              <table:table-cell office:value-type="float" office:value="47.1458">
                <text:p>47.145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01.2">
                <text:p>301.2</text:p>
              </table:table-cell>
              <table:table-cell office:value-type="float" office:value="47.3958">
                <text:p>47.395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01.3">
                <text:p>301.3</text:p>
              </table:table-cell>
              <table:table-cell office:value-type="float" office:value="47.4583">
                <text:p>47.4583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01.4">
                <text:p>301.4</text:p>
              </table:table-cell>
              <table:table-cell office:value-type="float" office:value="47.8542">
                <text:p>47.854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01.5">
                <text:p>301.5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01.6">
                <text:p>301.6</text:p>
              </table:table-cell>
              <table:table-cell office:value-type="float" office:value="47.8125">
                <text:p>47.812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01.7">
                <text:p>301.7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01.8">
                <text:p>301.8</text:p>
              </table:table-cell>
              <table:table-cell office:value-type="float" office:value="48.2083">
                <text:p>48.208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01.9">
                <text:p>301.9</text:p>
              </table:table-cell>
              <table:table-cell office:value-type="float" office:value="48.0833">
                <text:p>48.0833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02">
                <text:p>30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02.1">
                <text:p>302.1</text:p>
              </table:table-cell>
              <table:table-cell office:value-type="float" office:value="48.1667">
                <text:p>48.1667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02.2">
                <text:p>302.2</text:p>
              </table:table-cell>
              <table:table-cell office:value-type="float" office:value="48.2917">
                <text:p>48.2917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02.3">
                <text:p>302.3</text:p>
              </table:table-cell>
              <table:table-cell office:value-type="float" office:value="48.7292">
                <text:p>48.729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02.4">
                <text:p>302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02.5">
                <text:p>302.5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02.6">
                <text:p>302.6</text:p>
              </table:table-cell>
              <table:table-cell office:value-type="float" office:value="48.7083">
                <text:p>48.708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02.7">
                <text:p>302.7</text:p>
              </table:table-cell>
              <table:table-cell office:value-type="float" office:value="48.4792">
                <text:p>48.479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02.8">
                <text:p>302.8</text:p>
              </table:table-cell>
              <table:table-cell office:value-type="float" office:value="48.9792">
                <text:p>48.979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02.9">
                <text:p>302.9</text:p>
              </table:table-cell>
              <table:table-cell office:value-type="float" office:value="49.1042">
                <text:p>49.104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03">
                <text:p>303</text:p>
              </table:table-cell>
              <table:table-cell office:value-type="float" office:value="49.1875">
                <text:p>49.187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3.1">
                <text:p>303.1</text:p>
              </table:table-cell>
              <table:table-cell office:value-type="float" office:value="48.9167">
                <text:p>48.916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03.2">
                <text:p>303.2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03.3">
                <text:p>303.3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03.4">
                <text:p>303.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03.5">
                <text:p>303.5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03.6">
                <text:p>303.6</text:p>
              </table:table-cell>
              <table:table-cell office:value-type="float" office:value="49.7708">
                <text:p>49.7708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03.7">
                <text:p>303.7</text:p>
              </table:table-cell>
              <table:table-cell office:value-type="float" office:value="47.6458">
                <text:p>47.645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03.8">
                <text:p>303.8</text:p>
              </table:table-cell>
              <table:table-cell office:value-type="float" office:value="48.0417">
                <text:p>48.041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03.9">
                <text:p>303.9</text:p>
              </table:table-cell>
              <table:table-cell office:value-type="float" office:value="48.8125">
                <text:p>48.812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04">
                <text:p>304</text:p>
              </table:table-cell>
              <table:table-cell office:value-type="float" office:value="50.2708">
                <text:p>50.270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4.1">
                <text:p>304.1</text:p>
              </table:table-cell>
              <table:table-cell office:value-type="float" office:value="52.9375">
                <text:p>52.937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04.2">
                <text:p>304.2</text:p>
              </table:table-cell>
              <table:table-cell office:value-type="float" office:value="57.5417">
                <text:p>57.541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304.3">
                <text:p>304.3</text:p>
              </table:table-cell>
              <table:table-cell office:value-type="float" office:value="61.4375">
                <text:p>61.4375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304.4">
                <text:p>304.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04.5">
                <text:p>304.5</text:p>
              </table:table-cell>
              <table:table-cell office:value-type="float" office:value="68.5208">
                <text:p>68.5208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04.6">
                <text:p>304.6</text:p>
              </table:table-cell>
              <table:table-cell office:value-type="float" office:value="70.1042">
                <text:p>70.104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04.7">
                <text:p>304.7</text:p>
              </table:table-cell>
              <table:table-cell office:value-type="float" office:value="71.5208">
                <text:p>71.5208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04.8">
                <text:p>304.8</text:p>
              </table:table-cell>
              <table:table-cell office:value-type="float" office:value="73.3542">
                <text:p>73.354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04.9">
                <text:p>304.9</text:p>
              </table:table-cell>
              <table:table-cell office:value-type="float" office:value="73.1042">
                <text:p>73.104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05">
                <text:p>305</text:p>
              </table:table-cell>
              <table:table-cell office:value-type="float" office:value="74.1042">
                <text:p>74.104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05.1">
                <text:p>305.1</text:p>
              </table:table-cell>
              <table:table-cell office:value-type="float" office:value="74.2083">
                <text:p>74.2083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05.2">
                <text:p>305.2</text:p>
              </table:table-cell>
              <table:table-cell office:value-type="float" office:value="74.5417">
                <text:p>74.541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5.3">
                <text:p>305.3</text:p>
              </table:table-cell>
              <table:table-cell office:value-type="float" office:value="74.9167">
                <text:p>74.9167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05.4">
                <text:p>305.4</text:p>
              </table:table-cell>
              <table:table-cell office:value-type="float" office:value="74.9792">
                <text:p>74.979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05.5">
                <text:p>305.5</text:p>
              </table:table-cell>
              <table:table-cell office:value-type="float" office:value="75.5417">
                <text:p>75.5417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05.6">
                <text:p>305.6</text:p>
              </table:table-cell>
              <table:table-cell office:value-type="float" office:value="75.6042">
                <text:p>75.604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05.7">
                <text:p>305.7</text:p>
              </table:table-cell>
              <table:table-cell office:value-type="float" office:value="75.7917">
                <text:p>75.7917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5.8">
                <text:p>305.8</text:p>
              </table:table-cell>
              <table:table-cell office:value-type="float" office:value="75.7917">
                <text:p>75.791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05.9">
                <text:p>305.9</text:p>
              </table:table-cell>
              <table:table-cell office:value-type="float" office:value="77.0208">
                <text:p>77.020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06">
                <text:p>306</text:p>
              </table:table-cell>
              <table:table-cell office:value-type="float" office:value="75.7292">
                <text:p>75.729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06.1">
                <text:p>306.1</text:p>
              </table:table-cell>
              <table:table-cell office:value-type="float" office:value="76.6667">
                <text:p>76.666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06.2">
                <text:p>306.2</text:p>
              </table:table-cell>
              <table:table-cell office:value-type="float" office:value="76.5417">
                <text:p>76.541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06.3">
                <text:p>306.3</text:p>
              </table:table-cell>
              <table:table-cell office:value-type="float" office:value="76.5417">
                <text:p>76.5417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06.4">
                <text:p>306.4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06.5">
                <text:p>306.5</text:p>
              </table:table-cell>
              <table:table-cell office:value-type="float" office:value="76.625">
                <text:p>76.62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06.6">
                <text:p>306.6</text:p>
              </table:table-cell>
              <table:table-cell office:value-type="float" office:value="77.1042">
                <text:p>77.104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06.7">
                <text:p>306.7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06.8">
                <text:p>306.8</text:p>
              </table:table-cell>
              <table:table-cell office:value-type="float" office:value="77.2292">
                <text:p>77.229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06.9">
                <text:p>306.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07">
                <text:p>307</text:p>
              </table:table-cell>
              <table:table-cell office:value-type="float" office:value="77.375">
                <text:p>77.37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07.1">
                <text:p>307.1</text:p>
              </table:table-cell>
              <table:table-cell office:value-type="float" office:value="77.7292">
                <text:p>77.729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07.2">
                <text:p>307.2</text:p>
              </table:table-cell>
              <table:table-cell office:value-type="float" office:value="77.8542">
                <text:p>77.854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07.3">
                <text:p>307.3</text:p>
              </table:table-cell>
              <table:table-cell office:value-type="float" office:value="77.9375">
                <text:p>77.937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07.4">
                <text:p>307.4</text:p>
              </table:table-cell>
              <table:table-cell office:value-type="float" office:value="78.0417">
                <text:p>78.041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07.5">
                <text:p>307.5</text:p>
              </table:table-cell>
              <table:table-cell office:value-type="float" office:value="77.875">
                <text:p>77.87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07.6">
                <text:p>307.6</text:p>
              </table:table-cell>
              <table:table-cell office:value-type="float" office:value="77.7708">
                <text:p>77.770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07.7">
                <text:p>307.7</text:p>
              </table:table-cell>
              <table:table-cell office:value-type="float" office:value="77.8958">
                <text:p>77.895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7.8">
                <text:p>307.8</text:p>
              </table:table-cell>
              <table:table-cell office:value-type="float" office:value="77.8125">
                <text:p>77.812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07.9">
                <text:p>307.9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08">
                <text:p>308</text:p>
              </table:table-cell>
              <table:table-cell office:value-type="float" office:value="78.4375">
                <text:p>78.437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308.1">
                <text:p>308.1</text:p>
              </table:table-cell>
              <table:table-cell office:value-type="float" office:value="77.8958">
                <text:p>77.895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08.2">
                <text:p>308.2</text:p>
              </table:table-cell>
              <table:table-cell office:value-type="float" office:value="77.6458">
                <text:p>77.6458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08.3">
                <text:p>308.3</text:p>
              </table:table-cell>
              <table:table-cell office:value-type="float" office:value="77.2917">
                <text:p>77.291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08.4">
                <text:p>308.4</text:p>
              </table:table-cell>
              <table:table-cell office:value-type="float" office:value="77.2708">
                <text:p>77.270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08.5">
                <text:p>308.5</text:p>
              </table:table-cell>
              <table:table-cell office:value-type="float" office:value="77.625">
                <text:p>77.62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08.6">
                <text:p>308.6</text:p>
              </table:table-cell>
              <table:table-cell office:value-type="float" office:value="78.1667">
                <text:p>78.1667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08.7">
                <text:p>308.7</text:p>
              </table:table-cell>
              <table:table-cell office:value-type="float" office:value="78.9792">
                <text:p>78.979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08.8">
                <text:p>308.8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08.9">
                <text:p>308.9</text:p>
              </table:table-cell>
              <table:table-cell office:value-type="float" office:value="78.7917">
                <text:p>78.7917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09">
                <text:p>309</text:p>
              </table:table-cell>
              <table:table-cell office:value-type="float" office:value="78.625">
                <text:p>78.62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09.1">
                <text:p>309.1</text:p>
              </table:table-cell>
              <table:table-cell office:value-type="float" office:value="79.5208">
                <text:p>79.520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9.2">
                <text:p>309.2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09.3">
                <text:p>309.3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09.4">
                <text:p>309.4</text:p>
              </table:table-cell>
              <table:table-cell office:value-type="float" office:value="78.9375">
                <text:p>78.937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09.5">
                <text:p>309.5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09.6">
                <text:p>309.6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09.7">
                <text:p>309.7</text:p>
              </table:table-cell>
              <table:table-cell office:value-type="float" office:value="79.0833">
                <text:p>79.083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09.8">
                <text:p>309.8</text:p>
              </table:table-cell>
              <table:table-cell office:value-type="float" office:value="79.1458">
                <text:p>79.145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09.9">
                <text:p>309.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10">
                <text:p>310</text:p>
              </table:table-cell>
              <table:table-cell office:value-type="float" office:value="78.9375">
                <text:p>78.937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10.1">
                <text:p>310.1</text:p>
              </table:table-cell>
              <table:table-cell office:value-type="float" office:value="78.6875">
                <text:p>78.687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10.2">
                <text:p>310.2</text:p>
              </table:table-cell>
              <table:table-cell office:value-type="float" office:value="79.1042">
                <text:p>79.104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10.3">
                <text:p>310.3</text:p>
              </table:table-cell>
              <table:table-cell office:value-type="float" office:value="79.4792">
                <text:p>79.479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10.4">
                <text:p>310.4</text:p>
              </table:table-cell>
              <table:table-cell office:value-type="float" office:value="79.5833">
                <text:p>79.583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10.5">
                <text:p>310.5</text:p>
              </table:table-cell>
              <table:table-cell office:value-type="float" office:value="79.4583">
                <text:p>79.4583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10.6">
                <text:p>310.6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10.7">
                <text:p>310.7</text:p>
              </table:table-cell>
              <table:table-cell office:value-type="float" office:value="79.7292">
                <text:p>79.729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10.8">
                <text:p>310.8</text:p>
              </table:table-cell>
              <table:table-cell office:value-type="float" office:value="79.7708">
                <text:p>79.7708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10.9">
                <text:p>310.9</text:p>
              </table:table-cell>
              <table:table-cell office:value-type="float" office:value="79.375">
                <text:p>79.37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11">
                <text:p>311</text:p>
              </table:table-cell>
              <table:table-cell office:value-type="float" office:value="79.4583">
                <text:p>79.458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11.1">
                <text:p>311.1</text:p>
              </table:table-cell>
              <table:table-cell office:value-type="float" office:value="79.1667">
                <text:p>79.1667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11.2">
                <text:p>311.2</text:p>
              </table:table-cell>
              <table:table-cell office:value-type="float" office:value="79.1458">
                <text:p>79.1458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11.3">
                <text:p>311.3</text:p>
              </table:table-cell>
              <table:table-cell office:value-type="float" office:value="79.4167">
                <text:p>79.416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11.4">
                <text:p>311.4</text:p>
              </table:table-cell>
              <table:table-cell office:value-type="float" office:value="79.3125">
                <text:p>79.312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11.5">
                <text:p>311.5</text:p>
              </table:table-cell>
              <table:table-cell office:value-type="float" office:value="79.125">
                <text:p>79.125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11.6">
                <text:p>311.6</text:p>
              </table:table-cell>
              <table:table-cell office:value-type="float" office:value="79.625">
                <text:p>79.625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11.7">
                <text:p>311.7</text:p>
              </table:table-cell>
              <table:table-cell office:value-type="float" office:value="79.2708">
                <text:p>79.270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11.8">
                <text:p>311.8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11.9">
                <text:p>311.9</text:p>
              </table:table-cell>
              <table:table-cell office:value-type="float" office:value="79.9792">
                <text:p>79.979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12">
                <text:p>312</text:p>
              </table:table-cell>
              <table:table-cell office:value-type="float" office:value="78.0625">
                <text:p>78.062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2.1">
                <text:p>312.1</text:p>
              </table:table-cell>
              <table:table-cell office:value-type="float" office:value="76.8958">
                <text:p>76.8958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12.2">
                <text:p>312.2</text:p>
              </table:table-cell>
              <table:table-cell office:value-type="float" office:value="75.2292">
                <text:p>75.2292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12.3">
                <text:p>312.3</text:p>
              </table:table-cell>
              <table:table-cell office:value-type="float" office:value="73.8333">
                <text:p>73.8333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12.4">
                <text:p>312.4</text:p>
              </table:table-cell>
              <table:table-cell office:value-type="float" office:value="72.875">
                <text:p>72.875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12.5">
                <text:p>312.5</text:p>
              </table:table-cell>
              <table:table-cell office:value-type="float" office:value="72.4375">
                <text:p>72.437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12.6">
                <text:p>312.6</text:p>
              </table:table-cell>
              <table:table-cell office:value-type="float" office:value="72.0625">
                <text:p>72.062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12.7">
                <text:p>312.7</text:p>
              </table:table-cell>
              <table:table-cell office:value-type="float" office:value="71.875">
                <text:p>71.87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12.8">
                <text:p>312.8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12.9">
                <text:p>312.9</text:p>
              </table:table-cell>
              <table:table-cell office:value-type="float" office:value="71.3542">
                <text:p>71.354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13">
                <text:p>313</text:p>
              </table:table-cell>
              <table:table-cell office:value-type="float" office:value="71.0208">
                <text:p>71.020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13.1">
                <text:p>313.1</text:p>
              </table:table-cell>
              <table:table-cell office:value-type="float" office:value="70.7708">
                <text:p>70.7708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13.2">
                <text:p>313.2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13.3">
                <text:p>313.3</text:p>
              </table:table-cell>
              <table:table-cell office:value-type="float" office:value="70.6667">
                <text:p>70.666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13.4">
                <text:p>313.4</text:p>
              </table:table-cell>
              <table:table-cell office:value-type="float" office:value="70.3333">
                <text:p>70.333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13.5">
                <text:p>313.5</text:p>
              </table:table-cell>
              <table:table-cell office:value-type="float" office:value="70.1042">
                <text:p>70.104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13.6">
                <text:p>313.6</text:p>
              </table:table-cell>
              <table:table-cell office:value-type="float" office:value="69.8333">
                <text:p>69.833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13.7">
                <text:p>313.7</text:p>
              </table:table-cell>
              <table:table-cell office:value-type="float" office:value="69.1458">
                <text:p>69.145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13.8">
                <text:p>313.8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13.9">
                <text:p>313.9</text:p>
              </table:table-cell>
              <table:table-cell office:value-type="float" office:value="68.375">
                <text:p>68.375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14">
                <text:p>314</text:p>
              </table:table-cell>
              <table:table-cell office:value-type="float" office:value="68.5417">
                <text:p>68.5417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14.1">
                <text:p>314.1</text:p>
              </table:table-cell>
              <table:table-cell office:value-type="float" office:value="69.3333">
                <text:p>69.333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14.2">
                <text:p>314.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14.3">
                <text:p>314.3</text:p>
              </table:table-cell>
              <table:table-cell office:value-type="float" office:value="68.625">
                <text:p>68.625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14.4">
                <text:p>314.4</text:p>
              </table:table-cell>
              <table:table-cell office:value-type="float" office:value="68.875">
                <text:p>68.875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14.5">
                <text:p>314.5</text:p>
              </table:table-cell>
              <table:table-cell office:value-type="float" office:value="68.1458">
                <text:p>68.145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14.6">
                <text:p>314.6</text:p>
              </table:table-cell>
              <table:table-cell office:value-type="float" office:value="67.9167">
                <text:p>67.9167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14.7">
                <text:p>314.7</text:p>
              </table:table-cell>
              <table:table-cell office:value-type="float" office:value="68.2708">
                <text:p>68.2708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14.8">
                <text:p>314.8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14.9">
                <text:p>314.9</text:p>
              </table:table-cell>
              <table:table-cell office:value-type="float" office:value="68.0417">
                <text:p>68.041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15">
                <text:p>315</text:p>
              </table:table-cell>
              <table:table-cell office:value-type="float" office:value="67.875">
                <text:p>67.87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15.1">
                <text:p>315.1</text:p>
              </table:table-cell>
              <table:table-cell office:value-type="float" office:value="67.9583">
                <text:p>67.958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15.2">
                <text:p>315.2</text:p>
              </table:table-cell>
              <table:table-cell office:value-type="float" office:value="67.4375">
                <text:p>67.4375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15.3">
                <text:p>315.3</text:p>
              </table:table-cell>
              <table:table-cell office:value-type="float" office:value="67.2917">
                <text:p>67.291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15.4">
                <text:p>315.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15.5">
                <text:p>315.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15.6">
                <text:p>315.6</text:p>
              </table:table-cell>
              <table:table-cell office:value-type="float" office:value="67.0417">
                <text:p>67.0417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15.7">
                <text:p>315.7</text:p>
              </table:table-cell>
              <table:table-cell office:value-type="float" office:value="66.2917">
                <text:p>66.2917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15.8">
                <text:p>315.8</text:p>
              </table:table-cell>
              <table:table-cell office:value-type="float" office:value="66.4167">
                <text:p>66.416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15.9">
                <text:p>315.9</text:p>
              </table:table-cell>
              <table:table-cell office:value-type="float" office:value="66.5208">
                <text:p>66.5208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16">
                <text:p>316</text:p>
              </table:table-cell>
              <table:table-cell office:value-type="float" office:value="67.1667">
                <text:p>67.1667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16.1">
                <text:p>316.1</text:p>
              </table:table-cell>
              <table:table-cell office:value-type="float" office:value="71.8125">
                <text:p>71.8125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16.2">
                <text:p>316.2</text:p>
              </table:table-cell>
              <table:table-cell office:value-type="float" office:value="70.3333">
                <text:p>70.333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16.3">
                <text:p>316.3</text:p>
              </table:table-cell>
              <table:table-cell office:value-type="float" office:value="68.875">
                <text:p>68.87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16.4">
                <text:p>316.4</text:p>
              </table:table-cell>
              <table:table-cell office:value-type="float" office:value="70.9792">
                <text:p>70.9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